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Coordinat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point</text:p>
          </table:table-cell>
          <table:table-cell office:value-type="string" calcext:value-type="string">
            <text:p>Primitive Streak X</text:p>
          </table:table-cell>
          <table:table-cell office:value-type="string" calcext:value-type="string">
            <text:p>Primitive Streak Z</text:p>
          </table:table-cell>
          <table:table-cell office:value-type="string" calcext:value-type="string">
            <text:p>Anterior Midline X</text:p>
          </table:table-cell>
          <table:table-cell office:value-type="string" calcext:value-type="string">
            <text:p>Anterior Midline Z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'Coordinate Interpolation'.$B$41]*[.A2]+[$'Coordinate Interpolation'.$B$40]" office:value-type="float" office:value="224.551803210481" calcext:value-type="float">
            <text:p>224.551803210481</text:p>
          </table:table-cell>
          <table:table-cell table:formula="of:=[$'Coordinate Interpolation'.$J$41]*[.A2]+[$'Coordinate Interpolation'.$J$40]" office:value-type="float" office:value="-343.296312116914" calcext:value-type="float">
            <text:p>-343.296312116914</text:p>
          </table:table-cell>
          <table:table-cell table:formula="of:=[$'Coordinate Interpolation'.$U$41]*[.A2]+[$'Coordinate Interpolation'.$U$40]" office:value-type="float" office:value="986.500906662316" calcext:value-type="float">
            <text:p>986.500906662316</text:p>
          </table:table-cell>
          <table:table-cell table:formula="of:=[$'Coordinate Interpolation'.$AC$41]*[.A2]+[$'Coordinate Interpolation'.$AC$40]" office:value-type="float" office:value="-262.808130174241" calcext:value-type="float">
            <text:p>-262.808130174241</text:p>
          </table:table-cell>
          <table:table-cell table:formula="of:=SQRT(([.D2]-[.B2])^2+([.E2]-[.C2])^2)" office:value-type="float" office:value="766.188477910946" calcext:value-type="float">
            <text:p>766.188477910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Coordinate Interpolation'.$B$41]*[.A3]+[$'Coordinate Interpolation'.$B$40]" office:value-type="float" office:value="224.108977130833" calcext:value-type="float">
            <text:p>224.108977130833</text:p>
          </table:table-cell>
          <table:table-cell table:formula="of:=[$'Coordinate Interpolation'.$J$41]*[.A3]+[$'Coordinate Interpolation'.$J$40]" office:value-type="float" office:value="-343.625056899742" calcext:value-type="float">
            <text:p>-343.625056899742</text:p>
          </table:table-cell>
          <table:table-cell table:formula="of:=[$'Coordinate Interpolation'.$U$41]*[.A3]+[$'Coordinate Interpolation'.$U$40]" office:value-type="float" office:value="986.670436523194" calcext:value-type="float">
            <text:p>986.670436523194</text:p>
          </table:table-cell>
          <table:table-cell table:formula="of:=[$'Coordinate Interpolation'.$AC$41]*[.A3]+[$'Coordinate Interpolation'.$AC$40]" office:value-type="float" office:value="-263.277532580851" calcext:value-type="float">
            <text:p>-263.277532580851</text:p>
          </table:table-cell>
          <table:table-cell table:formula="of:=SQRT(([.D3]-[.B3])^2+([.E3]-[.C3])^2)" office:value-type="float" office:value="766.782696736684" calcext:value-type="float">
            <text:p>766.782696736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Coordinate Interpolation'.$B$41]*[.A4]+[$'Coordinate Interpolation'.$B$40]" office:value-type="float" office:value="223.666151051186" calcext:value-type="float">
            <text:p>223.666151051186</text:p>
          </table:table-cell>
          <table:table-cell table:formula="of:=[$'Coordinate Interpolation'.$J$41]*[.A4]+[$'Coordinate Interpolation'.$J$40]" office:value-type="float" office:value="-343.95380168257" calcext:value-type="float">
            <text:p>-343.95380168257</text:p>
          </table:table-cell>
          <table:table-cell table:formula="of:=[$'Coordinate Interpolation'.$U$41]*[.A4]+[$'Coordinate Interpolation'.$U$40]" office:value-type="float" office:value="986.839966384072" calcext:value-type="float">
            <text:p>986.839966384072</text:p>
          </table:table-cell>
          <table:table-cell table:formula="of:=[$'Coordinate Interpolation'.$AC$41]*[.A4]+[$'Coordinate Interpolation'.$AC$40]" office:value-type="float" office:value="-263.74693498746" calcext:value-type="float">
            <text:p>-263.74693498746</text:p>
          </table:table-cell>
          <table:table-cell table:formula="of:=SQRT(([.D4]-[.B4])^2+([.E4]-[.C4])^2)" office:value-type="float" office:value="767.376969862141" calcext:value-type="float">
            <text:p>767.376969862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Coordinate Interpolation'.$B$41]*[.A5]+[$'Coordinate Interpolation'.$B$40]" office:value-type="float" office:value="223.223324971538" calcext:value-type="float">
            <text:p>223.223324971538</text:p>
          </table:table-cell>
          <table:table-cell table:formula="of:=[$'Coordinate Interpolation'.$J$41]*[.A5]+[$'Coordinate Interpolation'.$J$40]" office:value-type="float" office:value="-344.282546465399" calcext:value-type="float">
            <text:p>-344.282546465399</text:p>
          </table:table-cell>
          <table:table-cell table:formula="of:=[$'Coordinate Interpolation'.$U$41]*[.A5]+[$'Coordinate Interpolation'.$U$40]" office:value-type="float" office:value="987.00949624495" calcext:value-type="float">
            <text:p>987.00949624495</text:p>
          </table:table-cell>
          <table:table-cell table:formula="of:=[$'Coordinate Interpolation'.$AC$41]*[.A5]+[$'Coordinate Interpolation'.$AC$40]" office:value-type="float" office:value="-264.21633739407" calcext:value-type="float">
            <text:p>-264.21633739407</text:p>
          </table:table-cell>
          <table:table-cell table:formula="of:=SQRT(([.D5]-[.B5])^2+([.E5]-[.C5])^2)" office:value-type="float" office:value="767.971297161262" calcext:value-type="float">
            <text:p>767.971297161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Coordinate Interpolation'.$B$41]*[.A6]+[$'Coordinate Interpolation'.$B$40]" office:value-type="float" office:value="222.780498891891" calcext:value-type="float">
            <text:p>222.780498891891</text:p>
          </table:table-cell>
          <table:table-cell table:formula="of:=[$'Coordinate Interpolation'.$J$41]*[.A6]+[$'Coordinate Interpolation'.$J$40]" office:value-type="float" office:value="-344.611291248227" calcext:value-type="float">
            <text:p>-344.611291248227</text:p>
          </table:table-cell>
          <table:table-cell table:formula="of:=[$'Coordinate Interpolation'.$U$41]*[.A6]+[$'Coordinate Interpolation'.$U$40]" office:value-type="float" office:value="987.179026105828" calcext:value-type="float">
            <text:p>987.179026105828</text:p>
          </table:table-cell>
          <table:table-cell table:formula="of:=[$'Coordinate Interpolation'.$AC$41]*[.A6]+[$'Coordinate Interpolation'.$AC$40]" office:value-type="float" office:value="-264.685739800679" calcext:value-type="float">
            <text:p>-264.685739800679</text:p>
          </table:table-cell>
          <table:table-cell table:formula="of:=SQRT(([.D6]-[.B6])^2+([.E6]-[.C6])^2)" office:value-type="float" office:value="768.56567850837" calcext:value-type="float">
            <text:p>768.56567850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Coordinate Interpolation'.$B$41]*[.A7]+[$'Coordinate Interpolation'.$B$40]" office:value-type="float" office:value="222.337672812243" calcext:value-type="float">
            <text:p>222.337672812243</text:p>
          </table:table-cell>
          <table:table-cell table:formula="of:=[$'Coordinate Interpolation'.$J$41]*[.A7]+[$'Coordinate Interpolation'.$J$40]" office:value-type="float" office:value="-344.940036031055" calcext:value-type="float">
            <text:p>-344.940036031055</text:p>
          </table:table-cell>
          <table:table-cell table:formula="of:=[$'Coordinate Interpolation'.$U$41]*[.A7]+[$'Coordinate Interpolation'.$U$40]" office:value-type="float" office:value="987.348555966706" calcext:value-type="float">
            <text:p>987.348555966706</text:p>
          </table:table-cell>
          <table:table-cell table:formula="of:=[$'Coordinate Interpolation'.$AC$41]*[.A7]+[$'Coordinate Interpolation'.$AC$40]" office:value-type="float" office:value="-265.155142207289" calcext:value-type="float">
            <text:p>-265.155142207289</text:p>
          </table:table-cell>
          <table:table-cell table:formula="of:=SQRT(([.D7]-[.B7])^2+([.E7]-[.C7])^2)" office:value-type="float" office:value="769.160113778166" calcext:value-type="float">
            <text:p>769.1601137781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Coordinate Interpolation'.$B$41]*[.A8]+[$'Coordinate Interpolation'.$B$40]" office:value-type="float" office:value="221.894846732596" calcext:value-type="float">
            <text:p>221.894846732596</text:p>
          </table:table-cell>
          <table:table-cell table:formula="of:=[$'Coordinate Interpolation'.$J$41]*[.A8]+[$'Coordinate Interpolation'.$J$40]" office:value-type="float" office:value="-345.268780813884" calcext:value-type="float">
            <text:p>-345.268780813884</text:p>
          </table:table-cell>
          <table:table-cell table:formula="of:=[$'Coordinate Interpolation'.$U$41]*[.A8]+[$'Coordinate Interpolation'.$U$40]" office:value-type="float" office:value="987.518085827584" calcext:value-type="float">
            <text:p>987.518085827584</text:p>
          </table:table-cell>
          <table:table-cell table:formula="of:=[$'Coordinate Interpolation'.$AC$41]*[.A8]+[$'Coordinate Interpolation'.$AC$40]" office:value-type="float" office:value="-265.624544613898" calcext:value-type="float">
            <text:p>-265.624544613898</text:p>
          </table:table-cell>
          <table:table-cell table:formula="of:=SQRT(([.D8]-[.B8])^2+([.E8]-[.C8])^2)" office:value-type="float" office:value="769.754602845726" calcext:value-type="float">
            <text:p>769.754602845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Coordinate Interpolation'.$B$41]*[.A9]+[$'Coordinate Interpolation'.$B$40]" office:value-type="float" office:value="221.452020652948" calcext:value-type="float">
            <text:p>221.452020652948</text:p>
          </table:table-cell>
          <table:table-cell table:formula="of:=[$'Coordinate Interpolation'.$J$41]*[.A9]+[$'Coordinate Interpolation'.$J$40]" office:value-type="float" office:value="-345.597525596712" calcext:value-type="float">
            <text:p>-345.597525596712</text:p>
          </table:table-cell>
          <table:table-cell table:formula="of:=[$'Coordinate Interpolation'.$U$41]*[.A9]+[$'Coordinate Interpolation'.$U$40]" office:value-type="float" office:value="987.687615688462" calcext:value-type="float">
            <text:p>987.687615688462</text:p>
          </table:table-cell>
          <table:table-cell table:formula="of:=[$'Coordinate Interpolation'.$AC$41]*[.A9]+[$'Coordinate Interpolation'.$AC$40]" office:value-type="float" office:value="-266.093947020508" calcext:value-type="float">
            <text:p>-266.093947020508</text:p>
          </table:table-cell>
          <table:table-cell table:formula="of:=SQRT(([.D9]-[.B9])^2+([.E9]-[.C9])^2)" office:value-type="float" office:value="770.3491455865" calcext:value-type="float">
            <text:p>770.34914558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Coordinate Interpolation'.$B$41]*[.A10]+[$'Coordinate Interpolation'.$B$40]" office:value-type="float" office:value="221.009194573301" calcext:value-type="float">
            <text:p>221.009194573301</text:p>
          </table:table-cell>
          <table:table-cell table:formula="of:=[$'Coordinate Interpolation'.$J$41]*[.A10]+[$'Coordinate Interpolation'.$J$40]" office:value-type="float" office:value="-345.92627037954" calcext:value-type="float">
            <text:p>-345.92627037954</text:p>
          </table:table-cell>
          <table:table-cell table:formula="of:=[$'Coordinate Interpolation'.$U$41]*[.A10]+[$'Coordinate Interpolation'.$U$40]" office:value-type="float" office:value="987.85714554934" calcext:value-type="float">
            <text:p>987.85714554934</text:p>
          </table:table-cell>
          <table:table-cell table:formula="of:=[$'Coordinate Interpolation'.$AC$41]*[.A10]+[$'Coordinate Interpolation'.$AC$40]" office:value-type="float" office:value="-266.563349427117" calcext:value-type="float">
            <text:p>-266.563349427117</text:p>
          </table:table-cell>
          <table:table-cell table:formula="of:=SQRT(([.D10]-[.B10])^2+([.E10]-[.C10])^2)" office:value-type="float" office:value="770.943741876313" calcext:value-type="float">
            <text:p>770.9437418763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Coordinate Interpolation'.$B$41]*[.A11]+[$'Coordinate Interpolation'.$B$40]" office:value-type="float" office:value="220.566368493653" calcext:value-type="float">
            <text:p>220.566368493653</text:p>
          </table:table-cell>
          <table:table-cell table:formula="of:=[$'Coordinate Interpolation'.$J$41]*[.A11]+[$'Coordinate Interpolation'.$J$40]" office:value-type="float" office:value="-346.255015162369" calcext:value-type="float">
            <text:p>-346.255015162369</text:p>
          </table:table-cell>
          <table:table-cell table:formula="of:=[$'Coordinate Interpolation'.$U$41]*[.A11]+[$'Coordinate Interpolation'.$U$40]" office:value-type="float" office:value="988.026675410218" calcext:value-type="float">
            <text:p>988.026675410218</text:p>
          </table:table-cell>
          <table:table-cell table:formula="of:=[$'Coordinate Interpolation'.$AC$41]*[.A11]+[$'Coordinate Interpolation'.$AC$40]" office:value-type="float" office:value="-267.032751833727" calcext:value-type="float">
            <text:p>-267.032751833727</text:p>
          </table:table-cell>
          <table:table-cell table:formula="of:=SQRT(([.D11]-[.B11])^2+([.E11]-[.C11])^2)" office:value-type="float" office:value="771.538391591359" calcext:value-type="float">
            <text:p>771.538391591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Coordinate Interpolation'.$B$41]*[.A12]+[$'Coordinate Interpolation'.$B$40]" office:value-type="float" office:value="220.123542414006" calcext:value-type="float">
            <text:p>220.123542414006</text:p>
          </table:table-cell>
          <table:table-cell table:formula="of:=[$'Coordinate Interpolation'.$J$41]*[.A12]+[$'Coordinate Interpolation'.$J$40]" office:value-type="float" office:value="-346.583759945197" calcext:value-type="float">
            <text:p>-346.583759945197</text:p>
          </table:table-cell>
          <table:table-cell table:formula="of:=[$'Coordinate Interpolation'.$U$41]*[.A12]+[$'Coordinate Interpolation'.$U$40]" office:value-type="float" office:value="988.196205271097" calcext:value-type="float">
            <text:p>988.196205271097</text:p>
          </table:table-cell>
          <table:table-cell table:formula="of:=[$'Coordinate Interpolation'.$AC$41]*[.A12]+[$'Coordinate Interpolation'.$AC$40]" office:value-type="float" office:value="-267.502154240336" calcext:value-type="float">
            <text:p>-267.502154240336</text:p>
          </table:table-cell>
          <table:table-cell table:formula="of:=SQRT(([.D12]-[.B12])^2+([.E12]-[.C12])^2)" office:value-type="float" office:value="772.133094608204" calcext:value-type="float">
            <text:p>772.133094608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Coordinate Interpolation'.$B$41]*[.A13]+[$'Coordinate Interpolation'.$B$40]" office:value-type="float" office:value="219.680716334358" calcext:value-type="float">
            <text:p>219.680716334358</text:p>
          </table:table-cell>
          <table:table-cell table:formula="of:=[$'Coordinate Interpolation'.$J$41]*[.A13]+[$'Coordinate Interpolation'.$J$40]" office:value-type="float" office:value="-346.912504728026" calcext:value-type="float">
            <text:p>-346.912504728026</text:p>
          </table:table-cell>
          <table:table-cell table:formula="of:=[$'Coordinate Interpolation'.$U$41]*[.A13]+[$'Coordinate Interpolation'.$U$40]" office:value-type="float" office:value="988.365735131975" calcext:value-type="float">
            <text:p>988.365735131975</text:p>
          </table:table-cell>
          <table:table-cell table:formula="of:=[$'Coordinate Interpolation'.$AC$41]*[.A13]+[$'Coordinate Interpolation'.$AC$40]" office:value-type="float" office:value="-267.971556646946" calcext:value-type="float">
            <text:p>-267.971556646946</text:p>
          </table:table-cell>
          <table:table-cell table:formula="of:=SQRT(([.D13]-[.B13])^2+([.E13]-[.C13])^2)" office:value-type="float" office:value="772.727850803782" calcext:value-type="float">
            <text:p>772.7278508037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Coordinate Interpolation'.$B$41]*[.A14]+[$'Coordinate Interpolation'.$B$40]" office:value-type="float" office:value="219.237890254711" calcext:value-type="float">
            <text:p>219.237890254711</text:p>
          </table:table-cell>
          <table:table-cell table:formula="of:=[$'Coordinate Interpolation'.$J$41]*[.A14]+[$'Coordinate Interpolation'.$J$40]" office:value-type="float" office:value="-347.241249510854" calcext:value-type="float">
            <text:p>-347.241249510854</text:p>
          </table:table-cell>
          <table:table-cell table:formula="of:=[$'Coordinate Interpolation'.$U$41]*[.A14]+[$'Coordinate Interpolation'.$U$40]" office:value-type="float" office:value="988.535264992853" calcext:value-type="float">
            <text:p>988.535264992853</text:p>
          </table:table-cell>
          <table:table-cell table:formula="of:=[$'Coordinate Interpolation'.$AC$41]*[.A14]+[$'Coordinate Interpolation'.$AC$40]" office:value-type="float" office:value="-268.440959053555" calcext:value-type="float">
            <text:p>-268.440959053555</text:p>
          </table:table-cell>
          <table:table-cell table:formula="of:=SQRT(([.D14]-[.B14])^2+([.E14]-[.C14])^2)" office:value-type="float" office:value="773.322660055395" calcext:value-type="float">
            <text:p>773.322660055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Coordinate Interpolation'.$B$41]*[.A15]+[$'Coordinate Interpolation'.$B$40]" office:value-type="float" office:value="218.795064175063" calcext:value-type="float">
            <text:p>218.795064175063</text:p>
          </table:table-cell>
          <table:table-cell table:formula="of:=[$'Coordinate Interpolation'.$J$41]*[.A15]+[$'Coordinate Interpolation'.$J$40]" office:value-type="float" office:value="-347.569994293682" calcext:value-type="float">
            <text:p>-347.569994293682</text:p>
          </table:table-cell>
          <table:table-cell table:formula="of:=[$'Coordinate Interpolation'.$U$41]*[.A15]+[$'Coordinate Interpolation'.$U$40]" office:value-type="float" office:value="988.704794853731" calcext:value-type="float">
            <text:p>988.704794853731</text:p>
          </table:table-cell>
          <table:table-cell table:formula="of:=[$'Coordinate Interpolation'.$AC$41]*[.A15]+[$'Coordinate Interpolation'.$AC$40]" office:value-type="float" office:value="-268.910361460165" calcext:value-type="float">
            <text:p>-268.910361460165</text:p>
          </table:table-cell>
          <table:table-cell table:formula="of:=SQRT(([.D15]-[.B15])^2+([.E15]-[.C15])^2)" office:value-type="float" office:value="773.917522240712" calcext:value-type="float">
            <text:p>773.917522240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Coordinate Interpolation'.$B$41]*[.A16]+[$'Coordinate Interpolation'.$B$40]" office:value-type="float" office:value="218.352238095416" calcext:value-type="float">
            <text:p>218.352238095416</text:p>
          </table:table-cell>
          <table:table-cell table:formula="of:=[$'Coordinate Interpolation'.$J$41]*[.A16]+[$'Coordinate Interpolation'.$J$40]" office:value-type="float" office:value="-347.898739076511" calcext:value-type="float">
            <text:p>-347.898739076511</text:p>
          </table:table-cell>
          <table:table-cell table:formula="of:=[$'Coordinate Interpolation'.$U$41]*[.A16]+[$'Coordinate Interpolation'.$U$40]" office:value-type="float" office:value="988.874324714609" calcext:value-type="float">
            <text:p>988.874324714609</text:p>
          </table:table-cell>
          <table:table-cell table:formula="of:=[$'Coordinate Interpolation'.$AC$41]*[.A16]+[$'Coordinate Interpolation'.$AC$40]" office:value-type="float" office:value="-269.379763866774" calcext:value-type="float">
            <text:p>-269.379763866774</text:p>
          </table:table-cell>
          <table:table-cell table:formula="of:=SQRT(([.D16]-[.B16])^2+([.E16]-[.C16])^2)" office:value-type="float" office:value="774.512437237765" calcext:value-type="float">
            <text:p>774.5124372377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Coordinate Interpolation'.$B$41]*[.A17]+[$'Coordinate Interpolation'.$B$40]" office:value-type="float" office:value="217.909412015768" calcext:value-type="float">
            <text:p>217.909412015768</text:p>
          </table:table-cell>
          <table:table-cell table:formula="of:=[$'Coordinate Interpolation'.$J$41]*[.A17]+[$'Coordinate Interpolation'.$J$40]" office:value-type="float" office:value="-348.227483859339" calcext:value-type="float">
            <text:p>-348.227483859339</text:p>
          </table:table-cell>
          <table:table-cell table:formula="of:=[$'Coordinate Interpolation'.$U$41]*[.A17]+[$'Coordinate Interpolation'.$U$40]" office:value-type="float" office:value="989.043854575487" calcext:value-type="float">
            <text:p>989.043854575487</text:p>
          </table:table-cell>
          <table:table-cell table:formula="of:=[$'Coordinate Interpolation'.$AC$41]*[.A17]+[$'Coordinate Interpolation'.$AC$40]" office:value-type="float" office:value="-269.849166273384" calcext:value-type="float">
            <text:p>-269.849166273384</text:p>
          </table:table-cell>
          <table:table-cell table:formula="of:=SQRT(([.D17]-[.B17])^2+([.E17]-[.C17])^2)" office:value-type="float" office:value="775.107404924952" calcext:value-type="float">
            <text:p>775.107404924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Coordinate Interpolation'.$B$41]*[.A18]+[$'Coordinate Interpolation'.$B$40]" office:value-type="float" office:value="217.466585936121" calcext:value-type="float">
            <text:p>217.466585936121</text:p>
          </table:table-cell>
          <table:table-cell table:formula="of:=[$'Coordinate Interpolation'.$J$41]*[.A18]+[$'Coordinate Interpolation'.$J$40]" office:value-type="float" office:value="-348.556228642167" calcext:value-type="float">
            <text:p>-348.556228642167</text:p>
          </table:table-cell>
          <table:table-cell table:formula="of:=[$'Coordinate Interpolation'.$U$41]*[.A18]+[$'Coordinate Interpolation'.$U$40]" office:value-type="float" office:value="989.213384436365" calcext:value-type="float">
            <text:p>989.213384436365</text:p>
          </table:table-cell>
          <table:table-cell table:formula="of:=[$'Coordinate Interpolation'.$AC$41]*[.A18]+[$'Coordinate Interpolation'.$AC$40]" office:value-type="float" office:value="-270.318568679993" calcext:value-type="float">
            <text:p>-270.318568679993</text:p>
          </table:table-cell>
          <table:table-cell table:formula="of:=SQRT(([.D18]-[.B18])^2+([.E18]-[.C18])^2)" office:value-type="float" office:value="775.702425181031" calcext:value-type="float">
            <text:p>775.7024251810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Coordinate Interpolation'.$B$41]*[.A19]+[$'Coordinate Interpolation'.$B$40]" office:value-type="float" office:value="217.023759856473" calcext:value-type="float">
            <text:p>217.023759856473</text:p>
          </table:table-cell>
          <table:table-cell table:formula="of:=[$'Coordinate Interpolation'.$J$41]*[.A19]+[$'Coordinate Interpolation'.$J$40]" office:value-type="float" office:value="-348.884973424996" calcext:value-type="float">
            <text:p>-348.884973424996</text:p>
          </table:table-cell>
          <table:table-cell table:formula="of:=[$'Coordinate Interpolation'.$U$41]*[.A19]+[$'Coordinate Interpolation'.$U$40]" office:value-type="float" office:value="989.382914297243" calcext:value-type="float">
            <text:p>989.382914297243</text:p>
          </table:table-cell>
          <table:table-cell table:formula="of:=[$'Coordinate Interpolation'.$AC$41]*[.A19]+[$'Coordinate Interpolation'.$AC$40]" office:value-type="float" office:value="-270.787971086603" calcext:value-type="float">
            <text:p>-270.787971086603</text:p>
          </table:table-cell>
          <table:table-cell table:formula="of:=SQRT(([.D19]-[.B19])^2+([.E19]-[.C19])^2)" office:value-type="float" office:value="776.297497885124" calcext:value-type="float">
            <text:p>776.2974978851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Coordinate Interpolation'.$B$41]*[.A20]+[$'Coordinate Interpolation'.$B$40]" office:value-type="float" office:value="216.580933776826" calcext:value-type="float">
            <text:p>216.580933776826</text:p>
          </table:table-cell>
          <table:table-cell table:formula="of:=[$'Coordinate Interpolation'.$J$41]*[.A20]+[$'Coordinate Interpolation'.$J$40]" office:value-type="float" office:value="-349.213718207824" calcext:value-type="float">
            <text:p>-349.213718207824</text:p>
          </table:table-cell>
          <table:table-cell table:formula="of:=[$'Coordinate Interpolation'.$U$41]*[.A20]+[$'Coordinate Interpolation'.$U$40]" office:value-type="float" office:value="989.552444158121" calcext:value-type="float">
            <text:p>989.552444158121</text:p>
          </table:table-cell>
          <table:table-cell table:formula="of:=[$'Coordinate Interpolation'.$AC$41]*[.A20]+[$'Coordinate Interpolation'.$AC$40]" office:value-type="float" office:value="-271.257373493212" calcext:value-type="float">
            <text:p>-271.257373493212</text:p>
          </table:table-cell>
          <table:table-cell table:formula="of:=SQRT(([.D20]-[.B20])^2+([.E20]-[.C20])^2)" office:value-type="float" office:value="776.89262291671" calcext:value-type="float">
            <text:p>776.892622916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Coordinate Interpolation'.$B$41]*[.A21]+[$'Coordinate Interpolation'.$B$40]" office:value-type="float" office:value="216.138107697178" calcext:value-type="float">
            <text:p>216.138107697178</text:p>
          </table:table-cell>
          <table:table-cell table:formula="of:=[$'Coordinate Interpolation'.$J$41]*[.A21]+[$'Coordinate Interpolation'.$J$40]" office:value-type="float" office:value="-349.542462990653" calcext:value-type="float">
            <text:p>-349.542462990653</text:p>
          </table:table-cell>
          <table:table-cell table:formula="of:=[$'Coordinate Interpolation'.$U$41]*[.A21]+[$'Coordinate Interpolation'.$U$40]" office:value-type="float" office:value="989.721974018999" calcext:value-type="float">
            <text:p>989.721974018999</text:p>
          </table:table-cell>
          <table:table-cell table:formula="of:=[$'Coordinate Interpolation'.$AC$41]*[.A21]+[$'Coordinate Interpolation'.$AC$40]" office:value-type="float" office:value="-271.726775899822" calcext:value-type="float">
            <text:p>-271.726775899822</text:p>
          </table:table-cell>
          <table:table-cell table:formula="of:=SQRT(([.D21]-[.B21])^2+([.E21]-[.C21])^2)" office:value-type="float" office:value="777.487800155627" calcext:value-type="float">
            <text:p>777.487800155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Coordinate Interpolation'.$B$41]*[.A22]+[$'Coordinate Interpolation'.$B$40]" office:value-type="float" office:value="215.695281617531" calcext:value-type="float">
            <text:p>215.695281617531</text:p>
          </table:table-cell>
          <table:table-cell table:formula="of:=[$'Coordinate Interpolation'.$J$41]*[.A22]+[$'Coordinate Interpolation'.$J$40]" office:value-type="float" office:value="-349.871207773481" calcext:value-type="float">
            <text:p>-349.871207773481</text:p>
          </table:table-cell>
          <table:table-cell table:formula="of:=[$'Coordinate Interpolation'.$U$41]*[.A22]+[$'Coordinate Interpolation'.$U$40]" office:value-type="float" office:value="989.891503879878" calcext:value-type="float">
            <text:p>989.891503879878</text:p>
          </table:table-cell>
          <table:table-cell table:formula="of:=[$'Coordinate Interpolation'.$AC$41]*[.A22]+[$'Coordinate Interpolation'.$AC$40]" office:value-type="float" office:value="-272.196178306431" calcext:value-type="float">
            <text:p>-272.196178306431</text:p>
          </table:table-cell>
          <table:table-cell table:formula="of:=SQRT(([.D22]-[.B22])^2+([.E22]-[.C22])^2)" office:value-type="float" office:value="778.08302948207" calcext:value-type="float">
            <text:p>778.083029482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Coordinate Interpolation'.$B$41]*[.A23]+[$'Coordinate Interpolation'.$B$40]" office:value-type="float" office:value="215.252455537883" calcext:value-type="float">
            <text:p>215.252455537883</text:p>
          </table:table-cell>
          <table:table-cell table:formula="of:=[$'Coordinate Interpolation'.$J$41]*[.A23]+[$'Coordinate Interpolation'.$J$40]" office:value-type="float" office:value="-350.199952556309" calcext:value-type="float">
            <text:p>-350.199952556309</text:p>
          </table:table-cell>
          <table:table-cell table:formula="of:=[$'Coordinate Interpolation'.$U$41]*[.A23]+[$'Coordinate Interpolation'.$U$40]" office:value-type="float" office:value="990.061033740756" calcext:value-type="float">
            <text:p>990.061033740756</text:p>
          </table:table-cell>
          <table:table-cell table:formula="of:=[$'Coordinate Interpolation'.$AC$41]*[.A23]+[$'Coordinate Interpolation'.$AC$40]" office:value-type="float" office:value="-272.665580713041" calcext:value-type="float">
            <text:p>-272.665580713041</text:p>
          </table:table-cell>
          <table:table-cell table:formula="of:=SQRT(([.D23]-[.B23])^2+([.E23]-[.C23])^2)" office:value-type="float" office:value="778.678310776592" calcext:value-type="float">
            <text:p>778.6783107765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Coordinate Interpolation'.$B$41]*[.A24]+[$'Coordinate Interpolation'.$B$40]" office:value-type="float" office:value="214.809629458236" calcext:value-type="float">
            <text:p>214.809629458236</text:p>
          </table:table-cell>
          <table:table-cell table:formula="of:=[$'Coordinate Interpolation'.$J$41]*[.A24]+[$'Coordinate Interpolation'.$J$40]" office:value-type="float" office:value="-350.528697339138" calcext:value-type="float">
            <text:p>-350.528697339138</text:p>
          </table:table-cell>
          <table:table-cell table:formula="of:=[$'Coordinate Interpolation'.$U$41]*[.A24]+[$'Coordinate Interpolation'.$U$40]" office:value-type="float" office:value="990.230563601634" calcext:value-type="float">
            <text:p>990.230563601634</text:p>
          </table:table-cell>
          <table:table-cell table:formula="of:=[$'Coordinate Interpolation'.$AC$41]*[.A24]+[$'Coordinate Interpolation'.$AC$40]" office:value-type="float" office:value="-273.13498311965" calcext:value-type="float">
            <text:p>-273.13498311965</text:p>
          </table:table-cell>
          <table:table-cell table:formula="of:=SQRT(([.D24]-[.B24])^2+([.E24]-[.C24])^2)" office:value-type="float" office:value="779.273643920098" calcext:value-type="float">
            <text:p>779.2736439200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Coordinate Interpolation'.$B$41]*[.A25]+[$'Coordinate Interpolation'.$B$40]" office:value-type="float" office:value="214.366803378588" calcext:value-type="float">
            <text:p>214.366803378588</text:p>
          </table:table-cell>
          <table:table-cell table:formula="of:=[$'Coordinate Interpolation'.$J$41]*[.A25]+[$'Coordinate Interpolation'.$J$40]" office:value-type="float" office:value="-350.857442121966" calcext:value-type="float">
            <text:p>-350.857442121966</text:p>
          </table:table-cell>
          <table:table-cell table:formula="of:=[$'Coordinate Interpolation'.$U$41]*[.A25]+[$'Coordinate Interpolation'.$U$40]" office:value-type="float" office:value="990.400093462512" calcext:value-type="float">
            <text:p>990.400093462512</text:p>
          </table:table-cell>
          <table:table-cell table:formula="of:=[$'Coordinate Interpolation'.$AC$41]*[.A25]+[$'Coordinate Interpolation'.$AC$40]" office:value-type="float" office:value="-273.60438552626" calcext:value-type="float">
            <text:p>-273.60438552626</text:p>
          </table:table-cell>
          <table:table-cell table:formula="of:=SQRT(([.D25]-[.B25])^2+([.E25]-[.C25])^2)" office:value-type="float" office:value="779.869028793847" calcext:value-type="float">
            <text:p>779.8690287938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Coordinate Interpolation'.$B$41]*[.A26]+[$'Coordinate Interpolation'.$B$40]" office:value-type="float" office:value="213.923977298941" calcext:value-type="float">
            <text:p>213.923977298941</text:p>
          </table:table-cell>
          <table:table-cell table:formula="of:=[$'Coordinate Interpolation'.$J$41]*[.A26]+[$'Coordinate Interpolation'.$J$40]" office:value-type="float" office:value="-351.186186904794" calcext:value-type="float">
            <text:p>-351.186186904794</text:p>
          </table:table-cell>
          <table:table-cell table:formula="of:=[$'Coordinate Interpolation'.$U$41]*[.A26]+[$'Coordinate Interpolation'.$U$40]" office:value-type="float" office:value="990.56962332339" calcext:value-type="float">
            <text:p>990.56962332339</text:p>
          </table:table-cell>
          <table:table-cell table:formula="of:=[$'Coordinate Interpolation'.$AC$41]*[.A26]+[$'Coordinate Interpolation'.$AC$40]" office:value-type="float" office:value="-274.073787932869" calcext:value-type="float">
            <text:p>-274.073787932869</text:p>
          </table:table-cell>
          <table:table-cell table:formula="of:=SQRT(([.D26]-[.B26])^2+([.E26]-[.C26])^2)" office:value-type="float" office:value="780.464465279451" calcext:value-type="float">
            <text:p>780.4644652794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Coordinate Interpolation'.$B$41]*[.A27]+[$'Coordinate Interpolation'.$B$40]" office:value-type="float" office:value="213.481151219293" calcext:value-type="float">
            <text:p>213.481151219293</text:p>
          </table:table-cell>
          <table:table-cell table:formula="of:=[$'Coordinate Interpolation'.$J$41]*[.A27]+[$'Coordinate Interpolation'.$J$40]" office:value-type="float" office:value="-351.514931687623" calcext:value-type="float">
            <text:p>-351.514931687623</text:p>
          </table:table-cell>
          <table:table-cell table:formula="of:=[$'Coordinate Interpolation'.$U$41]*[.A27]+[$'Coordinate Interpolation'.$U$40]" office:value-type="float" office:value="990.739153184268" calcext:value-type="float">
            <text:p>990.739153184268</text:p>
          </table:table-cell>
          <table:table-cell table:formula="of:=[$'Coordinate Interpolation'.$AC$41]*[.A27]+[$'Coordinate Interpolation'.$AC$40]" office:value-type="float" office:value="-274.543190339479" calcext:value-type="float">
            <text:p>-274.543190339479</text:p>
          </table:table-cell>
          <table:table-cell table:formula="of:=SQRT(([.D27]-[.B27])^2+([.E27]-[.C27])^2)" office:value-type="float" office:value="781.059953258871" calcext:value-type="float">
            <text:p>781.0599532588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Coordinate Interpolation'.$B$41]*[.A28]+[$'Coordinate Interpolation'.$B$40]" office:value-type="float" office:value="213.038325139646" calcext:value-type="float">
            <text:p>213.038325139646</text:p>
          </table:table-cell>
          <table:table-cell table:formula="of:=[$'Coordinate Interpolation'.$J$41]*[.A28]+[$'Coordinate Interpolation'.$J$40]" office:value-type="float" office:value="-351.843676470451" calcext:value-type="float">
            <text:p>-351.843676470451</text:p>
          </table:table-cell>
          <table:table-cell table:formula="of:=[$'Coordinate Interpolation'.$U$41]*[.A28]+[$'Coordinate Interpolation'.$U$40]" office:value-type="float" office:value="990.908683045146" calcext:value-type="float">
            <text:p>990.908683045146</text:p>
          </table:table-cell>
          <table:table-cell table:formula="of:=[$'Coordinate Interpolation'.$AC$41]*[.A28]+[$'Coordinate Interpolation'.$AC$40]" office:value-type="float" office:value="-275.012592746089" calcext:value-type="float">
            <text:p>-275.012592746089</text:p>
          </table:table-cell>
          <table:table-cell table:formula="of:=SQRT(([.D28]-[.B28])^2+([.E28]-[.C28])^2)" office:value-type="float" office:value="781.65549261442" calcext:value-type="float">
            <text:p>781.655492614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Coordinate Interpolation'.$B$41]*[.A29]+[$'Coordinate Interpolation'.$B$40]" office:value-type="float" office:value="212.595499059998" calcext:value-type="float">
            <text:p>212.595499059998</text:p>
          </table:table-cell>
          <table:table-cell table:formula="of:=[$'Coordinate Interpolation'.$J$41]*[.A29]+[$'Coordinate Interpolation'.$J$40]" office:value-type="float" office:value="-352.17242125328" calcext:value-type="float">
            <text:p>-352.17242125328</text:p>
          </table:table-cell>
          <table:table-cell table:formula="of:=[$'Coordinate Interpolation'.$U$41]*[.A29]+[$'Coordinate Interpolation'.$U$40]" office:value-type="float" office:value="991.078212906024" calcext:value-type="float">
            <text:p>991.078212906024</text:p>
          </table:table-cell>
          <table:table-cell table:formula="of:=[$'Coordinate Interpolation'.$AC$41]*[.A29]+[$'Coordinate Interpolation'.$AC$40]" office:value-type="float" office:value="-275.481995152698" calcext:value-type="float">
            <text:p>-275.481995152698</text:p>
          </table:table-cell>
          <table:table-cell table:formula="of:=SQRT(([.D29]-[.B29])^2+([.E29]-[.C29])^2)" office:value-type="float" office:value="782.251083228756" calcext:value-type="float">
            <text:p>782.2510832287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Coordinate Interpolation'.$B$41]*[.A30]+[$'Coordinate Interpolation'.$B$40]" office:value-type="float" office:value="212.152672980351" calcext:value-type="float">
            <text:p>212.152672980351</text:p>
          </table:table-cell>
          <table:table-cell table:formula="of:=[$'Coordinate Interpolation'.$J$41]*[.A30]+[$'Coordinate Interpolation'.$J$40]" office:value-type="float" office:value="-352.501166036108" calcext:value-type="float">
            <text:p>-352.501166036108</text:p>
          </table:table-cell>
          <table:table-cell table:formula="of:=[$'Coordinate Interpolation'.$U$41]*[.A30]+[$'Coordinate Interpolation'.$U$40]" office:value-type="float" office:value="991.247742766902" calcext:value-type="float">
            <text:p>991.247742766902</text:p>
          </table:table-cell>
          <table:table-cell table:formula="of:=[$'Coordinate Interpolation'.$AC$41]*[.A30]+[$'Coordinate Interpolation'.$AC$40]" office:value-type="float" office:value="-275.951397559307" calcext:value-type="float">
            <text:p>-275.951397559307</text:p>
          </table:table-cell>
          <table:table-cell table:formula="of:=SQRT(([.D30]-[.B30])^2+([.E30]-[.C30])^2)" office:value-type="float" office:value="782.846724984887" calcext:value-type="float">
            <text:p>782.8467249848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Coordinate Interpolation'.$B$41]*[.A31]+[$'Coordinate Interpolation'.$B$40]" office:value-type="float" office:value="211.709846900703" calcext:value-type="float">
            <text:p>211.709846900703</text:p>
          </table:table-cell>
          <table:table-cell table:formula="of:=[$'Coordinate Interpolation'.$J$41]*[.A31]+[$'Coordinate Interpolation'.$J$40]" office:value-type="float" office:value="-352.829910818936" calcext:value-type="float">
            <text:p>-352.829910818936</text:p>
          </table:table-cell>
          <table:table-cell table:formula="of:=[$'Coordinate Interpolation'.$U$41]*[.A31]+[$'Coordinate Interpolation'.$U$40]" office:value-type="float" office:value="991.417272627781" calcext:value-type="float">
            <text:p>991.417272627781</text:p>
          </table:table-cell>
          <table:table-cell table:formula="of:=[$'Coordinate Interpolation'.$AC$41]*[.A31]+[$'Coordinate Interpolation'.$AC$40]" office:value-type="float" office:value="-276.420799965917" calcext:value-type="float">
            <text:p>-276.420799965917</text:p>
          </table:table-cell>
          <table:table-cell table:formula="of:=SQRT(([.D31]-[.B31])^2+([.E31]-[.C31])^2)" office:value-type="float" office:value="783.442417766165" calcext:value-type="float">
            <text:p>783.4424177661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Coordinate Interpolation'.$B$41]*[.A32]+[$'Coordinate Interpolation'.$B$40]" office:value-type="float" office:value="211.267020821056" calcext:value-type="float">
            <text:p>211.267020821056</text:p>
          </table:table-cell>
          <table:table-cell table:formula="of:=[$'Coordinate Interpolation'.$J$41]*[.A32]+[$'Coordinate Interpolation'.$J$40]" office:value-type="float" office:value="-353.158655601765" calcext:value-type="float">
            <text:p>-353.158655601765</text:p>
          </table:table-cell>
          <table:table-cell table:formula="of:=[$'Coordinate Interpolation'.$U$41]*[.A32]+[$'Coordinate Interpolation'.$U$40]" office:value-type="float" office:value="991.586802488659" calcext:value-type="float">
            <text:p>991.586802488659</text:p>
          </table:table-cell>
          <table:table-cell table:formula="of:=[$'Coordinate Interpolation'.$AC$41]*[.A32]+[$'Coordinate Interpolation'.$AC$40]" office:value-type="float" office:value="-276.890202372526" calcext:value-type="float">
            <text:p>-276.890202372526</text:p>
          </table:table-cell>
          <table:table-cell table:formula="of:=SQRT(([.D32]-[.B32])^2+([.E32]-[.C32])^2)" office:value-type="float" office:value="784.038161456288" calcext:value-type="float">
            <text:p>784.0381614562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Coordinate Interpolation'.$B$41]*[.A33]+[$'Coordinate Interpolation'.$B$40]" office:value-type="float" office:value="210.824194741408" calcext:value-type="float">
            <text:p>210.824194741408</text:p>
          </table:table-cell>
          <table:table-cell table:formula="of:=[$'Coordinate Interpolation'.$J$41]*[.A33]+[$'Coordinate Interpolation'.$J$40]" office:value-type="float" office:value="-353.487400384593" calcext:value-type="float">
            <text:p>-353.487400384593</text:p>
          </table:table-cell>
          <table:table-cell table:formula="of:=[$'Coordinate Interpolation'.$U$41]*[.A33]+[$'Coordinate Interpolation'.$U$40]" office:value-type="float" office:value="991.756332349537" calcext:value-type="float">
            <text:p>991.756332349537</text:p>
          </table:table-cell>
          <table:table-cell table:formula="of:=[$'Coordinate Interpolation'.$AC$41]*[.A33]+[$'Coordinate Interpolation'.$AC$40]" office:value-type="float" office:value="-277.359604779136" calcext:value-type="float">
            <text:p>-277.359604779136</text:p>
          </table:table-cell>
          <table:table-cell table:formula="of:=SQRT(([.D33]-[.B33])^2+([.E33]-[.C33])^2)" office:value-type="float" office:value="784.633955939295" calcext:value-type="float">
            <text:p>784.633955939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Coordinate Interpolation'.$B$41]*[.A34]+[$'Coordinate Interpolation'.$B$40]" office:value-type="float" office:value="210.381368661761" calcext:value-type="float">
            <text:p>210.381368661761</text:p>
          </table:table-cell>
          <table:table-cell table:formula="of:=[$'Coordinate Interpolation'.$J$41]*[.A34]+[$'Coordinate Interpolation'.$J$40]" office:value-type="float" office:value="-353.816145167421" calcext:value-type="float">
            <text:p>-353.816145167421</text:p>
          </table:table-cell>
          <table:table-cell table:formula="of:=[$'Coordinate Interpolation'.$U$41]*[.A34]+[$'Coordinate Interpolation'.$U$40]" office:value-type="float" office:value="991.925862210415" calcext:value-type="float">
            <text:p>991.925862210415</text:p>
          </table:table-cell>
          <table:table-cell table:formula="of:=[$'Coordinate Interpolation'.$AC$41]*[.A34]+[$'Coordinate Interpolation'.$AC$40]" office:value-type="float" office:value="-277.829007185746" calcext:value-type="float">
            <text:p>-277.829007185746</text:p>
          </table:table-cell>
          <table:table-cell table:formula="of:=SQRT(([.D34]-[.B34])^2+([.E34]-[.C34])^2)" office:value-type="float" office:value="785.229801099569" calcext:value-type="float">
            <text:p>785.2298010995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Coordinate Interpolation'.$B$41]*[.A35]+[$'Coordinate Interpolation'.$B$40]" office:value-type="float" office:value="209.938542582113" calcext:value-type="float">
            <text:p>209.938542582113</text:p>
          </table:table-cell>
          <table:table-cell table:formula="of:=[$'Coordinate Interpolation'.$J$41]*[.A35]+[$'Coordinate Interpolation'.$J$40]" office:value-type="float" office:value="-354.14488995025" calcext:value-type="float">
            <text:p>-354.14488995025</text:p>
          </table:table-cell>
          <table:table-cell table:formula="of:=[$'Coordinate Interpolation'.$U$41]*[.A35]+[$'Coordinate Interpolation'.$U$40]" office:value-type="float" office:value="992.095392071293" calcext:value-type="float">
            <text:p>992.095392071293</text:p>
          </table:table-cell>
          <table:table-cell table:formula="of:=[$'Coordinate Interpolation'.$AC$41]*[.A35]+[$'Coordinate Interpolation'.$AC$40]" office:value-type="float" office:value="-278.298409592355" calcext:value-type="float">
            <text:p>-278.298409592355</text:p>
          </table:table-cell>
          <table:table-cell table:formula="of:=SQRT(([.D35]-[.B35])^2+([.E35]-[.C35])^2)" office:value-type="float" office:value="785.825696821833" calcext:value-type="float">
            <text:p>785.8256968218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Coordinate Interpolation'.$B$41]*[.A36]+[$'Coordinate Interpolation'.$B$40]" office:value-type="float" office:value="209.495716502466" calcext:value-type="float">
            <text:p>209.495716502466</text:p>
          </table:table-cell>
          <table:table-cell table:formula="of:=[$'Coordinate Interpolation'.$J$41]*[.A36]+[$'Coordinate Interpolation'.$J$40]" office:value-type="float" office:value="-354.473634733078" calcext:value-type="float">
            <text:p>-354.473634733078</text:p>
          </table:table-cell>
          <table:table-cell table:formula="of:=[$'Coordinate Interpolation'.$U$41]*[.A36]+[$'Coordinate Interpolation'.$U$40]" office:value-type="float" office:value="992.264921932171" calcext:value-type="float">
            <text:p>992.264921932171</text:p>
          </table:table-cell>
          <table:table-cell table:formula="of:=[$'Coordinate Interpolation'.$AC$41]*[.A36]+[$'Coordinate Interpolation'.$AC$40]" office:value-type="float" office:value="-278.767811998965" calcext:value-type="float">
            <text:p>-278.767811998965</text:p>
          </table:table-cell>
          <table:table-cell table:formula="of:=SQRT(([.D36]-[.B36])^2+([.E36]-[.C36])^2)" office:value-type="float" office:value="786.421642991151" calcext:value-type="float">
            <text:p>786.4216429911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Coordinate Interpolation'.$B$41]*[.A37]+[$'Coordinate Interpolation'.$B$40]" office:value-type="float" office:value="209.052890422818" calcext:value-type="float">
            <text:p>209.052890422818</text:p>
          </table:table-cell>
          <table:table-cell table:formula="of:=[$'Coordinate Interpolation'.$J$41]*[.A37]+[$'Coordinate Interpolation'.$J$40]" office:value-type="float" office:value="-354.802379515906" calcext:value-type="float">
            <text:p>-354.802379515906</text:p>
          </table:table-cell>
          <table:table-cell table:formula="of:=[$'Coordinate Interpolation'.$U$41]*[.A37]+[$'Coordinate Interpolation'.$U$40]" office:value-type="float" office:value="992.434451793049" calcext:value-type="float">
            <text:p>992.434451793049</text:p>
          </table:table-cell>
          <table:table-cell table:formula="of:=[$'Coordinate Interpolation'.$AC$41]*[.A37]+[$'Coordinate Interpolation'.$AC$40]" office:value-type="float" office:value="-279.237214405574" calcext:value-type="float">
            <text:p>-279.237214405574</text:p>
          </table:table-cell>
          <table:table-cell table:formula="of:=SQRT(([.D37]-[.B37])^2+([.E37]-[.C37])^2)" office:value-type="float" office:value="787.017639492923" calcext:value-type="float">
            <text:p>787.0176394929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Coordinate Interpolation'.$B$41]*[.A38]+[$'Coordinate Interpolation'.$B$40]" office:value-type="float" office:value="208.610064343171" calcext:value-type="float">
            <text:p>208.610064343171</text:p>
          </table:table-cell>
          <table:table-cell table:formula="of:=[$'Coordinate Interpolation'.$J$41]*[.A38]+[$'Coordinate Interpolation'.$J$40]" office:value-type="float" office:value="-355.131124298735" calcext:value-type="float">
            <text:p>-355.131124298735</text:p>
          </table:table-cell>
          <table:table-cell table:formula="of:=[$'Coordinate Interpolation'.$U$41]*[.A38]+[$'Coordinate Interpolation'.$U$40]" office:value-type="float" office:value="992.603981653927" calcext:value-type="float">
            <text:p>992.603981653927</text:p>
          </table:table-cell>
          <table:table-cell table:formula="of:=[$'Coordinate Interpolation'.$AC$41]*[.A38]+[$'Coordinate Interpolation'.$AC$40]" office:value-type="float" office:value="-279.706616812184" calcext:value-type="float">
            <text:p>-279.706616812184</text:p>
          </table:table-cell>
          <table:table-cell table:formula="of:=SQRT(([.D38]-[.B38])^2+([.E38]-[.C38])^2)" office:value-type="float" office:value="787.613686212889" calcext:value-type="float">
            <text:p>787.613686212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Coordinate Interpolation'.$B$41]*[.A39]+[$'Coordinate Interpolation'.$B$40]" office:value-type="float" office:value="208.167238263523" calcext:value-type="float">
            <text:p>208.167238263523</text:p>
          </table:table-cell>
          <table:table-cell table:formula="of:=[$'Coordinate Interpolation'.$J$41]*[.A39]+[$'Coordinate Interpolation'.$J$40]" office:value-type="float" office:value="-355.459869081563" calcext:value-type="float">
            <text:p>-355.459869081563</text:p>
          </table:table-cell>
          <table:table-cell table:formula="of:=[$'Coordinate Interpolation'.$U$41]*[.A39]+[$'Coordinate Interpolation'.$U$40]" office:value-type="float" office:value="992.773511514806" calcext:value-type="float">
            <text:p>992.773511514806</text:p>
          </table:table-cell>
          <table:table-cell table:formula="of:=[$'Coordinate Interpolation'.$AC$41]*[.A39]+[$'Coordinate Interpolation'.$AC$40]" office:value-type="float" office:value="-280.176019218793" calcext:value-type="float">
            <text:p>-280.176019218793</text:p>
          </table:table-cell>
          <table:table-cell table:formula="of:=SQRT(([.D39]-[.B39])^2+([.E39]-[.C39])^2)" office:value-type="float" office:value="788.209783037122" calcext:value-type="float">
            <text:p>788.2097830371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Coordinate Interpolation'.$B$41]*[.A40]+[$'Coordinate Interpolation'.$B$40]" office:value-type="float" office:value="207.724412183876" calcext:value-type="float">
            <text:p>207.724412183876</text:p>
          </table:table-cell>
          <table:table-cell table:formula="of:=[$'Coordinate Interpolation'.$J$41]*[.A40]+[$'Coordinate Interpolation'.$J$40]" office:value-type="float" office:value="-355.788613864392" calcext:value-type="float">
            <text:p>-355.788613864392</text:p>
          </table:table-cell>
          <table:table-cell table:formula="of:=[$'Coordinate Interpolation'.$U$41]*[.A40]+[$'Coordinate Interpolation'.$U$40]" office:value-type="float" office:value="992.943041375684" calcext:value-type="float">
            <text:p>992.943041375684</text:p>
          </table:table-cell>
          <table:table-cell table:formula="of:=[$'Coordinate Interpolation'.$AC$41]*[.A40]+[$'Coordinate Interpolation'.$AC$40]" office:value-type="float" office:value="-280.645421625403" calcext:value-type="float">
            <text:p>-280.645421625403</text:p>
          </table:table-cell>
          <table:table-cell table:formula="of:=SQRT(([.D40]-[.B40])^2+([.E40]-[.C40])^2)" office:value-type="float" office:value="788.805929852031" calcext:value-type="float">
            <text:p>788.8059298520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Coordinate Interpolation'.$B$41]*[.A41]+[$'Coordinate Interpolation'.$B$40]" office:value-type="float" office:value="207.281586104228" calcext:value-type="float">
            <text:p>207.281586104228</text:p>
          </table:table-cell>
          <table:table-cell table:formula="of:=[$'Coordinate Interpolation'.$J$41]*[.A41]+[$'Coordinate Interpolation'.$J$40]" office:value-type="float" office:value="-356.11735864722" calcext:value-type="float">
            <text:p>-356.11735864722</text:p>
          </table:table-cell>
          <table:table-cell table:formula="of:=[$'Coordinate Interpolation'.$U$41]*[.A41]+[$'Coordinate Interpolation'.$U$40]" office:value-type="float" office:value="993.112571236562" calcext:value-type="float">
            <text:p>993.112571236562</text:p>
          </table:table-cell>
          <table:table-cell table:formula="of:=[$'Coordinate Interpolation'.$AC$41]*[.A41]+[$'Coordinate Interpolation'.$AC$40]" office:value-type="float" office:value="-281.114824032012" calcext:value-type="float">
            <text:p>-281.114824032012</text:p>
          </table:table-cell>
          <table:table-cell table:formula="of:=SQRT(([.D41]-[.B41])^2+([.E41]-[.C41])^2)" office:value-type="float" office:value="789.402126544361" calcext:value-type="float">
            <text:p>789.4021265443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Coordinate Interpolation'.$B$41]*[.A42]+[$'Coordinate Interpolation'.$B$40]" office:value-type="float" office:value="206.838760024581" calcext:value-type="float">
            <text:p>206.838760024581</text:p>
          </table:table-cell>
          <table:table-cell table:formula="of:=[$'Coordinate Interpolation'.$J$41]*[.A42]+[$'Coordinate Interpolation'.$J$40]" office:value-type="float" office:value="-356.446103430048" calcext:value-type="float">
            <text:p>-356.446103430048</text:p>
          </table:table-cell>
          <table:table-cell table:formula="of:=[$'Coordinate Interpolation'.$U$41]*[.A42]+[$'Coordinate Interpolation'.$U$40]" office:value-type="float" office:value="993.28210109744" calcext:value-type="float">
            <text:p>993.28210109744</text:p>
          </table:table-cell>
          <table:table-cell table:formula="of:=[$'Coordinate Interpolation'.$AC$41]*[.A42]+[$'Coordinate Interpolation'.$AC$40]" office:value-type="float" office:value="-281.584226438622" calcext:value-type="float">
            <text:p>-281.584226438622</text:p>
          </table:table-cell>
          <table:table-cell table:formula="of:=SQRT(([.D42]-[.B42])^2+([.E42]-[.C42])^2)" office:value-type="float" office:value="789.998373001186" calcext:value-type="float">
            <text:p>789.9983730011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Coordinate Interpolation'.$B$41]*[.A43]+[$'Coordinate Interpolation'.$B$40]" office:value-type="float" office:value="206.395933944933" calcext:value-type="float">
            <text:p>206.395933944933</text:p>
          </table:table-cell>
          <table:table-cell table:formula="of:=[$'Coordinate Interpolation'.$J$41]*[.A43]+[$'Coordinate Interpolation'.$J$40]" office:value-type="float" office:value="-356.774848212877" calcext:value-type="float">
            <text:p>-356.774848212877</text:p>
          </table:table-cell>
          <table:table-cell table:formula="of:=[$'Coordinate Interpolation'.$U$41]*[.A43]+[$'Coordinate Interpolation'.$U$40]" office:value-type="float" office:value="993.451630958318" calcext:value-type="float">
            <text:p>993.451630958318</text:p>
          </table:table-cell>
          <table:table-cell table:formula="of:=[$'Coordinate Interpolation'.$AC$41]*[.A43]+[$'Coordinate Interpolation'.$AC$40]" office:value-type="float" office:value="-282.053628845231" calcext:value-type="float">
            <text:p>-282.053628845231</text:p>
          </table:table-cell>
          <table:table-cell table:formula="of:=SQRT(([.D43]-[.B43])^2+([.E43]-[.C43])^2)" office:value-type="float" office:value="790.594669109913" calcext:value-type="float">
            <text:p>790.5946691099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Coordinate Interpolation'.$B$41]*[.A44]+[$'Coordinate Interpolation'.$B$40]" office:value-type="float" office:value="205.953107865286" calcext:value-type="float">
            <text:p>205.953107865286</text:p>
          </table:table-cell>
          <table:table-cell table:formula="of:=[$'Coordinate Interpolation'.$J$41]*[.A44]+[$'Coordinate Interpolation'.$J$40]" office:value-type="float" office:value="-357.103592995705" calcext:value-type="float">
            <text:p>-357.103592995705</text:p>
          </table:table-cell>
          <table:table-cell table:formula="of:=[$'Coordinate Interpolation'.$U$41]*[.A44]+[$'Coordinate Interpolation'.$U$40]" office:value-type="float" office:value="993.621160819196" calcext:value-type="float">
            <text:p>993.621160819196</text:p>
          </table:table-cell>
          <table:table-cell table:formula="of:=[$'Coordinate Interpolation'.$AC$41]*[.A44]+[$'Coordinate Interpolation'.$AC$40]" office:value-type="float" office:value="-282.523031251841" calcext:value-type="float">
            <text:p>-282.523031251841</text:p>
          </table:table-cell>
          <table:table-cell table:formula="of:=SQRT(([.D44]-[.B44])^2+([.E44]-[.C44])^2)" office:value-type="float" office:value="791.191014758279" calcext:value-type="float">
            <text:p>791.1910147582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Coordinate Interpolation'.$B$41]*[.A45]+[$'Coordinate Interpolation'.$B$40]" office:value-type="float" office:value="205.510281785638" calcext:value-type="float">
            <text:p>205.510281785638</text:p>
          </table:table-cell>
          <table:table-cell table:formula="of:=[$'Coordinate Interpolation'.$J$41]*[.A45]+[$'Coordinate Interpolation'.$J$40]" office:value-type="float" office:value="-357.432337778533" calcext:value-type="float">
            <text:p>-357.432337778533</text:p>
          </table:table-cell>
          <table:table-cell table:formula="of:=[$'Coordinate Interpolation'.$U$41]*[.A45]+[$'Coordinate Interpolation'.$U$40]" office:value-type="float" office:value="993.790690680074" calcext:value-type="float">
            <text:p>993.790690680074</text:p>
          </table:table-cell>
          <table:table-cell table:formula="of:=[$'Coordinate Interpolation'.$AC$41]*[.A45]+[$'Coordinate Interpolation'.$AC$40]" office:value-type="float" office:value="-282.99243365845" calcext:value-type="float">
            <text:p>-282.99243365845</text:p>
          </table:table-cell>
          <table:table-cell table:formula="of:=SQRT(([.D45]-[.B45])^2+([.E45]-[.C45])^2)" office:value-type="float" office:value="791.787409834348" calcext:value-type="float">
            <text:p>791.7874098343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Coordinate Interpolation'.$B$41]*[.A46]+[$'Coordinate Interpolation'.$B$40]" office:value-type="float" office:value="205.067455705991" calcext:value-type="float">
            <text:p>205.067455705991</text:p>
          </table:table-cell>
          <table:table-cell table:formula="of:=[$'Coordinate Interpolation'.$J$41]*[.A46]+[$'Coordinate Interpolation'.$J$40]" office:value-type="float" office:value="-357.761082561362" calcext:value-type="float">
            <text:p>-357.761082561362</text:p>
          </table:table-cell>
          <table:table-cell table:formula="of:=[$'Coordinate Interpolation'.$U$41]*[.A46]+[$'Coordinate Interpolation'.$U$40]" office:value-type="float" office:value="993.960220540952" calcext:value-type="float">
            <text:p>993.960220540952</text:p>
          </table:table-cell>
          <table:table-cell table:formula="of:=[$'Coordinate Interpolation'.$AC$41]*[.A46]+[$'Coordinate Interpolation'.$AC$40]" office:value-type="float" office:value="-283.46183606506" calcext:value-type="float">
            <text:p>-283.46183606506</text:p>
          </table:table-cell>
          <table:table-cell table:formula="of:=SQRT(([.D46]-[.B46])^2+([.E46]-[.C46])^2)" office:value-type="float" office:value="792.383854226516" calcext:value-type="float">
            <text:p>792.3838542265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Coordinate Interpolation'.$B$41]*[.A47]+[$'Coordinate Interpolation'.$B$40]" office:value-type="float" office:value="204.624629626343" calcext:value-type="float">
            <text:p>204.624629626343</text:p>
          </table:table-cell>
          <table:table-cell table:formula="of:=[$'Coordinate Interpolation'.$J$41]*[.A47]+[$'Coordinate Interpolation'.$J$40]" office:value-type="float" office:value="-358.08982734419" calcext:value-type="float">
            <text:p>-358.08982734419</text:p>
          </table:table-cell>
          <table:table-cell table:formula="of:=[$'Coordinate Interpolation'.$U$41]*[.A47]+[$'Coordinate Interpolation'.$U$40]" office:value-type="float" office:value="994.12975040183" calcext:value-type="float">
            <text:p>994.12975040183</text:p>
          </table:table-cell>
          <table:table-cell table:formula="of:=[$'Coordinate Interpolation'.$AC$41]*[.A47]+[$'Coordinate Interpolation'.$AC$40]" office:value-type="float" office:value="-283.931238471669" calcext:value-type="float">
            <text:p>-283.931238471669</text:p>
          </table:table-cell>
          <table:table-cell table:formula="of:=SQRT(([.D47]-[.B47])^2+([.E47]-[.C47])^2)" office:value-type="float" office:value="792.980347823501" calcext:value-type="float">
            <text:p>792.9803478235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Coordinate Interpolation'.$B$41]*[.A48]+[$'Coordinate Interpolation'.$B$40]" office:value-type="float" office:value="204.181803546696" calcext:value-type="float">
            <text:p>204.181803546696</text:p>
          </table:table-cell>
          <table:table-cell table:formula="of:=[$'Coordinate Interpolation'.$J$41]*[.A48]+[$'Coordinate Interpolation'.$J$40]" office:value-type="float" office:value="-358.418572127019" calcext:value-type="float">
            <text:p>-358.418572127019</text:p>
          </table:table-cell>
          <table:table-cell table:formula="of:=[$'Coordinate Interpolation'.$U$41]*[.A48]+[$'Coordinate Interpolation'.$U$40]" office:value-type="float" office:value="994.299280262708" calcext:value-type="float">
            <text:p>994.299280262708</text:p>
          </table:table-cell>
          <table:table-cell table:formula="of:=[$'Coordinate Interpolation'.$AC$41]*[.A48]+[$'Coordinate Interpolation'.$AC$40]" office:value-type="float" office:value="-284.400640878279" calcext:value-type="float">
            <text:p>-284.400640878279</text:p>
          </table:table-cell>
          <table:table-cell table:formula="of:=SQRT(([.D48]-[.B48])^2+([.E48]-[.C48])^2)" office:value-type="float" office:value="793.576890514349" calcext:value-type="float">
            <text:p>793.5768905143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Coordinate Interpolation'.$B$41]*[.A49]+[$'Coordinate Interpolation'.$B$40]" office:value-type="float" office:value="203.738977467048" calcext:value-type="float">
            <text:p>203.738977467048</text:p>
          </table:table-cell>
          <table:table-cell table:formula="of:=[$'Coordinate Interpolation'.$J$41]*[.A49]+[$'Coordinate Interpolation'.$J$40]" office:value-type="float" office:value="-358.747316909847" calcext:value-type="float">
            <text:p>-358.747316909847</text:p>
          </table:table-cell>
          <table:table-cell table:formula="of:=[$'Coordinate Interpolation'.$U$41]*[.A49]+[$'Coordinate Interpolation'.$U$40]" office:value-type="float" office:value="994.468810123587" calcext:value-type="float">
            <text:p>994.468810123587</text:p>
          </table:table-cell>
          <table:table-cell table:formula="of:=[$'Coordinate Interpolation'.$AC$41]*[.A49]+[$'Coordinate Interpolation'.$AC$40]" office:value-type="float" office:value="-284.870043284888" calcext:value-type="float">
            <text:p>-284.870043284888</text:p>
          </table:table-cell>
          <table:table-cell table:formula="of:=SQRT(([.D49]-[.B49])^2+([.E49]-[.C49])^2)" office:value-type="float" office:value="794.173482188429" calcext:value-type="float">
            <text:p>794.1734821884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Coordinate Interpolation'.$B$41]*[.A50]+[$'Coordinate Interpolation'.$B$40]" office:value-type="float" office:value="203.296151387401" calcext:value-type="float">
            <text:p>203.296151387401</text:p>
          </table:table-cell>
          <table:table-cell table:formula="of:=[$'Coordinate Interpolation'.$J$41]*[.A50]+[$'Coordinate Interpolation'.$J$40]" office:value-type="float" office:value="-359.076061692675" calcext:value-type="float">
            <text:p>-359.076061692675</text:p>
          </table:table-cell>
          <table:table-cell table:formula="of:=[$'Coordinate Interpolation'.$U$41]*[.A50]+[$'Coordinate Interpolation'.$U$40]" office:value-type="float" office:value="994.638339984465" calcext:value-type="float">
            <text:p>994.638339984465</text:p>
          </table:table-cell>
          <table:table-cell table:formula="of:=[$'Coordinate Interpolation'.$AC$41]*[.A50]+[$'Coordinate Interpolation'.$AC$40]" office:value-type="float" office:value="-285.339445691498" calcext:value-type="float">
            <text:p>-285.339445691498</text:p>
          </table:table-cell>
          <table:table-cell table:formula="of:=SQRT(([.D50]-[.B50])^2+([.E50]-[.C50])^2)" office:value-type="float" office:value="794.770122735434" calcext:value-type="float">
            <text:p>794.7701227354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Coordinate Interpolation'.$B$41]*[.A51]+[$'Coordinate Interpolation'.$B$40]" office:value-type="float" office:value="202.853325307753" calcext:value-type="float">
            <text:p>202.853325307753</text:p>
          </table:table-cell>
          <table:table-cell table:formula="of:=[$'Coordinate Interpolation'.$J$41]*[.A51]+[$'Coordinate Interpolation'.$J$40]" office:value-type="float" office:value="-359.404806475504" calcext:value-type="float">
            <text:p>-359.404806475504</text:p>
          </table:table-cell>
          <table:table-cell table:formula="of:=[$'Coordinate Interpolation'.$U$41]*[.A51]+[$'Coordinate Interpolation'.$U$40]" office:value-type="float" office:value="994.807869845343" calcext:value-type="float">
            <text:p>994.807869845343</text:p>
          </table:table-cell>
          <table:table-cell table:formula="of:=[$'Coordinate Interpolation'.$AC$41]*[.A51]+[$'Coordinate Interpolation'.$AC$40]" office:value-type="float" office:value="-285.808848098107" calcext:value-type="float">
            <text:p>-285.808848098107</text:p>
          </table:table-cell>
          <table:table-cell table:formula="of:=SQRT(([.D51]-[.B51])^2+([.E51]-[.C51])^2)" office:value-type="float" office:value="795.366812045378" calcext:value-type="float">
            <text:p>795.3668120453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Coordinate Interpolation'.$B$41]*[.A52]+[$'Coordinate Interpolation'.$B$40]" office:value-type="float" office:value="202.410499228106" calcext:value-type="float">
            <text:p>202.410499228106</text:p>
          </table:table-cell>
          <table:table-cell table:formula="of:=[$'Coordinate Interpolation'.$J$41]*[.A52]+[$'Coordinate Interpolation'.$J$40]" office:value-type="float" office:value="-359.733551258332" calcext:value-type="float">
            <text:p>-359.733551258332</text:p>
          </table:table-cell>
          <table:table-cell table:formula="of:=[$'Coordinate Interpolation'.$U$41]*[.A52]+[$'Coordinate Interpolation'.$U$40]" office:value-type="float" office:value="994.977399706221" calcext:value-type="float">
            <text:p>994.977399706221</text:p>
          </table:table-cell>
          <table:table-cell table:formula="of:=[$'Coordinate Interpolation'.$AC$41]*[.A52]+[$'Coordinate Interpolation'.$AC$40]" office:value-type="float" office:value="-286.278250504717" calcext:value-type="float">
            <text:p>-286.278250504717</text:p>
          </table:table-cell>
          <table:table-cell table:formula="of:=SQRT(([.D52]-[.B52])^2+([.E52]-[.C52])^2)" office:value-type="float" office:value="795.963550008598" calcext:value-type="float">
            <text:p>795.9635500085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Coordinate Interpolation'.$B$41]*[.A53]+[$'Coordinate Interpolation'.$B$40]" office:value-type="float" office:value="201.967673148458" calcext:value-type="float">
            <text:p>201.967673148458</text:p>
          </table:table-cell>
          <table:table-cell table:formula="of:=[$'Coordinate Interpolation'.$J$41]*[.A53]+[$'Coordinate Interpolation'.$J$40]" office:value-type="float" office:value="-360.06229604116" calcext:value-type="float">
            <text:p>-360.06229604116</text:p>
          </table:table-cell>
          <table:table-cell table:formula="of:=[$'Coordinate Interpolation'.$U$41]*[.A53]+[$'Coordinate Interpolation'.$U$40]" office:value-type="float" office:value="995.146929567099" calcext:value-type="float">
            <text:p>995.146929567099</text:p>
          </table:table-cell>
          <table:table-cell table:formula="of:=[$'Coordinate Interpolation'.$AC$41]*[.A53]+[$'Coordinate Interpolation'.$AC$40]" office:value-type="float" office:value="-286.747652911326" calcext:value-type="float">
            <text:p>-286.747652911326</text:p>
          </table:table-cell>
          <table:table-cell table:formula="of:=SQRT(([.D53]-[.B53])^2+([.E53]-[.C53])^2)" office:value-type="float" office:value="796.560336515749" calcext:value-type="float">
            <text:p>796.5603365157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Coordinate Interpolation'.$B$41]*[.A54]+[$'Coordinate Interpolation'.$B$40]" office:value-type="float" office:value="201.524847068811" calcext:value-type="float">
            <text:p>201.524847068811</text:p>
          </table:table-cell>
          <table:table-cell table:formula="of:=[$'Coordinate Interpolation'.$J$41]*[.A54]+[$'Coordinate Interpolation'.$J$40]" office:value-type="float" office:value="-360.391040823989" calcext:value-type="float">
            <text:p>-360.391040823989</text:p>
          </table:table-cell>
          <table:table-cell table:formula="of:=[$'Coordinate Interpolation'.$U$41]*[.A54]+[$'Coordinate Interpolation'.$U$40]" office:value-type="float" office:value="995.316459427977" calcext:value-type="float">
            <text:p>995.316459427977</text:p>
          </table:table-cell>
          <table:table-cell table:formula="of:=[$'Coordinate Interpolation'.$AC$41]*[.A54]+[$'Coordinate Interpolation'.$AC$40]" office:value-type="float" office:value="-287.217055317936" calcext:value-type="float">
            <text:p>-287.217055317936</text:p>
          </table:table-cell>
          <table:table-cell table:formula="of:=SQRT(([.D54]-[.B54])^2+([.E54]-[.C54])^2)" office:value-type="float" office:value="797.157171457803" calcext:value-type="float">
            <text:p>797.1571714578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Coordinate Interpolation'.$B$41]*[.A55]+[$'Coordinate Interpolation'.$B$40]" office:value-type="float" office:value="201.082020989163" calcext:value-type="float">
            <text:p>201.082020989163</text:p>
          </table:table-cell>
          <table:table-cell table:formula="of:=[$'Coordinate Interpolation'.$J$41]*[.A55]+[$'Coordinate Interpolation'.$J$40]" office:value-type="float" office:value="-360.719785606817" calcext:value-type="float">
            <text:p>-360.719785606817</text:p>
          </table:table-cell>
          <table:table-cell table:formula="of:=[$'Coordinate Interpolation'.$U$41]*[.A55]+[$'Coordinate Interpolation'.$U$40]" office:value-type="float" office:value="995.485989288855" calcext:value-type="float">
            <text:p>995.485989288855</text:p>
          </table:table-cell>
          <table:table-cell table:formula="of:=[$'Coordinate Interpolation'.$AC$41]*[.A55]+[$'Coordinate Interpolation'.$AC$40]" office:value-type="float" office:value="-287.686457724545" calcext:value-type="float">
            <text:p>-287.686457724545</text:p>
          </table:table-cell>
          <table:table-cell table:formula="of:=SQRT(([.D55]-[.B55])^2+([.E55]-[.C55])^2)" office:value-type="float" office:value="797.754054726052" calcext:value-type="float">
            <text:p>797.7540547260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Coordinate Interpolation'.$B$41]*[.A56]+[$'Coordinate Interpolation'.$B$40]" office:value-type="float" office:value="200.639194909516" calcext:value-type="float">
            <text:p>200.639194909516</text:p>
          </table:table-cell>
          <table:table-cell table:formula="of:=[$'Coordinate Interpolation'.$J$41]*[.A56]+[$'Coordinate Interpolation'.$J$40]" office:value-type="float" office:value="-361.048530389646" calcext:value-type="float">
            <text:p>-361.048530389646</text:p>
          </table:table-cell>
          <table:table-cell table:formula="of:=[$'Coordinate Interpolation'.$U$41]*[.A56]+[$'Coordinate Interpolation'.$U$40]" office:value-type="float" office:value="995.655519149733" calcext:value-type="float">
            <text:p>995.655519149733</text:p>
          </table:table-cell>
          <table:table-cell table:formula="of:=[$'Coordinate Interpolation'.$AC$41]*[.A56]+[$'Coordinate Interpolation'.$AC$40]" office:value-type="float" office:value="-288.155860131155" calcext:value-type="float">
            <text:p>-288.155860131155</text:p>
          </table:table-cell>
          <table:table-cell table:formula="of:=SQRT(([.D56]-[.B56])^2+([.E56]-[.C56])^2)" office:value-type="float" office:value="798.350986212105" calcext:value-type="float">
            <text:p>798.350986212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Coordinate Interpolation'.$B$41]*[.A57]+[$'Coordinate Interpolation'.$B$40]" office:value-type="float" office:value="200.196368829868" calcext:value-type="float">
            <text:p>200.196368829868</text:p>
          </table:table-cell>
          <table:table-cell table:formula="of:=[$'Coordinate Interpolation'.$J$41]*[.A57]+[$'Coordinate Interpolation'.$J$40]" office:value-type="float" office:value="-361.377275172474" calcext:value-type="float">
            <text:p>-361.377275172474</text:p>
          </table:table-cell>
          <table:table-cell table:formula="of:=[$'Coordinate Interpolation'.$U$41]*[.A57]+[$'Coordinate Interpolation'.$U$40]" office:value-type="float" office:value="995.825049010611" calcext:value-type="float">
            <text:p>995.825049010611</text:p>
          </table:table-cell>
          <table:table-cell table:formula="of:=[$'Coordinate Interpolation'.$AC$41]*[.A57]+[$'Coordinate Interpolation'.$AC$40]" office:value-type="float" office:value="-288.625262537764" calcext:value-type="float">
            <text:p>-288.625262537764</text:p>
          </table:table-cell>
          <table:table-cell table:formula="of:=SQRT(([.D57]-[.B57])^2+([.E57]-[.C57])^2)" office:value-type="float" office:value="798.947965807882" calcext:value-type="float">
            <text:p>798.9479658078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Coordinate Interpolation'.$B$41]*[.A58]+[$'Coordinate Interpolation'.$B$40]" office:value-type="float" office:value="199.753542750221" calcext:value-type="float">
            <text:p>199.753542750221</text:p>
          </table:table-cell>
          <table:table-cell table:formula="of:=[$'Coordinate Interpolation'.$J$41]*[.A58]+[$'Coordinate Interpolation'.$J$40]" office:value-type="float" office:value="-361.706019955302" calcext:value-type="float">
            <text:p>-361.706019955302</text:p>
          </table:table-cell>
          <table:table-cell table:formula="of:=[$'Coordinate Interpolation'.$U$41]*[.A58]+[$'Coordinate Interpolation'.$U$40]" office:value-type="float" office:value="995.99457887149" calcext:value-type="float">
            <text:p>995.99457887149</text:p>
          </table:table-cell>
          <table:table-cell table:formula="of:=[$'Coordinate Interpolation'.$AC$41]*[.A58]+[$'Coordinate Interpolation'.$AC$40]" office:value-type="float" office:value="-289.094664944374" calcext:value-type="float">
            <text:p>-289.094664944374</text:p>
          </table:table-cell>
          <table:table-cell table:formula="of:=SQRT(([.D58]-[.B58])^2+([.E58]-[.C58])^2)" office:value-type="float" office:value="799.544993405621" calcext:value-type="float">
            <text:p>799.5449934056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Coordinate Interpolation'.$B$41]*[.A59]+[$'Coordinate Interpolation'.$B$40]" office:value-type="float" office:value="199.310716670573" calcext:value-type="float">
            <text:p>199.310716670573</text:p>
          </table:table-cell>
          <table:table-cell table:formula="of:=[$'Coordinate Interpolation'.$J$41]*[.A59]+[$'Coordinate Interpolation'.$J$40]" office:value-type="float" office:value="-362.034764738131" calcext:value-type="float">
            <text:p>-362.034764738131</text:p>
          </table:table-cell>
          <table:table-cell table:formula="of:=[$'Coordinate Interpolation'.$U$41]*[.A59]+[$'Coordinate Interpolation'.$U$40]" office:value-type="float" office:value="996.164108732368" calcext:value-type="float">
            <text:p>996.164108732368</text:p>
          </table:table-cell>
          <table:table-cell table:formula="of:=[$'Coordinate Interpolation'.$AC$41]*[.A59]+[$'Coordinate Interpolation'.$AC$40]" office:value-type="float" office:value="-289.564067350983" calcext:value-type="float">
            <text:p>-289.564067350983</text:p>
          </table:table-cell>
          <table:table-cell table:formula="of:=SQRT(([.D59]-[.B59])^2+([.E59]-[.C59])^2)" office:value-type="float" office:value="800.142068897872" calcext:value-type="float">
            <text:p>800.1420688978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Coordinate Interpolation'.$B$41]*[.A60]+[$'Coordinate Interpolation'.$B$40]" office:value-type="float" office:value="198.867890590926" calcext:value-type="float">
            <text:p>198.867890590926</text:p>
          </table:table-cell>
          <table:table-cell table:formula="of:=[$'Coordinate Interpolation'.$J$41]*[.A60]+[$'Coordinate Interpolation'.$J$40]" office:value-type="float" office:value="-362.363509520959" calcext:value-type="float">
            <text:p>-362.363509520959</text:p>
          </table:table-cell>
          <table:table-cell table:formula="of:=[$'Coordinate Interpolation'.$U$41]*[.A60]+[$'Coordinate Interpolation'.$U$40]" office:value-type="float" office:value="996.333638593246" calcext:value-type="float">
            <text:p>996.333638593246</text:p>
          </table:table-cell>
          <table:table-cell table:formula="of:=[$'Coordinate Interpolation'.$AC$41]*[.A60]+[$'Coordinate Interpolation'.$AC$40]" office:value-type="float" office:value="-290.033469757593" calcext:value-type="float">
            <text:p>-290.033469757593</text:p>
          </table:table-cell>
          <table:table-cell table:formula="of:=SQRT(([.D60]-[.B60])^2+([.E60]-[.C60])^2)" office:value-type="float" office:value="800.739192177497" calcext:value-type="float">
            <text:p>800.7391921774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Coordinate Interpolation'.$B$41]*[.A61]+[$'Coordinate Interpolation'.$B$40]" office:value-type="float" office:value="198.425064511278" calcext:value-type="float">
            <text:p>198.425064511278</text:p>
          </table:table-cell>
          <table:table-cell table:formula="of:=[$'Coordinate Interpolation'.$J$41]*[.A61]+[$'Coordinate Interpolation'.$J$40]" office:value-type="float" office:value="-362.692254303787" calcext:value-type="float">
            <text:p>-362.692254303787</text:p>
          </table:table-cell>
          <table:table-cell table:formula="of:=[$'Coordinate Interpolation'.$U$41]*[.A61]+[$'Coordinate Interpolation'.$U$40]" office:value-type="float" office:value="996.503168454124" calcext:value-type="float">
            <text:p>996.503168454124</text:p>
          </table:table-cell>
          <table:table-cell table:formula="of:=[$'Coordinate Interpolation'.$AC$41]*[.A61]+[$'Coordinate Interpolation'.$AC$40]" office:value-type="float" office:value="-290.502872164202" calcext:value-type="float">
            <text:p>-290.502872164202</text:p>
          </table:table-cell>
          <table:table-cell table:formula="of:=SQRT(([.D61]-[.B61])^2+([.E61]-[.C61])^2)" office:value-type="float" office:value="801.336363137667" calcext:value-type="float">
            <text:p>801.336363137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Coordinate Interpolation'.$B$41]*[.A62]+[$'Coordinate Interpolation'.$B$40]" office:value-type="float" office:value="197.982238431631" calcext:value-type="float">
            <text:p>197.982238431631</text:p>
          </table:table-cell>
          <table:table-cell table:formula="of:=[$'Coordinate Interpolation'.$J$41]*[.A62]+[$'Coordinate Interpolation'.$J$40]" office:value-type="float" office:value="-363.020999086616" calcext:value-type="float">
            <text:p>-363.020999086616</text:p>
          </table:table-cell>
          <table:table-cell table:formula="of:=[$'Coordinate Interpolation'.$U$41]*[.A62]+[$'Coordinate Interpolation'.$U$40]" office:value-type="float" office:value="996.672698315002" calcext:value-type="float">
            <text:p>996.672698315002</text:p>
          </table:table-cell>
          <table:table-cell table:formula="of:=[$'Coordinate Interpolation'.$AC$41]*[.A62]+[$'Coordinate Interpolation'.$AC$40]" office:value-type="float" office:value="-290.972274570812" calcext:value-type="float">
            <text:p>-290.972274570812</text:p>
          </table:table-cell>
          <table:table-cell table:formula="of:=SQRT(([.D62]-[.B62])^2+([.E62]-[.C62])^2)" office:value-type="float" office:value="801.933581671864" calcext:value-type="float">
            <text:p>801.9335816718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Coordinate Interpolation'.$B$41]*[.A63]+[$'Coordinate Interpolation'.$B$40]" office:value-type="float" office:value="197.539412351983" calcext:value-type="float">
            <text:p>197.539412351983</text:p>
          </table:table-cell>
          <table:table-cell table:formula="of:=[$'Coordinate Interpolation'.$J$41]*[.A63]+[$'Coordinate Interpolation'.$J$40]" office:value-type="float" office:value="-363.349743869444" calcext:value-type="float">
            <text:p>-363.349743869444</text:p>
          </table:table-cell>
          <table:table-cell table:formula="of:=[$'Coordinate Interpolation'.$U$41]*[.A63]+[$'Coordinate Interpolation'.$U$40]" office:value-type="float" office:value="996.84222817588" calcext:value-type="float">
            <text:p>996.84222817588</text:p>
          </table:table-cell>
          <table:table-cell table:formula="of:=[$'Coordinate Interpolation'.$AC$41]*[.A63]+[$'Coordinate Interpolation'.$AC$40]" office:value-type="float" office:value="-291.441676977421" calcext:value-type="float">
            <text:p>-291.441676977421</text:p>
          </table:table-cell>
          <table:table-cell table:formula="of:=SQRT(([.D63]-[.B63])^2+([.E63]-[.C63])^2)" office:value-type="float" office:value="802.530847673881" calcext:value-type="float">
            <text:p>802.5308476738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Coordinate Interpolation'.$B$41]*[.A64]+[$'Coordinate Interpolation'.$B$40]" office:value-type="float" office:value="197.096586272336" calcext:value-type="float">
            <text:p>197.096586272336</text:p>
          </table:table-cell>
          <table:table-cell table:formula="of:=[$'Coordinate Interpolation'.$J$41]*[.A64]+[$'Coordinate Interpolation'.$J$40]" office:value-type="float" office:value="-363.678488652272" calcext:value-type="float">
            <text:p>-363.678488652272</text:p>
          </table:table-cell>
          <table:table-cell table:formula="of:=[$'Coordinate Interpolation'.$U$41]*[.A64]+[$'Coordinate Interpolation'.$U$40]" office:value-type="float" office:value="997.011758036758" calcext:value-type="float">
            <text:p>997.011758036758</text:p>
          </table:table-cell>
          <table:table-cell table:formula="of:=[$'Coordinate Interpolation'.$AC$41]*[.A64]+[$'Coordinate Interpolation'.$AC$40]" office:value-type="float" office:value="-291.911079384031" calcext:value-type="float">
            <text:p>-291.911079384031</text:p>
          </table:table-cell>
          <table:table-cell table:formula="of:=SQRT(([.D64]-[.B64])^2+([.E64]-[.C64])^2)" office:value-type="float" office:value="803.128161037814" calcext:value-type="float">
            <text:p>803.1281610378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Coordinate Interpolation'.$B$41]*[.A65]+[$'Coordinate Interpolation'.$B$40]" office:value-type="float" office:value="196.653760192688" calcext:value-type="float">
            <text:p>196.653760192688</text:p>
          </table:table-cell>
          <table:table-cell table:formula="of:=[$'Coordinate Interpolation'.$J$41]*[.A65]+[$'Coordinate Interpolation'.$J$40]" office:value-type="float" office:value="-364.007233435101" calcext:value-type="float">
            <text:p>-364.007233435101</text:p>
          </table:table-cell>
          <table:table-cell table:formula="of:=[$'Coordinate Interpolation'.$U$41]*[.A65]+[$'Coordinate Interpolation'.$U$40]" office:value-type="float" office:value="997.181287897636" calcext:value-type="float">
            <text:p>997.181287897636</text:p>
          </table:table-cell>
          <table:table-cell table:formula="of:=[$'Coordinate Interpolation'.$AC$41]*[.A65]+[$'Coordinate Interpolation'.$AC$40]" office:value-type="float" office:value="-292.38048179064" calcext:value-type="float">
            <text:p>-292.38048179064</text:p>
          </table:table-cell>
          <table:table-cell table:formula="of:=SQRT(([.D65]-[.B65])^2+([.E65]-[.C65])^2)" office:value-type="float" office:value="803.725521658068" calcext:value-type="float">
            <text:p>803.7255216580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Coordinate Interpolation'.$B$41]*[.A66]+[$'Coordinate Interpolation'.$B$40]" office:value-type="float" office:value="196.210934113041" calcext:value-type="float">
            <text:p>196.210934113041</text:p>
          </table:table-cell>
          <table:table-cell table:formula="of:=[$'Coordinate Interpolation'.$J$41]*[.A66]+[$'Coordinate Interpolation'.$J$40]" office:value-type="float" office:value="-364.335978217929" calcext:value-type="float">
            <text:p>-364.335978217929</text:p>
          </table:table-cell>
          <table:table-cell table:formula="of:=[$'Coordinate Interpolation'.$U$41]*[.A66]+[$'Coordinate Interpolation'.$U$40]" office:value-type="float" office:value="997.350817758514" calcext:value-type="float">
            <text:p>997.350817758514</text:p>
          </table:table-cell>
          <table:table-cell table:formula="of:=[$'Coordinate Interpolation'.$AC$41]*[.A66]+[$'Coordinate Interpolation'.$AC$40]" office:value-type="float" office:value="-292.84988419725" calcext:value-type="float">
            <text:p>-292.84988419725</text:p>
          </table:table-cell>
          <table:table-cell table:formula="of:=SQRT(([.D66]-[.B66])^2+([.E66]-[.C66])^2)" office:value-type="float" office:value="804.322929429353" calcext:value-type="float">
            <text:p>804.3229294293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Coordinate Interpolation'.$B$41]*[.A67]+[$'Coordinate Interpolation'.$B$40]" office:value-type="float" office:value="195.768108033393" calcext:value-type="float">
            <text:p>195.768108033393</text:p>
          </table:table-cell>
          <table:table-cell table:formula="of:=[$'Coordinate Interpolation'.$J$41]*[.A67]+[$'Coordinate Interpolation'.$J$40]" office:value-type="float" office:value="-364.664723000758" calcext:value-type="float">
            <text:p>-364.664723000758</text:p>
          </table:table-cell>
          <table:table-cell table:formula="of:=[$'Coordinate Interpolation'.$U$41]*[.A67]+[$'Coordinate Interpolation'.$U$40]" office:value-type="float" office:value="997.520347619392" calcext:value-type="float">
            <text:p>997.520347619392</text:p>
          </table:table-cell>
          <table:table-cell table:formula="of:=[$'Coordinate Interpolation'.$AC$41]*[.A67]+[$'Coordinate Interpolation'.$AC$40]" office:value-type="float" office:value="-293.319286603859" calcext:value-type="float">
            <text:p>-293.319286603859</text:p>
          </table:table-cell>
          <table:table-cell table:formula="of:=SQRT(([.D67]-[.B67])^2+([.E67]-[.C67])^2)" office:value-type="float" office:value="804.920384246684" calcext:value-type="float">
            <text:p>804.9203842466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Coordinate Interpolation'.$B$41]*[.A68]+[$'Coordinate Interpolation'.$B$40]" office:value-type="float" office:value="195.325281953746" calcext:value-type="float">
            <text:p>195.325281953746</text:p>
          </table:table-cell>
          <table:table-cell table:formula="of:=[$'Coordinate Interpolation'.$J$41]*[.A68]+[$'Coordinate Interpolation'.$J$40]" office:value-type="float" office:value="-364.993467783586" calcext:value-type="float">
            <text:p>-364.993467783586</text:p>
          </table:table-cell>
          <table:table-cell table:formula="of:=[$'Coordinate Interpolation'.$U$41]*[.A68]+[$'Coordinate Interpolation'.$U$40]" office:value-type="float" office:value="997.689877480271" calcext:value-type="float">
            <text:p>997.689877480271</text:p>
          </table:table-cell>
          <table:table-cell table:formula="of:=[$'Coordinate Interpolation'.$AC$41]*[.A68]+[$'Coordinate Interpolation'.$AC$40]" office:value-type="float" office:value="-293.788689010469" calcext:value-type="float">
            <text:p>-293.788689010469</text:p>
          </table:table-cell>
          <table:table-cell table:formula="of:=SQRT(([.D68]-[.B68])^2+([.E68]-[.C68])^2)" office:value-type="float" office:value="805.517886005378" calcext:value-type="float">
            <text:p>805.5178860053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Coordinate Interpolation'.$B$41]*[.A69]+[$'Coordinate Interpolation'.$B$40]" office:value-type="float" office:value="194.882455874098" calcext:value-type="float">
            <text:p>194.882455874098</text:p>
          </table:table-cell>
          <table:table-cell table:formula="of:=[$'Coordinate Interpolation'.$J$41]*[.A69]+[$'Coordinate Interpolation'.$J$40]" office:value-type="float" office:value="-365.322212566414" calcext:value-type="float">
            <text:p>-365.322212566414</text:p>
          </table:table-cell>
          <table:table-cell table:formula="of:=[$'Coordinate Interpolation'.$U$41]*[.A69]+[$'Coordinate Interpolation'.$U$40]" office:value-type="float" office:value="997.859407341149" calcext:value-type="float">
            <text:p>997.859407341149</text:p>
          </table:table-cell>
          <table:table-cell table:formula="of:=[$'Coordinate Interpolation'.$AC$41]*[.A69]+[$'Coordinate Interpolation'.$AC$40]" office:value-type="float" office:value="-294.258091417078" calcext:value-type="float">
            <text:p>-294.258091417078</text:p>
          </table:table-cell>
          <table:table-cell table:formula="of:=SQRT(([.D69]-[.B69])^2+([.E69]-[.C69])^2)" office:value-type="float" office:value="806.115434601054" calcext:value-type="float">
            <text:p>806.1154346010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Coordinate Interpolation'.$B$41]*[.A70]+[$'Coordinate Interpolation'.$B$40]" office:value-type="float" office:value="194.439629794451" calcext:value-type="float">
            <text:p>194.439629794451</text:p>
          </table:table-cell>
          <table:table-cell table:formula="of:=[$'Coordinate Interpolation'.$J$41]*[.A70]+[$'Coordinate Interpolation'.$J$40]" office:value-type="float" office:value="-365.650957349243" calcext:value-type="float">
            <text:p>-365.650957349243</text:p>
          </table:table-cell>
          <table:table-cell table:formula="of:=[$'Coordinate Interpolation'.$U$41]*[.A70]+[$'Coordinate Interpolation'.$U$40]" office:value-type="float" office:value="998.028937202027" calcext:value-type="float">
            <text:p>998.028937202027</text:p>
          </table:table-cell>
          <table:table-cell table:formula="of:=[$'Coordinate Interpolation'.$AC$41]*[.A70]+[$'Coordinate Interpolation'.$AC$40]" office:value-type="float" office:value="-294.727493823688" calcext:value-type="float">
            <text:p>-294.727493823688</text:p>
          </table:table-cell>
          <table:table-cell table:formula="of:=SQRT(([.D70]-[.B70])^2+([.E70]-[.C70])^2)" office:value-type="float" office:value="806.713029929633" calcext:value-type="float">
            <text:p>806.7130299296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Coordinate Interpolation'.$B$41]*[.A71]+[$'Coordinate Interpolation'.$B$40]" office:value-type="float" office:value="193.996803714803" calcext:value-type="float">
            <text:p>193.996803714803</text:p>
          </table:table-cell>
          <table:table-cell table:formula="of:=[$'Coordinate Interpolation'.$J$41]*[.A71]+[$'Coordinate Interpolation'.$J$40]" office:value-type="float" office:value="-365.979702132071" calcext:value-type="float">
            <text:p>-365.979702132071</text:p>
          </table:table-cell>
          <table:table-cell table:formula="of:=[$'Coordinate Interpolation'.$U$41]*[.A71]+[$'Coordinate Interpolation'.$U$40]" office:value-type="float" office:value="998.198467062905" calcext:value-type="float">
            <text:p>998.198467062905</text:p>
          </table:table-cell>
          <table:table-cell table:formula="of:=[$'Coordinate Interpolation'.$AC$41]*[.A71]+[$'Coordinate Interpolation'.$AC$40]" office:value-type="float" office:value="-295.196896230297" calcext:value-type="float">
            <text:p>-295.196896230297</text:p>
          </table:table-cell>
          <table:table-cell table:formula="of:=SQRT(([.D71]-[.B71])^2+([.E71]-[.C71])^2)" office:value-type="float" office:value="807.310671887336" calcext:value-type="float">
            <text:p>807.3106718873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Coordinate Interpolation'.$B$41]*[.A72]+[$'Coordinate Interpolation'.$B$40]" office:value-type="float" office:value="193.553977635156" calcext:value-type="float">
            <text:p>193.553977635156</text:p>
          </table:table-cell>
          <table:table-cell table:formula="of:=[$'Coordinate Interpolation'.$J$41]*[.A72]+[$'Coordinate Interpolation'.$J$40]" office:value-type="float" office:value="-366.308446914899" calcext:value-type="float">
            <text:p>-366.308446914899</text:p>
          </table:table-cell>
          <table:table-cell table:formula="of:=[$'Coordinate Interpolation'.$U$41]*[.A72]+[$'Coordinate Interpolation'.$U$40]" office:value-type="float" office:value="998.367996923783" calcext:value-type="float">
            <text:p>998.367996923783</text:p>
          </table:table-cell>
          <table:table-cell table:formula="of:=[$'Coordinate Interpolation'.$AC$41]*[.A72]+[$'Coordinate Interpolation'.$AC$40]" office:value-type="float" office:value="-295.666298636907" calcext:value-type="float">
            <text:p>-295.666298636907</text:p>
          </table:table-cell>
          <table:table-cell table:formula="of:=SQRT(([.D72]-[.B72])^2+([.E72]-[.C72])^2)" office:value-type="float" office:value="807.908360370683" calcext:value-type="float">
            <text:p>807.9083603706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Coordinate Interpolation'.$B$41]*[.A73]+[$'Coordinate Interpolation'.$B$40]" office:value-type="float" office:value="193.111151555508" calcext:value-type="float">
            <text:p>193.111151555508</text:p>
          </table:table-cell>
          <table:table-cell table:formula="of:=[$'Coordinate Interpolation'.$J$41]*[.A73]+[$'Coordinate Interpolation'.$J$40]" office:value-type="float" office:value="-366.637191697728" calcext:value-type="float">
            <text:p>-366.637191697728</text:p>
          </table:table-cell>
          <table:table-cell table:formula="of:=[$'Coordinate Interpolation'.$U$41]*[.A73]+[$'Coordinate Interpolation'.$U$40]" office:value-type="float" office:value="998.537526784661" calcext:value-type="float">
            <text:p>998.537526784661</text:p>
          </table:table-cell>
          <table:table-cell table:formula="of:=[$'Coordinate Interpolation'.$AC$41]*[.A73]+[$'Coordinate Interpolation'.$AC$40]" office:value-type="float" office:value="-296.135701043516" calcext:value-type="float">
            <text:p>-296.135701043516</text:p>
          </table:table-cell>
          <table:table-cell table:formula="of:=SQRT(([.D73]-[.B73])^2+([.E73]-[.C73])^2)" office:value-type="float" office:value="808.506095276491" calcext:value-type="float">
            <text:p>808.5060952764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Coordinate Interpolation'.$B$41]*[.A74]+[$'Coordinate Interpolation'.$B$40]" office:value-type="float" office:value="192.668325475861" calcext:value-type="float">
            <text:p>192.668325475861</text:p>
          </table:table-cell>
          <table:table-cell table:formula="of:=[$'Coordinate Interpolation'.$J$41]*[.A74]+[$'Coordinate Interpolation'.$J$40]" office:value-type="float" office:value="-366.965936480556" calcext:value-type="float">
            <text:p>-366.965936480556</text:p>
          </table:table-cell>
          <table:table-cell table:formula="of:=[$'Coordinate Interpolation'.$U$41]*[.A74]+[$'Coordinate Interpolation'.$U$40]" office:value-type="float" office:value="998.707056645539" calcext:value-type="float">
            <text:p>998.707056645539</text:p>
          </table:table-cell>
          <table:table-cell table:formula="of:=[$'Coordinate Interpolation'.$AC$41]*[.A74]+[$'Coordinate Interpolation'.$AC$40]" office:value-type="float" office:value="-296.605103450126" calcext:value-type="float">
            <text:p>-296.605103450126</text:p>
          </table:table-cell>
          <table:table-cell table:formula="of:=SQRT(([.D74]-[.B74])^2+([.E74]-[.C74])^2)" office:value-type="float" office:value="809.103876501875" calcext:value-type="float">
            <text:p>809.1038765018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Coordinate Interpolation'.$B$41]*[.A75]+[$'Coordinate Interpolation'.$B$40]" office:value-type="float" office:value="192.225499396213" calcext:value-type="float">
            <text:p>192.225499396213</text:p>
          </table:table-cell>
          <table:table-cell table:formula="of:=[$'Coordinate Interpolation'.$J$41]*[.A75]+[$'Coordinate Interpolation'.$J$40]" office:value-type="float" office:value="-367.294681263385" calcext:value-type="float">
            <text:p>-367.294681263385</text:p>
          </table:table-cell>
          <table:table-cell table:formula="of:=[$'Coordinate Interpolation'.$U$41]*[.A75]+[$'Coordinate Interpolation'.$U$40]" office:value-type="float" office:value="998.876586506417" calcext:value-type="float">
            <text:p>998.876586506417</text:p>
          </table:table-cell>
          <table:table-cell table:formula="of:=[$'Coordinate Interpolation'.$AC$41]*[.A75]+[$'Coordinate Interpolation'.$AC$40]" office:value-type="float" office:value="-297.074505856735" calcext:value-type="float">
            <text:p>-297.074505856735</text:p>
          </table:table-cell>
          <table:table-cell table:formula="of:=SQRT(([.D75]-[.B75])^2+([.E75]-[.C75])^2)" office:value-type="float" office:value="809.701703944246" calcext:value-type="float">
            <text:p>809.7017039442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Coordinate Interpolation'.$B$41]*[.A76]+[$'Coordinate Interpolation'.$B$40]" office:value-type="float" office:value="191.782673316566" calcext:value-type="float">
            <text:p>191.782673316566</text:p>
          </table:table-cell>
          <table:table-cell table:formula="of:=[$'Coordinate Interpolation'.$J$41]*[.A76]+[$'Coordinate Interpolation'.$J$40]" office:value-type="float" office:value="-367.623426046213" calcext:value-type="float">
            <text:p>-367.623426046213</text:p>
          </table:table-cell>
          <table:table-cell table:formula="of:=[$'Coordinate Interpolation'.$U$41]*[.A76]+[$'Coordinate Interpolation'.$U$40]" office:value-type="float" office:value="999.046116367295" calcext:value-type="float">
            <text:p>999.046116367295</text:p>
          </table:table-cell>
          <table:table-cell table:formula="of:=[$'Coordinate Interpolation'.$AC$41]*[.A76]+[$'Coordinate Interpolation'.$AC$40]" office:value-type="float" office:value="-297.543908263345" calcext:value-type="float">
            <text:p>-297.543908263345</text:p>
          </table:table-cell>
          <table:table-cell table:formula="of:=SQRT(([.D76]-[.B76])^2+([.E76]-[.C76])^2)" office:value-type="float" office:value="810.299577501308" calcext:value-type="float">
            <text:p>810.2995775013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Coordinate Interpolation'.$B$41]*[.A77]+[$'Coordinate Interpolation'.$B$40]" office:value-type="float" office:value="191.339847236918" calcext:value-type="float">
            <text:p>191.339847236918</text:p>
          </table:table-cell>
          <table:table-cell table:formula="of:=[$'Coordinate Interpolation'.$J$41]*[.A77]+[$'Coordinate Interpolation'.$J$40]" office:value-type="float" office:value="-367.952170829041" calcext:value-type="float">
            <text:p>-367.952170829041</text:p>
          </table:table-cell>
          <table:table-cell table:formula="of:=[$'Coordinate Interpolation'.$U$41]*[.A77]+[$'Coordinate Interpolation'.$U$40]" office:value-type="float" office:value="999.215646228173" calcext:value-type="float">
            <text:p>999.215646228173</text:p>
          </table:table-cell>
          <table:table-cell table:formula="of:=[$'Coordinate Interpolation'.$AC$41]*[.A77]+[$'Coordinate Interpolation'.$AC$40]" office:value-type="float" office:value="-298.013310669954" calcext:value-type="float">
            <text:p>-298.013310669954</text:p>
          </table:table-cell>
          <table:table-cell table:formula="of:=SQRT(([.D77]-[.B77])^2+([.E77]-[.C77])^2)" office:value-type="float" office:value="810.897497071061" calcext:value-type="float">
            <text:p>810.8974970710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Coordinate Interpolation'.$B$41]*[.A78]+[$'Coordinate Interpolation'.$B$40]" office:value-type="float" office:value="190.897021157271" calcext:value-type="float">
            <text:p>190.897021157271</text:p>
          </table:table-cell>
          <table:table-cell table:formula="of:=[$'Coordinate Interpolation'.$J$41]*[.A78]+[$'Coordinate Interpolation'.$J$40]" office:value-type="float" office:value="-368.28091561187" calcext:value-type="float">
            <text:p>-368.28091561187</text:p>
          </table:table-cell>
          <table:table-cell table:formula="of:=[$'Coordinate Interpolation'.$U$41]*[.A78]+[$'Coordinate Interpolation'.$U$40]" office:value-type="float" office:value="999.385176089052" calcext:value-type="float">
            <text:p>999.385176089052</text:p>
          </table:table-cell>
          <table:table-cell table:formula="of:=[$'Coordinate Interpolation'.$AC$41]*[.A78]+[$'Coordinate Interpolation'.$AC$40]" office:value-type="float" office:value="-298.482713076564" calcext:value-type="float">
            <text:p>-298.482713076564</text:p>
          </table:table-cell>
          <table:table-cell table:formula="of:=SQRT(([.D78]-[.B78])^2+([.E78]-[.C78])^2)" office:value-type="float" office:value="811.495462551797" calcext:value-type="float">
            <text:p>811.4954625517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Coordinate Interpolation'.$B$41]*[.A79]+[$'Coordinate Interpolation'.$B$40]" office:value-type="float" office:value="190.454195077623" calcext:value-type="float">
            <text:p>190.454195077623</text:p>
          </table:table-cell>
          <table:table-cell table:formula="of:=[$'Coordinate Interpolation'.$J$41]*[.A79]+[$'Coordinate Interpolation'.$J$40]" office:value-type="float" office:value="-368.609660394698" calcext:value-type="float">
            <text:p>-368.609660394698</text:p>
          </table:table-cell>
          <table:table-cell table:formula="of:=[$'Coordinate Interpolation'.$U$41]*[.A79]+[$'Coordinate Interpolation'.$U$40]" office:value-type="float" office:value="999.55470594993" calcext:value-type="float">
            <text:p>999.55470594993</text:p>
          </table:table-cell>
          <table:table-cell table:formula="of:=[$'Coordinate Interpolation'.$AC$41]*[.A79]+[$'Coordinate Interpolation'.$AC$40]" office:value-type="float" office:value="-298.952115483173" calcext:value-type="float">
            <text:p>-298.952115483173</text:p>
          </table:table-cell>
          <table:table-cell table:formula="of:=SQRT(([.D79]-[.B79])^2+([.E79]-[.C79])^2)" office:value-type="float" office:value="812.093473842099" calcext:value-type="float">
            <text:p>812.0934738420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Coordinate Interpolation'.$B$41]*[.A80]+[$'Coordinate Interpolation'.$B$40]" office:value-type="float" office:value="190.011368997976" calcext:value-type="float">
            <text:p>190.011368997976</text:p>
          </table:table-cell>
          <table:table-cell table:formula="of:=[$'Coordinate Interpolation'.$J$41]*[.A80]+[$'Coordinate Interpolation'.$J$40]" office:value-type="float" office:value="-368.938405177526" calcext:value-type="float">
            <text:p>-368.938405177526</text:p>
          </table:table-cell>
          <table:table-cell table:formula="of:=[$'Coordinate Interpolation'.$U$41]*[.A80]+[$'Coordinate Interpolation'.$U$40]" office:value-type="float" office:value="999.724235810808" calcext:value-type="float">
            <text:p>999.724235810808</text:p>
          </table:table-cell>
          <table:table-cell table:formula="of:=[$'Coordinate Interpolation'.$AC$41]*[.A80]+[$'Coordinate Interpolation'.$AC$40]" office:value-type="float" office:value="-299.421517889783" calcext:value-type="float">
            <text:p>-299.421517889783</text:p>
          </table:table-cell>
          <table:table-cell table:formula="of:=SQRT(([.D80]-[.B80])^2+([.E80]-[.C80])^2)" office:value-type="float" office:value="812.691530840842" calcext:value-type="float">
            <text:p>812.6915308408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Coordinate Interpolation'.$B$41]*[.A81]+[$'Coordinate Interpolation'.$B$40]" office:value-type="float" office:value="189.568542918328" calcext:value-type="float">
            <text:p>189.568542918328</text:p>
          </table:table-cell>
          <table:table-cell table:formula="of:=[$'Coordinate Interpolation'.$J$41]*[.A81]+[$'Coordinate Interpolation'.$J$40]" office:value-type="float" office:value="-369.267149960355" calcext:value-type="float">
            <text:p>-369.267149960355</text:p>
          </table:table-cell>
          <table:table-cell table:formula="of:=[$'Coordinate Interpolation'.$U$41]*[.A81]+[$'Coordinate Interpolation'.$U$40]" office:value-type="float" office:value="999.893765671686" calcext:value-type="float">
            <text:p>999.893765671686</text:p>
          </table:table-cell>
          <table:table-cell table:formula="of:=[$'Coordinate Interpolation'.$AC$41]*[.A81]+[$'Coordinate Interpolation'.$AC$40]" office:value-type="float" office:value="-299.890920296392" calcext:value-type="float">
            <text:p>-299.890920296392</text:p>
          </table:table-cell>
          <table:table-cell table:formula="of:=SQRT(([.D81]-[.B81])^2+([.E81]-[.C81])^2)" office:value-type="float" office:value="813.289633447191" calcext:value-type="float">
            <text:p>813.2896334471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Coordinate Interpolation'.$B$41]*[.A82]+[$'Coordinate Interpolation'.$B$40]" office:value-type="float" office:value="189.125716838681" calcext:value-type="float">
            <text:p>189.125716838681</text:p>
          </table:table-cell>
          <table:table-cell table:formula="of:=[$'Coordinate Interpolation'.$J$41]*[.A82]+[$'Coordinate Interpolation'.$J$40]" office:value-type="float" office:value="-369.595894743183" calcext:value-type="float">
            <text:p>-369.595894743183</text:p>
          </table:table-cell>
          <table:table-cell table:formula="of:=[$'Coordinate Interpolation'.$U$41]*[.A82]+[$'Coordinate Interpolation'.$U$40]" office:value-type="float" office:value="1000.06329553256" calcext:value-type="float">
            <text:p>1000.06329553256</text:p>
          </table:table-cell>
          <table:table-cell table:formula="of:=[$'Coordinate Interpolation'.$AC$41]*[.A82]+[$'Coordinate Interpolation'.$AC$40]" office:value-type="float" office:value="-300.360322703002" calcext:value-type="float">
            <text:p>-300.360322703002</text:p>
          </table:table-cell>
          <table:table-cell table:formula="of:=SQRT(([.D82]-[.B82])^2+([.E82]-[.C82])^2)" office:value-type="float" office:value="813.887781560597" calcext:value-type="float">
            <text:p>813.8877815605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Coordinate Interpolation'.$B$41]*[.A83]+[$'Coordinate Interpolation'.$B$40]" office:value-type="float" office:value="188.682890759033" calcext:value-type="float">
            <text:p>188.682890759033</text:p>
          </table:table-cell>
          <table:table-cell table:formula="of:=[$'Coordinate Interpolation'.$J$41]*[.A83]+[$'Coordinate Interpolation'.$J$40]" office:value-type="float" office:value="-369.924639526011" calcext:value-type="float">
            <text:p>-369.924639526011</text:p>
          </table:table-cell>
          <table:table-cell table:formula="of:=[$'Coordinate Interpolation'.$U$41]*[.A83]+[$'Coordinate Interpolation'.$U$40]" office:value-type="float" office:value="1000.23282539344" calcext:value-type="float">
            <text:p>1000.23282539344</text:p>
          </table:table-cell>
          <table:table-cell table:formula="of:=[$'Coordinate Interpolation'.$AC$41]*[.A83]+[$'Coordinate Interpolation'.$AC$40]" office:value-type="float" office:value="-300.829725109611" calcext:value-type="float">
            <text:p>-300.829725109611</text:p>
          </table:table-cell>
          <table:table-cell table:formula="of:=SQRT(([.D83]-[.B83])^2+([.E83]-[.C83])^2)" office:value-type="float" office:value="814.485975080801" calcext:value-type="float">
            <text:p>814.4859750808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Coordinate Interpolation'.$B$41]*[.A84]+[$'Coordinate Interpolation'.$B$40]" office:value-type="float" office:value="188.240064679386" calcext:value-type="float">
            <text:p>188.240064679386</text:p>
          </table:table-cell>
          <table:table-cell table:formula="of:=[$'Coordinate Interpolation'.$J$41]*[.A84]+[$'Coordinate Interpolation'.$J$40]" office:value-type="float" office:value="-370.25338430884" calcext:value-type="float">
            <text:p>-370.25338430884</text:p>
          </table:table-cell>
          <table:table-cell table:formula="of:=[$'Coordinate Interpolation'.$U$41]*[.A84]+[$'Coordinate Interpolation'.$U$40]" office:value-type="float" office:value="1000.40235525432" calcext:value-type="float">
            <text:p>1000.40235525432</text:p>
          </table:table-cell>
          <table:table-cell table:formula="of:=[$'Coordinate Interpolation'.$AC$41]*[.A84]+[$'Coordinate Interpolation'.$AC$40]" office:value-type="float" office:value="-301.299127516221" calcext:value-type="float">
            <text:p>-301.299127516221</text:p>
          </table:table-cell>
          <table:table-cell table:formula="of:=SQRT(([.D84]-[.B84])^2+([.E84]-[.C84])^2)" office:value-type="float" office:value="815.084213907831" calcext:value-type="float">
            <text:p>815.0842139078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Coordinate Interpolation'.$B$41]*[.A85]+[$'Coordinate Interpolation'.$B$40]" office:value-type="float" office:value="187.797238599738" calcext:value-type="float">
            <text:p>187.797238599738</text:p>
          </table:table-cell>
          <table:table-cell table:formula="of:=[$'Coordinate Interpolation'.$J$41]*[.A85]+[$'Coordinate Interpolation'.$J$40]" office:value-type="float" office:value="-370.582129091668" calcext:value-type="float">
            <text:p>-370.582129091668</text:p>
          </table:table-cell>
          <table:table-cell table:formula="of:=[$'Coordinate Interpolation'.$U$41]*[.A85]+[$'Coordinate Interpolation'.$U$40]" office:value-type="float" office:value="1000.5718851152" calcext:value-type="float">
            <text:p>1000.5718851152</text:p>
          </table:table-cell>
          <table:table-cell table:formula="of:=[$'Coordinate Interpolation'.$AC$41]*[.A85]+[$'Coordinate Interpolation'.$AC$40]" office:value-type="float" office:value="-301.76852992283" calcext:value-type="float">
            <text:p>-301.76852992283</text:p>
          </table:table-cell>
          <table:table-cell table:formula="of:=SQRT(([.D85]-[.B85])^2+([.E85]-[.C85])^2)" office:value-type="float" office:value="815.682497942" calcext:value-type="float">
            <text:p>815.6824979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Coordinate Interpolation'.$B$41]*[.A86]+[$'Coordinate Interpolation'.$B$40]" office:value-type="float" office:value="187.354412520091" calcext:value-type="float">
            <text:p>187.354412520091</text:p>
          </table:table-cell>
          <table:table-cell table:formula="of:=[$'Coordinate Interpolation'.$J$41]*[.A86]+[$'Coordinate Interpolation'.$J$40]" office:value-type="float" office:value="-370.910873874497" calcext:value-type="float">
            <text:p>-370.910873874497</text:p>
          </table:table-cell>
          <table:table-cell table:formula="of:=[$'Coordinate Interpolation'.$U$41]*[.A86]+[$'Coordinate Interpolation'.$U$40]" office:value-type="float" office:value="1000.74141497608" calcext:value-type="float">
            <text:p>1000.74141497608</text:p>
          </table:table-cell>
          <table:table-cell table:formula="of:=[$'Coordinate Interpolation'.$AC$41]*[.A86]+[$'Coordinate Interpolation'.$AC$40]" office:value-type="float" office:value="-302.23793232944" calcext:value-type="float">
            <text:p>-302.23793232944</text:p>
          </table:table-cell>
          <table:table-cell table:formula="of:=SQRT(([.D86]-[.B86])^2+([.E86]-[.C86])^2)" office:value-type="float" office:value="816.280827083905" calcext:value-type="float">
            <text:p>816.2808270839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Coordinate Interpolation'.$B$41]*[.A87]+[$'Coordinate Interpolation'.$B$40]" office:value-type="float" office:value="186.911586440443" calcext:value-type="float">
            <text:p>186.911586440443</text:p>
          </table:table-cell>
          <table:table-cell table:formula="of:=[$'Coordinate Interpolation'.$J$41]*[.A87]+[$'Coordinate Interpolation'.$J$40]" office:value-type="float" office:value="-371.239618657325" calcext:value-type="float">
            <text:p>-371.239618657325</text:p>
          </table:table-cell>
          <table:table-cell table:formula="of:=[$'Coordinate Interpolation'.$U$41]*[.A87]+[$'Coordinate Interpolation'.$U$40]" office:value-type="float" office:value="1000.91094483695" calcext:value-type="float">
            <text:p>1000.91094483695</text:p>
          </table:table-cell>
          <table:table-cell table:formula="of:=[$'Coordinate Interpolation'.$AC$41]*[.A87]+[$'Coordinate Interpolation'.$AC$40]" office:value-type="float" office:value="-302.707334736049" calcext:value-type="float">
            <text:p>-302.707334736049</text:p>
          </table:table-cell>
          <table:table-cell table:formula="of:=SQRT(([.D87]-[.B87])^2+([.E87]-[.C87])^2)" office:value-type="float" office:value="816.879201234429" calcext:value-type="float">
            <text:p>816.8792012344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Coordinate Interpolation'.$B$41]*[.A88]+[$'Coordinate Interpolation'.$B$40]" office:value-type="float" office:value="186.468760360796" calcext:value-type="float">
            <text:p>186.468760360796</text:p>
          </table:table-cell>
          <table:table-cell table:formula="of:=[$'Coordinate Interpolation'.$J$41]*[.A88]+[$'Coordinate Interpolation'.$J$40]" office:value-type="float" office:value="-371.568363440153" calcext:value-type="float">
            <text:p>-371.568363440153</text:p>
          </table:table-cell>
          <table:table-cell table:formula="of:=[$'Coordinate Interpolation'.$U$41]*[.A88]+[$'Coordinate Interpolation'.$U$40]" office:value-type="float" office:value="1001.08047469783" calcext:value-type="float">
            <text:p>1001.08047469783</text:p>
          </table:table-cell>
          <table:table-cell table:formula="of:=[$'Coordinate Interpolation'.$AC$41]*[.A88]+[$'Coordinate Interpolation'.$AC$40]" office:value-type="float" office:value="-303.176737142659" calcext:value-type="float">
            <text:p>-303.176737142659</text:p>
          </table:table-cell>
          <table:table-cell table:formula="of:=SQRT(([.D88]-[.B88])^2+([.E88]-[.C88])^2)" office:value-type="float" office:value="817.477620294735" calcext:value-type="float">
            <text:p>817.4776202947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Coordinate Interpolation'.$B$41]*[.A89]+[$'Coordinate Interpolation'.$B$40]" office:value-type="float" office:value="186.025934281148" calcext:value-type="float">
            <text:p>186.025934281148</text:p>
          </table:table-cell>
          <table:table-cell table:formula="of:=[$'Coordinate Interpolation'.$J$41]*[.A89]+[$'Coordinate Interpolation'.$J$40]" office:value-type="float" office:value="-371.897108222982" calcext:value-type="float">
            <text:p>-371.897108222982</text:p>
          </table:table-cell>
          <table:table-cell table:formula="of:=[$'Coordinate Interpolation'.$U$41]*[.A89]+[$'Coordinate Interpolation'.$U$40]" office:value-type="float" office:value="1001.25000455871" calcext:value-type="float">
            <text:p>1001.25000455871</text:p>
          </table:table-cell>
          <table:table-cell table:formula="of:=[$'Coordinate Interpolation'.$AC$41]*[.A89]+[$'Coordinate Interpolation'.$AC$40]" office:value-type="float" office:value="-303.646139549268" calcext:value-type="float">
            <text:p>-303.646139549268</text:p>
          </table:table-cell>
          <table:table-cell table:formula="of:=SQRT(([.D89]-[.B89])^2+([.E89]-[.C89])^2)" office:value-type="float" office:value="818.076084166269" calcext:value-type="float">
            <text:p>818.0760841662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Coordinate Interpolation'.$B$41]*[.A90]+[$'Coordinate Interpolation'.$B$40]" office:value-type="float" office:value="185.583108201501" calcext:value-type="float">
            <text:p>185.583108201501</text:p>
          </table:table-cell>
          <table:table-cell table:formula="of:=[$'Coordinate Interpolation'.$J$41]*[.A90]+[$'Coordinate Interpolation'.$J$40]" office:value-type="float" office:value="-372.22585300581" calcext:value-type="float">
            <text:p>-372.22585300581</text:p>
          </table:table-cell>
          <table:table-cell table:formula="of:=[$'Coordinate Interpolation'.$U$41]*[.A90]+[$'Coordinate Interpolation'.$U$40]" office:value-type="float" office:value="1001.41953441959" calcext:value-type="float">
            <text:p>1001.41953441959</text:p>
          </table:table-cell>
          <table:table-cell table:formula="of:=[$'Coordinate Interpolation'.$AC$41]*[.A90]+[$'Coordinate Interpolation'.$AC$40]" office:value-type="float" office:value="-304.115541955878" calcext:value-type="float">
            <text:p>-304.115541955878</text:p>
          </table:table-cell>
          <table:table-cell table:formula="of:=SQRT(([.D90]-[.B90])^2+([.E90]-[.C90])^2)" office:value-type="float" office:value="818.674592750759" calcext:value-type="float">
            <text:p>818.6745927507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Coordinate Interpolation'.$B$41]*[.A91]+[$'Coordinate Interpolation'.$B$40]" office:value-type="float" office:value="185.140282121853" calcext:value-type="float">
            <text:p>185.140282121853</text:p>
          </table:table-cell>
          <table:table-cell table:formula="of:=[$'Coordinate Interpolation'.$J$41]*[.A91]+[$'Coordinate Interpolation'.$J$40]" office:value-type="float" office:value="-372.554597788638" calcext:value-type="float">
            <text:p>-372.554597788638</text:p>
          </table:table-cell>
          <table:table-cell table:formula="of:=[$'Coordinate Interpolation'.$U$41]*[.A91]+[$'Coordinate Interpolation'.$U$40]" office:value-type="float" office:value="1001.58906428047" calcext:value-type="float">
            <text:p>1001.58906428047</text:p>
          </table:table-cell>
          <table:table-cell table:formula="of:=[$'Coordinate Interpolation'.$AC$41]*[.A91]+[$'Coordinate Interpolation'.$AC$40]" office:value-type="float" office:value="-304.584944362487" calcext:value-type="float">
            <text:p>-304.584944362487</text:p>
          </table:table-cell>
          <table:table-cell table:formula="of:=SQRT(([.D91]-[.B91])^2+([.E91]-[.C91])^2)" office:value-type="float" office:value="819.27314595021" calcext:value-type="float">
            <text:p>819.273145950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Coordinate Interpolation'.$B$41]*[.A92]+[$'Coordinate Interpolation'.$B$40]" office:value-type="float" office:value="184.697456042206" calcext:value-type="float">
            <text:p>184.697456042206</text:p>
          </table:table-cell>
          <table:table-cell table:formula="of:=[$'Coordinate Interpolation'.$J$41]*[.A92]+[$'Coordinate Interpolation'.$J$40]" office:value-type="float" office:value="-372.883342571467" calcext:value-type="float">
            <text:p>-372.883342571467</text:p>
          </table:table-cell>
          <table:table-cell table:formula="of:=[$'Coordinate Interpolation'.$U$41]*[.A92]+[$'Coordinate Interpolation'.$U$40]" office:value-type="float" office:value="1001.75859414135" calcext:value-type="float">
            <text:p>1001.75859414135</text:p>
          </table:table-cell>
          <table:table-cell table:formula="of:=[$'Coordinate Interpolation'.$AC$41]*[.A92]+[$'Coordinate Interpolation'.$AC$40]" office:value-type="float" office:value="-305.054346769097" calcext:value-type="float">
            <text:p>-305.054346769097</text:p>
          </table:table-cell>
          <table:table-cell table:formula="of:=SQRT(([.D92]-[.B92])^2+([.E92]-[.C92])^2)" office:value-type="float" office:value="819.87174366691" calcext:value-type="float">
            <text:p>819.871743666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Coordinate Interpolation'.$B$41]*[.A93]+[$'Coordinate Interpolation'.$B$40]" office:value-type="float" office:value="184.254629962558" calcext:value-type="float">
            <text:p>184.254629962558</text:p>
          </table:table-cell>
          <table:table-cell table:formula="of:=[$'Coordinate Interpolation'.$J$41]*[.A93]+[$'Coordinate Interpolation'.$J$40]" office:value-type="float" office:value="-373.212087354295" calcext:value-type="float">
            <text:p>-373.212087354295</text:p>
          </table:table-cell>
          <table:table-cell table:formula="of:=[$'Coordinate Interpolation'.$U$41]*[.A93]+[$'Coordinate Interpolation'.$U$40]" office:value-type="float" office:value="1001.92812400222" calcext:value-type="float">
            <text:p>1001.92812400222</text:p>
          </table:table-cell>
          <table:table-cell table:formula="of:=[$'Coordinate Interpolation'.$AC$41]*[.A93]+[$'Coordinate Interpolation'.$AC$40]" office:value-type="float" office:value="-305.523749175706" calcext:value-type="float">
            <text:p>-305.523749175706</text:p>
          </table:table-cell>
          <table:table-cell table:formula="of:=SQRT(([.D93]-[.B93])^2+([.E93]-[.C93])^2)" office:value-type="float" office:value="820.47038580342" calcext:value-type="float">
            <text:p>820.470385803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Coordinate Interpolation'.$B$41]*[.A94]+[$'Coordinate Interpolation'.$B$40]" office:value-type="float" office:value="183.811803882911" calcext:value-type="float">
            <text:p>183.811803882911</text:p>
          </table:table-cell>
          <table:table-cell table:formula="of:=[$'Coordinate Interpolation'.$J$41]*[.A94]+[$'Coordinate Interpolation'.$J$40]" office:value-type="float" office:value="-373.540832137123" calcext:value-type="float">
            <text:p>-373.540832137123</text:p>
          </table:table-cell>
          <table:table-cell table:formula="of:=[$'Coordinate Interpolation'.$U$41]*[.A94]+[$'Coordinate Interpolation'.$U$40]" office:value-type="float" office:value="1002.0976538631" calcext:value-type="float">
            <text:p>1002.0976538631</text:p>
          </table:table-cell>
          <table:table-cell table:formula="of:=[$'Coordinate Interpolation'.$AC$41]*[.A94]+[$'Coordinate Interpolation'.$AC$40]" office:value-type="float" office:value="-305.993151582316" calcext:value-type="float">
            <text:p>-305.993151582316</text:p>
          </table:table-cell>
          <table:table-cell table:formula="of:=SQRT(([.D94]-[.B94])^2+([.E94]-[.C94])^2)" office:value-type="float" office:value="821.069072262582" calcext:value-type="float">
            <text:p>821.0690722625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Coordinate Interpolation'.$B$41]*[.A95]+[$'Coordinate Interpolation'.$B$40]" office:value-type="float" office:value="183.368977803263" calcext:value-type="float">
            <text:p>183.368977803263</text:p>
          </table:table-cell>
          <table:table-cell table:formula="of:=[$'Coordinate Interpolation'.$J$41]*[.A95]+[$'Coordinate Interpolation'.$J$40]" office:value-type="float" office:value="-373.869576919952" calcext:value-type="float">
            <text:p>-373.869576919952</text:p>
          </table:table-cell>
          <table:table-cell table:formula="of:=[$'Coordinate Interpolation'.$U$41]*[.A95]+[$'Coordinate Interpolation'.$U$40]" office:value-type="float" office:value="1002.26718372398" calcext:value-type="float">
            <text:p>1002.26718372398</text:p>
          </table:table-cell>
          <table:table-cell table:formula="of:=[$'Coordinate Interpolation'.$AC$41]*[.A95]+[$'Coordinate Interpolation'.$AC$40]" office:value-type="float" office:value="-306.462553988925" calcext:value-type="float">
            <text:p>-306.462553988925</text:p>
          </table:table-cell>
          <table:table-cell table:formula="of:=SQRT(([.D95]-[.B95])^2+([.E95]-[.C95])^2)" office:value-type="float" office:value="821.667802947512" calcext:value-type="float">
            <text:p>821.6678029475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Coordinate Interpolation'.$B$41]*[.A96]+[$'Coordinate Interpolation'.$B$40]" office:value-type="float" office:value="182.926151723616" calcext:value-type="float">
            <text:p>182.926151723616</text:p>
          </table:table-cell>
          <table:table-cell table:formula="of:=[$'Coordinate Interpolation'.$J$41]*[.A96]+[$'Coordinate Interpolation'.$J$40]" office:value-type="float" office:value="-374.19832170278" calcext:value-type="float">
            <text:p>-374.19832170278</text:p>
          </table:table-cell>
          <table:table-cell table:formula="of:=[$'Coordinate Interpolation'.$U$41]*[.A96]+[$'Coordinate Interpolation'.$U$40]" office:value-type="float" office:value="1002.43671358486" calcext:value-type="float">
            <text:p>1002.43671358486</text:p>
          </table:table-cell>
          <table:table-cell table:formula="of:=[$'Coordinate Interpolation'.$AC$41]*[.A96]+[$'Coordinate Interpolation'.$AC$40]" office:value-type="float" office:value="-306.931956395535" calcext:value-type="float">
            <text:p>-306.931956395535</text:p>
          </table:table-cell>
          <table:table-cell table:formula="of:=SQRT(([.D96]-[.B96])^2+([.E96]-[.C96])^2)" office:value-type="float" office:value="822.266577761602" calcext:value-type="float">
            <text:p>822.2665777616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Coordinate Interpolation'.$B$41]*[.A97]+[$'Coordinate Interpolation'.$B$40]" office:value-type="float" office:value="182.483325643968" calcext:value-type="float">
            <text:p>182.483325643968</text:p>
          </table:table-cell>
          <table:table-cell table:formula="of:=[$'Coordinate Interpolation'.$J$41]*[.A97]+[$'Coordinate Interpolation'.$J$40]" office:value-type="float" office:value="-374.527066485609" calcext:value-type="float">
            <text:p>-374.527066485609</text:p>
          </table:table-cell>
          <table:table-cell table:formula="of:=[$'Coordinate Interpolation'.$U$41]*[.A97]+[$'Coordinate Interpolation'.$U$40]" office:value-type="float" office:value="1002.60624344574" calcext:value-type="float">
            <text:p>1002.60624344574</text:p>
          </table:table-cell>
          <table:table-cell table:formula="of:=[$'Coordinate Interpolation'.$AC$41]*[.A97]+[$'Coordinate Interpolation'.$AC$40]" office:value-type="float" office:value="-307.401358802145" calcext:value-type="float">
            <text:p>-307.401358802145</text:p>
          </table:table-cell>
          <table:table-cell table:formula="of:=SQRT(([.D97]-[.B97])^2+([.E97]-[.C97])^2)" office:value-type="float" office:value="822.865396608516" calcext:value-type="float">
            <text:p>822.8653966085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Coordinate Interpolation'.$B$41]*[.A98]+[$'Coordinate Interpolation'.$B$40]" office:value-type="float" office:value="182.040499564321" calcext:value-type="float">
            <text:p>182.040499564321</text:p>
          </table:table-cell>
          <table:table-cell table:formula="of:=[$'Coordinate Interpolation'.$J$41]*[.A98]+[$'Coordinate Interpolation'.$J$40]" office:value-type="float" office:value="-374.855811268437" calcext:value-type="float">
            <text:p>-374.855811268437</text:p>
          </table:table-cell>
          <table:table-cell table:formula="of:=[$'Coordinate Interpolation'.$U$41]*[.A98]+[$'Coordinate Interpolation'.$U$40]" office:value-type="float" office:value="1002.77577330661" calcext:value-type="float">
            <text:p>1002.77577330661</text:p>
          </table:table-cell>
          <table:table-cell table:formula="of:=[$'Coordinate Interpolation'.$AC$41]*[.A98]+[$'Coordinate Interpolation'.$AC$40]" office:value-type="float" office:value="-307.870761208754" calcext:value-type="float">
            <text:p>-307.870761208754</text:p>
          </table:table-cell>
          <table:table-cell table:formula="of:=SQRT(([.D98]-[.B98])^2+([.E98]-[.C98])^2)" office:value-type="float" office:value="823.464259392194" calcext:value-type="float">
            <text:p>823.4642593921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Coordinate Interpolation'.$B$41]*[.A99]+[$'Coordinate Interpolation'.$B$40]" office:value-type="float" office:value="181.597673484673" calcext:value-type="float">
            <text:p>181.597673484673</text:p>
          </table:table-cell>
          <table:table-cell table:formula="of:=[$'Coordinate Interpolation'.$J$41]*[.A99]+[$'Coordinate Interpolation'.$J$40]" office:value-type="float" office:value="-375.184556051265" calcext:value-type="float">
            <text:p>-375.184556051265</text:p>
          </table:table-cell>
          <table:table-cell table:formula="of:=[$'Coordinate Interpolation'.$U$41]*[.A99]+[$'Coordinate Interpolation'.$U$40]" office:value-type="float" office:value="1002.94530316749" calcext:value-type="float">
            <text:p>1002.94530316749</text:p>
          </table:table-cell>
          <table:table-cell table:formula="of:=[$'Coordinate Interpolation'.$AC$41]*[.A99]+[$'Coordinate Interpolation'.$AC$40]" office:value-type="float" office:value="-308.340163615364" calcext:value-type="float">
            <text:p>-308.340163615364</text:p>
          </table:table-cell>
          <table:table-cell table:formula="of:=SQRT(([.D99]-[.B99])^2+([.E99]-[.C99])^2)" office:value-type="float" office:value="824.063166016847" calcext:value-type="float">
            <text:p>824.0631660168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Coordinate Interpolation'.$B$41]*[.A100]+[$'Coordinate Interpolation'.$B$40]" office:value-type="float" office:value="181.154847405026" calcext:value-type="float">
            <text:p>181.154847405026</text:p>
          </table:table-cell>
          <table:table-cell table:formula="of:=[$'Coordinate Interpolation'.$J$41]*[.A100]+[$'Coordinate Interpolation'.$J$40]" office:value-type="float" office:value="-375.513300834094" calcext:value-type="float">
            <text:p>-375.513300834094</text:p>
          </table:table-cell>
          <table:table-cell table:formula="of:=[$'Coordinate Interpolation'.$U$41]*[.A100]+[$'Coordinate Interpolation'.$U$40]" office:value-type="float" office:value="1003.11483302837" calcext:value-type="float">
            <text:p>1003.11483302837</text:p>
          </table:table-cell>
          <table:table-cell table:formula="of:=[$'Coordinate Interpolation'.$AC$41]*[.A100]+[$'Coordinate Interpolation'.$AC$40]" office:value-type="float" office:value="-308.809566021973" calcext:value-type="float">
            <text:p>-308.809566021973</text:p>
          </table:table-cell>
          <table:table-cell table:formula="of:=SQRT(([.D100]-[.B100])^2+([.E100]-[.C100])^2)" office:value-type="float" office:value="824.662116386956" calcext:value-type="float">
            <text:p>824.6621163869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Coordinate Interpolation'.$B$41]*[.A101]+[$'Coordinate Interpolation'.$B$40]" office:value-type="float" office:value="180.712021325378" calcext:value-type="float">
            <text:p>180.712021325378</text:p>
          </table:table-cell>
          <table:table-cell table:formula="of:=[$'Coordinate Interpolation'.$J$41]*[.A101]+[$'Coordinate Interpolation'.$J$40]" office:value-type="float" office:value="-375.842045616922" calcext:value-type="float">
            <text:p>-375.842045616922</text:p>
          </table:table-cell>
          <table:table-cell table:formula="of:=[$'Coordinate Interpolation'.$U$41]*[.A101]+[$'Coordinate Interpolation'.$U$40]" office:value-type="float" office:value="1003.28436288925" calcext:value-type="float">
            <text:p>1003.28436288925</text:p>
          </table:table-cell>
          <table:table-cell table:formula="of:=[$'Coordinate Interpolation'.$AC$41]*[.A101]+[$'Coordinate Interpolation'.$AC$40]" office:value-type="float" office:value="-309.278968428583" calcext:value-type="float">
            <text:p>-309.278968428583</text:p>
          </table:table-cell>
          <table:table-cell table:formula="of:=SQRT(([.D101]-[.B101])^2+([.E101]-[.C101])^2)" office:value-type="float" office:value="825.261110407275" calcext:value-type="float">
            <text:p>825.2611104072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Coordinate Interpolation'.$B$41]*[.A102]+[$'Coordinate Interpolation'.$B$40]" office:value-type="float" office:value="180.269195245731" calcext:value-type="float">
            <text:p>180.269195245731</text:p>
          </table:table-cell>
          <table:table-cell table:formula="of:=[$'Coordinate Interpolation'.$J$41]*[.A102]+[$'Coordinate Interpolation'.$J$40]" office:value-type="float" office:value="-376.170790399751" calcext:value-type="float">
            <text:p>-376.170790399751</text:p>
          </table:table-cell>
          <table:table-cell table:formula="of:=[$'Coordinate Interpolation'.$U$41]*[.A102]+[$'Coordinate Interpolation'.$U$40]" office:value-type="float" office:value="1003.45389275013" calcext:value-type="float">
            <text:p>1003.45389275013</text:p>
          </table:table-cell>
          <table:table-cell table:formula="of:=[$'Coordinate Interpolation'.$AC$41]*[.A102]+[$'Coordinate Interpolation'.$AC$40]" office:value-type="float" office:value="-309.748370835192" calcext:value-type="float">
            <text:p>-309.748370835192</text:p>
          </table:table-cell>
          <table:table-cell table:formula="of:=SQRT(([.D102]-[.B102])^2+([.E102]-[.C102])^2)" office:value-type="float" office:value="825.860147982825" calcext:value-type="float">
            <text:p>825.8601479828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$'Coordinate Interpolation'.$B$41]*[.A103]+[$'Coordinate Interpolation'.$B$40]" office:value-type="float" office:value="179.826369166083" calcext:value-type="float">
            <text:p>179.826369166083</text:p>
          </table:table-cell>
          <table:table-cell table:formula="of:=[$'Coordinate Interpolation'.$J$41]*[.A103]+[$'Coordinate Interpolation'.$J$40]" office:value-type="float" office:value="-376.499535182579" calcext:value-type="float">
            <text:p>-376.499535182579</text:p>
          </table:table-cell>
          <table:table-cell table:formula="of:=[$'Coordinate Interpolation'.$U$41]*[.A103]+[$'Coordinate Interpolation'.$U$40]" office:value-type="float" office:value="1003.623422611" calcext:value-type="float">
            <text:p>1003.623422611</text:p>
          </table:table-cell>
          <table:table-cell table:formula="of:=[$'Coordinate Interpolation'.$AC$41]*[.A103]+[$'Coordinate Interpolation'.$AC$40]" office:value-type="float" office:value="-310.217773241802" calcext:value-type="float">
            <text:p>-310.217773241802</text:p>
          </table:table-cell>
          <table:table-cell table:formula="of:=SQRT(([.D103]-[.B103])^2+([.E103]-[.C103])^2)" office:value-type="float" office:value="826.459229018896" calcext:value-type="float">
            <text:p>826.4592290188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$'Coordinate Interpolation'.$B$41]*[.A104]+[$'Coordinate Interpolation'.$B$40]" office:value-type="float" office:value="179.383543086436" calcext:value-type="float">
            <text:p>179.383543086436</text:p>
          </table:table-cell>
          <table:table-cell table:formula="of:=[$'Coordinate Interpolation'.$J$41]*[.A104]+[$'Coordinate Interpolation'.$J$40]" office:value-type="float" office:value="-376.828279965407" calcext:value-type="float">
            <text:p>-376.828279965407</text:p>
          </table:table-cell>
          <table:table-cell table:formula="of:=[$'Coordinate Interpolation'.$U$41]*[.A104]+[$'Coordinate Interpolation'.$U$40]" office:value-type="float" office:value="1003.79295247188" calcext:value-type="float">
            <text:p>1003.79295247188</text:p>
          </table:table-cell>
          <table:table-cell table:formula="of:=[$'Coordinate Interpolation'.$AC$41]*[.A104]+[$'Coordinate Interpolation'.$AC$40]" office:value-type="float" office:value="-310.687175648411" calcext:value-type="float">
            <text:p>-310.687175648411</text:p>
          </table:table-cell>
          <table:table-cell table:formula="of:=SQRT(([.D104]-[.B104])^2+([.E104]-[.C104])^2)" office:value-type="float" office:value="827.058353421047" calcext:value-type="float">
            <text:p>827.0583534210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$'Coordinate Interpolation'.$B$41]*[.A105]+[$'Coordinate Interpolation'.$B$40]" office:value-type="float" office:value="178.940717006788" calcext:value-type="float">
            <text:p>178.940717006788</text:p>
          </table:table-cell>
          <table:table-cell table:formula="of:=[$'Coordinate Interpolation'.$J$41]*[.A105]+[$'Coordinate Interpolation'.$J$40]" office:value-type="float" office:value="-377.157024748236" calcext:value-type="float">
            <text:p>-377.157024748236</text:p>
          </table:table-cell>
          <table:table-cell table:formula="of:=[$'Coordinate Interpolation'.$U$41]*[.A105]+[$'Coordinate Interpolation'.$U$40]" office:value-type="float" office:value="1003.96248233276" calcext:value-type="float">
            <text:p>1003.96248233276</text:p>
          </table:table-cell>
          <table:table-cell table:formula="of:=[$'Coordinate Interpolation'.$AC$41]*[.A105]+[$'Coordinate Interpolation'.$AC$40]" office:value-type="float" office:value="-311.156578055021" calcext:value-type="float">
            <text:p>-311.156578055021</text:p>
          </table:table-cell>
          <table:table-cell table:formula="of:=SQRT(([.D105]-[.B105])^2+([.E105]-[.C105])^2)" office:value-type="float" office:value="827.657521095101" calcext:value-type="float">
            <text:p>827.657521095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$'Coordinate Interpolation'.$B$41]*[.A106]+[$'Coordinate Interpolation'.$B$40]" office:value-type="float" office:value="178.497890927141" calcext:value-type="float">
            <text:p>178.497890927141</text:p>
          </table:table-cell>
          <table:table-cell table:formula="of:=[$'Coordinate Interpolation'.$J$41]*[.A106]+[$'Coordinate Interpolation'.$J$40]" office:value-type="float" office:value="-377.485769531064" calcext:value-type="float">
            <text:p>-377.485769531064</text:p>
          </table:table-cell>
          <table:table-cell table:formula="of:=[$'Coordinate Interpolation'.$U$41]*[.A106]+[$'Coordinate Interpolation'.$U$40]" office:value-type="float" office:value="1004.13201219364" calcext:value-type="float">
            <text:p>1004.13201219364</text:p>
          </table:table-cell>
          <table:table-cell table:formula="of:=[$'Coordinate Interpolation'.$AC$41]*[.A106]+[$'Coordinate Interpolation'.$AC$40]" office:value-type="float" office:value="-311.62598046163" calcext:value-type="float">
            <text:p>-311.62598046163</text:p>
          </table:table-cell>
          <table:table-cell table:formula="of:=SQRT(([.D106]-[.B106])^2+([.E106]-[.C106])^2)" office:value-type="float" office:value="828.25673194715" calcext:value-type="float">
            <text:p>828.256731947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$'Coordinate Interpolation'.$B$41]*[.A107]+[$'Coordinate Interpolation'.$B$40]" office:value-type="float" office:value="178.055064847493" calcext:value-type="float">
            <text:p>178.055064847493</text:p>
          </table:table-cell>
          <table:table-cell table:formula="of:=[$'Coordinate Interpolation'.$J$41]*[.A107]+[$'Coordinate Interpolation'.$J$40]" office:value-type="float" office:value="-377.814514313892" calcext:value-type="float">
            <text:p>-377.814514313892</text:p>
          </table:table-cell>
          <table:table-cell table:formula="of:=[$'Coordinate Interpolation'.$U$41]*[.A107]+[$'Coordinate Interpolation'.$U$40]" office:value-type="float" office:value="1004.30154205452" calcext:value-type="float">
            <text:p>1004.30154205452</text:p>
          </table:table-cell>
          <table:table-cell table:formula="of:=[$'Coordinate Interpolation'.$AC$41]*[.A107]+[$'Coordinate Interpolation'.$AC$40]" office:value-type="float" office:value="-312.09538286824" calcext:value-type="float">
            <text:p>-312.09538286824</text:p>
          </table:table-cell>
          <table:table-cell table:formula="of:=SQRT(([.D107]-[.B107])^2+([.E107]-[.C107])^2)" office:value-type="float" office:value="828.855985883548" calcext:value-type="float">
            <text:p>828.8559858835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$'Coordinate Interpolation'.$B$41]*[.A108]+[$'Coordinate Interpolation'.$B$40]" office:value-type="float" office:value="177.612238767845" calcext:value-type="float">
            <text:p>177.612238767845</text:p>
          </table:table-cell>
          <table:table-cell table:formula="of:=[$'Coordinate Interpolation'.$J$41]*[.A108]+[$'Coordinate Interpolation'.$J$40]" office:value-type="float" office:value="-378.143259096721" calcext:value-type="float">
            <text:p>-378.143259096721</text:p>
          </table:table-cell>
          <table:table-cell table:formula="of:=[$'Coordinate Interpolation'.$U$41]*[.A108]+[$'Coordinate Interpolation'.$U$40]" office:value-type="float" office:value="1004.47107191539" calcext:value-type="float">
            <text:p>1004.47107191539</text:p>
          </table:table-cell>
          <table:table-cell table:formula="of:=[$'Coordinate Interpolation'.$AC$41]*[.A108]+[$'Coordinate Interpolation'.$AC$40]" office:value-type="float" office:value="-312.564785274849" calcext:value-type="float">
            <text:p>-312.564785274849</text:p>
          </table:table-cell>
          <table:table-cell table:formula="of:=SQRT(([.D108]-[.B108])^2+([.E108]-[.C108])^2)" office:value-type="float" office:value="829.455282810914" calcext:value-type="float">
            <text:p>829.4552828109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$'Coordinate Interpolation'.$B$41]*[.A109]+[$'Coordinate Interpolation'.$B$40]" office:value-type="float" office:value="177.169412688198" calcext:value-type="float">
            <text:p>177.169412688198</text:p>
          </table:table-cell>
          <table:table-cell table:formula="of:=[$'Coordinate Interpolation'.$J$41]*[.A109]+[$'Coordinate Interpolation'.$J$40]" office:value-type="float" office:value="-378.472003879549" calcext:value-type="float">
            <text:p>-378.472003879549</text:p>
          </table:table-cell>
          <table:table-cell table:formula="of:=[$'Coordinate Interpolation'.$U$41]*[.A109]+[$'Coordinate Interpolation'.$U$40]" office:value-type="float" office:value="1004.64060177627" calcext:value-type="float">
            <text:p>1004.64060177627</text:p>
          </table:table-cell>
          <table:table-cell table:formula="of:=[$'Coordinate Interpolation'.$AC$41]*[.A109]+[$'Coordinate Interpolation'.$AC$40]" office:value-type="float" office:value="-313.034187681459" calcext:value-type="float">
            <text:p>-313.034187681459</text:p>
          </table:table-cell>
          <table:table-cell table:formula="of:=SQRT(([.D109]-[.B109])^2+([.E109]-[.C109])^2)" office:value-type="float" office:value="830.05462263613" calcext:value-type="float">
            <text:p>830.054622636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$'Coordinate Interpolation'.$B$41]*[.A110]+[$'Coordinate Interpolation'.$B$40]" office:value-type="float" office:value="176.726586608551" calcext:value-type="float">
            <text:p>176.726586608551</text:p>
          </table:table-cell>
          <table:table-cell table:formula="of:=[$'Coordinate Interpolation'.$J$41]*[.A110]+[$'Coordinate Interpolation'.$J$40]" office:value-type="float" office:value="-378.800748662377" calcext:value-type="float">
            <text:p>-378.800748662377</text:p>
          </table:table-cell>
          <table:table-cell table:formula="of:=[$'Coordinate Interpolation'.$U$41]*[.A110]+[$'Coordinate Interpolation'.$U$40]" office:value-type="float" office:value="1004.81013163715" calcext:value-type="float">
            <text:p>1004.81013163715</text:p>
          </table:table-cell>
          <table:table-cell table:formula="of:=[$'Coordinate Interpolation'.$AC$41]*[.A110]+[$'Coordinate Interpolation'.$AC$40]" office:value-type="float" office:value="-313.503590088068" calcext:value-type="float">
            <text:p>-313.503590088068</text:p>
          </table:table-cell>
          <table:table-cell table:formula="of:=SQRT(([.D110]-[.B110])^2+([.E110]-[.C110])^2)" office:value-type="float" office:value="830.65400526634" calcext:value-type="float">
            <text:p>830.654005266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$'Coordinate Interpolation'.$B$41]*[.A111]+[$'Coordinate Interpolation'.$B$40]" office:value-type="float" office:value="176.283760528903" calcext:value-type="float">
            <text:p>176.283760528903</text:p>
          </table:table-cell>
          <table:table-cell table:formula="of:=[$'Coordinate Interpolation'.$J$41]*[.A111]+[$'Coordinate Interpolation'.$J$40]" office:value-type="float" office:value="-379.129493445206" calcext:value-type="float">
            <text:p>-379.129493445206</text:p>
          </table:table-cell>
          <table:table-cell table:formula="of:=[$'Coordinate Interpolation'.$U$41]*[.A111]+[$'Coordinate Interpolation'.$U$40]" office:value-type="float" office:value="1004.97966149803" calcext:value-type="float">
            <text:p>1004.97966149803</text:p>
          </table:table-cell>
          <table:table-cell table:formula="of:=[$'Coordinate Interpolation'.$AC$41]*[.A111]+[$'Coordinate Interpolation'.$AC$40]" office:value-type="float" office:value="-313.972992494678" calcext:value-type="float">
            <text:p>-313.972992494678</text:p>
          </table:table-cell>
          <table:table-cell table:formula="of:=SQRT(([.D111]-[.B111])^2+([.E111]-[.C111])^2)" office:value-type="float" office:value="831.25343060895" calcext:value-type="float">
            <text:p>831.253430608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$'Coordinate Interpolation'.$B$41]*[.A112]+[$'Coordinate Interpolation'.$B$40]" office:value-type="float" office:value="175.840934449256" calcext:value-type="float">
            <text:p>175.840934449256</text:p>
          </table:table-cell>
          <table:table-cell table:formula="of:=[$'Coordinate Interpolation'.$J$41]*[.A112]+[$'Coordinate Interpolation'.$J$40]" office:value-type="float" office:value="-379.458238228034" calcext:value-type="float">
            <text:p>-379.458238228034</text:p>
          </table:table-cell>
          <table:table-cell table:formula="of:=[$'Coordinate Interpolation'.$U$41]*[.A112]+[$'Coordinate Interpolation'.$U$40]" office:value-type="float" office:value="1005.14919135891" calcext:value-type="float">
            <text:p>1005.14919135891</text:p>
          </table:table-cell>
          <table:table-cell table:formula="of:=[$'Coordinate Interpolation'.$AC$41]*[.A112]+[$'Coordinate Interpolation'.$AC$40]" office:value-type="float" office:value="-314.442394901287" calcext:value-type="float">
            <text:p>-314.442394901287</text:p>
          </table:table-cell>
          <table:table-cell table:formula="of:=SQRT(([.D112]-[.B112])^2+([.E112]-[.C112])^2)" office:value-type="float" office:value="831.852898571624" calcext:value-type="float">
            <text:p>831.852898571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$'Coordinate Interpolation'.$B$41]*[.A113]+[$'Coordinate Interpolation'.$B$40]" office:value-type="float" office:value="175.398108369608" calcext:value-type="float">
            <text:p>175.398108369608</text:p>
          </table:table-cell>
          <table:table-cell table:formula="of:=[$'Coordinate Interpolation'.$J$41]*[.A113]+[$'Coordinate Interpolation'.$J$40]" office:value-type="float" office:value="-379.786983010863" calcext:value-type="float">
            <text:p>-379.786983010863</text:p>
          </table:table-cell>
          <table:table-cell table:formula="of:=[$'Coordinate Interpolation'.$U$41]*[.A113]+[$'Coordinate Interpolation'.$U$40]" office:value-type="float" office:value="1005.31872121979" calcext:value-type="float">
            <text:p>1005.31872121979</text:p>
          </table:table-cell>
          <table:table-cell table:formula="of:=[$'Coordinate Interpolation'.$AC$41]*[.A113]+[$'Coordinate Interpolation'.$AC$40]" office:value-type="float" office:value="-314.911797307897" calcext:value-type="float">
            <text:p>-314.911797307897</text:p>
          </table:table-cell>
          <table:table-cell table:formula="of:=SQRT(([.D113]-[.B113])^2+([.E113]-[.C113])^2)" office:value-type="float" office:value="832.452409062289" calcext:value-type="float">
            <text:p>832.4524090622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$'Coordinate Interpolation'.$B$41]*[.A114]+[$'Coordinate Interpolation'.$B$40]" office:value-type="float" office:value="174.955282289961" calcext:value-type="float">
            <text:p>174.955282289961</text:p>
          </table:table-cell>
          <table:table-cell table:formula="of:=[$'Coordinate Interpolation'.$J$41]*[.A114]+[$'Coordinate Interpolation'.$J$40]" office:value-type="float" office:value="-380.115727793691" calcext:value-type="float">
            <text:p>-380.115727793691</text:p>
          </table:table-cell>
          <table:table-cell table:formula="of:=[$'Coordinate Interpolation'.$U$41]*[.A114]+[$'Coordinate Interpolation'.$U$40]" office:value-type="float" office:value="1005.48825108066" calcext:value-type="float">
            <text:p>1005.48825108066</text:p>
          </table:table-cell>
          <table:table-cell table:formula="of:=[$'Coordinate Interpolation'.$AC$41]*[.A114]+[$'Coordinate Interpolation'.$AC$40]" office:value-type="float" office:value="-315.381199714506" calcext:value-type="float">
            <text:p>-315.381199714506</text:p>
          </table:table-cell>
          <table:table-cell table:formula="of:=SQRT(([.D114]-[.B114])^2+([.E114]-[.C114])^2)" office:value-type="float" office:value="833.051961989127" calcext:value-type="float">
            <text:p>833.0519619891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$'Coordinate Interpolation'.$B$41]*[.A115]+[$'Coordinate Interpolation'.$B$40]" office:value-type="float" office:value="174.512456210313" calcext:value-type="float">
            <text:p>174.512456210313</text:p>
          </table:table-cell>
          <table:table-cell table:formula="of:=[$'Coordinate Interpolation'.$J$41]*[.A115]+[$'Coordinate Interpolation'.$J$40]" office:value-type="float" office:value="-380.444472576519" calcext:value-type="float">
            <text:p>-380.444472576519</text:p>
          </table:table-cell>
          <table:table-cell table:formula="of:=[$'Coordinate Interpolation'.$U$41]*[.A115]+[$'Coordinate Interpolation'.$U$40]" office:value-type="float" office:value="1005.65778094154" calcext:value-type="float">
            <text:p>1005.65778094154</text:p>
          </table:table-cell>
          <table:table-cell table:formula="of:=[$'Coordinate Interpolation'.$AC$41]*[.A115]+[$'Coordinate Interpolation'.$AC$40]" office:value-type="float" office:value="-315.850602121116" calcext:value-type="float">
            <text:p>-315.850602121116</text:p>
          </table:table-cell>
          <table:table-cell table:formula="of:=SQRT(([.D115]-[.B115])^2+([.E115]-[.C115])^2)" office:value-type="float" office:value="833.651557260579" calcext:value-type="float">
            <text:p>833.6515572605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$'Coordinate Interpolation'.$B$41]*[.A116]+[$'Coordinate Interpolation'.$B$40]" office:value-type="float" office:value="174.069630130666" calcext:value-type="float">
            <text:p>174.069630130666</text:p>
          </table:table-cell>
          <table:table-cell table:formula="of:=[$'Coordinate Interpolation'.$J$41]*[.A116]+[$'Coordinate Interpolation'.$J$40]" office:value-type="float" office:value="-380.773217359348" calcext:value-type="float">
            <text:p>-380.773217359348</text:p>
          </table:table-cell>
          <table:table-cell table:formula="of:=[$'Coordinate Interpolation'.$U$41]*[.A116]+[$'Coordinate Interpolation'.$U$40]" office:value-type="float" office:value="1005.82731080242" calcext:value-type="float">
            <text:p>1005.82731080242</text:p>
          </table:table-cell>
          <table:table-cell table:formula="of:=[$'Coordinate Interpolation'.$AC$41]*[.A116]+[$'Coordinate Interpolation'.$AC$40]" office:value-type="float" office:value="-316.320004527725" calcext:value-type="float">
            <text:p>-316.320004527725</text:p>
          </table:table-cell>
          <table:table-cell table:formula="of:=SQRT(([.D116]-[.B116])^2+([.E116]-[.C116])^2)" office:value-type="float" office:value="834.251194785344" calcext:value-type="float">
            <text:p>834.2511947853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$'Coordinate Interpolation'.$B$41]*[.A117]+[$'Coordinate Interpolation'.$B$40]" office:value-type="float" office:value="173.626804051018" calcext:value-type="float">
            <text:p>173.626804051018</text:p>
          </table:table-cell>
          <table:table-cell table:formula="of:=[$'Coordinate Interpolation'.$J$41]*[.A117]+[$'Coordinate Interpolation'.$J$40]" office:value-type="float" office:value="-381.101962142176" calcext:value-type="float">
            <text:p>-381.101962142176</text:p>
          </table:table-cell>
          <table:table-cell table:formula="of:=[$'Coordinate Interpolation'.$U$41]*[.A117]+[$'Coordinate Interpolation'.$U$40]" office:value-type="float" office:value="1005.9968406633" calcext:value-type="float">
            <text:p>1005.9968406633</text:p>
          </table:table-cell>
          <table:table-cell table:formula="of:=[$'Coordinate Interpolation'.$AC$41]*[.A117]+[$'Coordinate Interpolation'.$AC$40]" office:value-type="float" office:value="-316.789406934335" calcext:value-type="float">
            <text:p>-316.789406934335</text:p>
          </table:table-cell>
          <table:table-cell table:formula="of:=SQRT(([.D117]-[.B117])^2+([.E117]-[.C117])^2)" office:value-type="float" office:value="834.850874472375" calcext:value-type="float">
            <text:p>834.8508744723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$'Coordinate Interpolation'.$B$41]*[.A118]+[$'Coordinate Interpolation'.$B$40]" office:value-type="float" office:value="173.183977971371" calcext:value-type="float">
            <text:p>173.183977971371</text:p>
          </table:table-cell>
          <table:table-cell table:formula="of:=[$'Coordinate Interpolation'.$J$41]*[.A118]+[$'Coordinate Interpolation'.$J$40]" office:value-type="float" office:value="-381.430706925004" calcext:value-type="float">
            <text:p>-381.430706925004</text:p>
          </table:table-cell>
          <table:table-cell table:formula="of:=[$'Coordinate Interpolation'.$U$41]*[.A118]+[$'Coordinate Interpolation'.$U$40]" office:value-type="float" office:value="1006.16637052418" calcext:value-type="float">
            <text:p>1006.16637052418</text:p>
          </table:table-cell>
          <table:table-cell table:formula="of:=[$'Coordinate Interpolation'.$AC$41]*[.A118]+[$'Coordinate Interpolation'.$AC$40]" office:value-type="float" office:value="-317.258809340944" calcext:value-type="float">
            <text:p>-317.258809340944</text:p>
          </table:table-cell>
          <table:table-cell table:formula="of:=SQRT(([.D118]-[.B118])^2+([.E118]-[.C118])^2)" office:value-type="float" office:value="835.450596230881" calcext:value-type="float">
            <text:p>835.4505962308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$'Coordinate Interpolation'.$B$41]*[.A119]+[$'Coordinate Interpolation'.$B$40]" office:value-type="float" office:value="172.741151891723" calcext:value-type="float">
            <text:p>172.741151891723</text:p>
          </table:table-cell>
          <table:table-cell table:formula="of:=[$'Coordinate Interpolation'.$J$41]*[.A119]+[$'Coordinate Interpolation'.$J$40]" office:value-type="float" office:value="-381.759451707833" calcext:value-type="float">
            <text:p>-381.759451707833</text:p>
          </table:table-cell>
          <table:table-cell table:formula="of:=[$'Coordinate Interpolation'.$U$41]*[.A119]+[$'Coordinate Interpolation'.$U$40]" office:value-type="float" office:value="1006.33590038505" calcext:value-type="float">
            <text:p>1006.33590038505</text:p>
          </table:table-cell>
          <table:table-cell table:formula="of:=[$'Coordinate Interpolation'.$AC$41]*[.A119]+[$'Coordinate Interpolation'.$AC$40]" office:value-type="float" office:value="-317.728211747554" calcext:value-type="float">
            <text:p>-317.728211747554</text:p>
          </table:table-cell>
          <table:table-cell table:formula="of:=SQRT(([.D119]-[.B119])^2+([.E119]-[.C119])^2)" office:value-type="float" office:value="836.050359970325" calcext:value-type="float">
            <text:p>836.0503599703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$'Coordinate Interpolation'.$B$41]*[.A120]+[$'Coordinate Interpolation'.$B$40]" office:value-type="float" office:value="172.298325812076" calcext:value-type="float">
            <text:p>172.298325812076</text:p>
          </table:table-cell>
          <table:table-cell table:formula="of:=[$'Coordinate Interpolation'.$J$41]*[.A120]+[$'Coordinate Interpolation'.$J$40]" office:value-type="float" office:value="-382.088196490661" calcext:value-type="float">
            <text:p>-382.088196490661</text:p>
          </table:table-cell>
          <table:table-cell table:formula="of:=[$'Coordinate Interpolation'.$U$41]*[.A120]+[$'Coordinate Interpolation'.$U$40]" office:value-type="float" office:value="1006.50543024593" calcext:value-type="float">
            <text:p>1006.50543024593</text:p>
          </table:table-cell>
          <table:table-cell table:formula="of:=[$'Coordinate Interpolation'.$AC$41]*[.A120]+[$'Coordinate Interpolation'.$AC$40]" office:value-type="float" office:value="-318.197614154163" calcext:value-type="float">
            <text:p>-318.197614154163</text:p>
          </table:table-cell>
          <table:table-cell table:formula="of:=SQRT(([.D120]-[.B120])^2+([.E120]-[.C120])^2)" office:value-type="float" office:value="836.650165600423" calcext:value-type="float">
            <text:p>836.6501656004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$'Coordinate Interpolation'.$B$41]*[.A121]+[$'Coordinate Interpolation'.$B$40]" office:value-type="float" office:value="171.855499732428" calcext:value-type="float">
            <text:p>171.855499732428</text:p>
          </table:table-cell>
          <table:table-cell table:formula="of:=[$'Coordinate Interpolation'.$J$41]*[.A121]+[$'Coordinate Interpolation'.$J$40]" office:value-type="float" office:value="-382.416941273489" calcext:value-type="float">
            <text:p>-382.416941273489</text:p>
          </table:table-cell>
          <table:table-cell table:formula="of:=[$'Coordinate Interpolation'.$U$41]*[.A121]+[$'Coordinate Interpolation'.$U$40]" office:value-type="float" office:value="1006.67496010681" calcext:value-type="float">
            <text:p>1006.67496010681</text:p>
          </table:table-cell>
          <table:table-cell table:formula="of:=[$'Coordinate Interpolation'.$AC$41]*[.A121]+[$'Coordinate Interpolation'.$AC$40]" office:value-type="float" office:value="-318.667016560773" calcext:value-type="float">
            <text:p>-318.667016560773</text:p>
          </table:table-cell>
          <table:table-cell table:formula="of:=SQRT(([.D121]-[.B121])^2+([.E121]-[.C121])^2)" office:value-type="float" office:value="837.250013031144" calcext:value-type="float">
            <text:p>837.2500130311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$'Coordinate Interpolation'.$B$41]*[.A122]+[$'Coordinate Interpolation'.$B$40]" office:value-type="float" office:value="171.41267365278" calcext:value-type="float">
            <text:p>171.41267365278</text:p>
          </table:table-cell>
          <table:table-cell table:formula="of:=[$'Coordinate Interpolation'.$J$41]*[.A122]+[$'Coordinate Interpolation'.$J$40]" office:value-type="float" office:value="-382.745686056318" calcext:value-type="float">
            <text:p>-382.745686056318</text:p>
          </table:table-cell>
          <table:table-cell table:formula="of:=[$'Coordinate Interpolation'.$U$41]*[.A122]+[$'Coordinate Interpolation'.$U$40]" office:value-type="float" office:value="1006.84448996769" calcext:value-type="float">
            <text:p>1006.84448996769</text:p>
          </table:table-cell>
          <table:table-cell table:formula="of:=[$'Coordinate Interpolation'.$AC$41]*[.A122]+[$'Coordinate Interpolation'.$AC$40]" office:value-type="float" office:value="-319.136418967382" calcext:value-type="float">
            <text:p>-319.136418967382</text:p>
          </table:table-cell>
          <table:table-cell table:formula="of:=SQRT(([.D122]-[.B122])^2+([.E122]-[.C122])^2)" office:value-type="float" office:value="837.849902172709" calcext:value-type="float">
            <text:p>837.8499021727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$'Coordinate Interpolation'.$B$41]*[.A123]+[$'Coordinate Interpolation'.$B$40]" office:value-type="float" office:value="170.969847573133" calcext:value-type="float">
            <text:p>170.969847573133</text:p>
          </table:table-cell>
          <table:table-cell table:formula="of:=[$'Coordinate Interpolation'.$J$41]*[.A123]+[$'Coordinate Interpolation'.$J$40]" office:value-type="float" office:value="-383.074430839146" calcext:value-type="float">
            <text:p>-383.074430839146</text:p>
          </table:table-cell>
          <table:table-cell table:formula="of:=[$'Coordinate Interpolation'.$U$41]*[.A123]+[$'Coordinate Interpolation'.$U$40]" office:value-type="float" office:value="1007.01401982857" calcext:value-type="float">
            <text:p>1007.01401982857</text:p>
          </table:table-cell>
          <table:table-cell table:formula="of:=[$'Coordinate Interpolation'.$AC$41]*[.A123]+[$'Coordinate Interpolation'.$AC$40]" office:value-type="float" office:value="-319.605821373992" calcext:value-type="float">
            <text:p>-319.605821373992</text:p>
          </table:table-cell>
          <table:table-cell table:formula="of:=SQRT(([.D123]-[.B123])^2+([.E123]-[.C123])^2)" office:value-type="float" office:value="838.449832935587" calcext:value-type="float">
            <text:p>838.4498329355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$'Coordinate Interpolation'.$B$41]*[.A124]+[$'Coordinate Interpolation'.$B$40]" office:value-type="float" office:value="170.527021493485" calcext:value-type="float">
            <text:p>170.527021493485</text:p>
          </table:table-cell>
          <table:table-cell table:formula="of:=[$'Coordinate Interpolation'.$J$41]*[.A124]+[$'Coordinate Interpolation'.$J$40]" office:value-type="float" office:value="-383.403175621975" calcext:value-type="float">
            <text:p>-383.403175621975</text:p>
          </table:table-cell>
          <table:table-cell table:formula="of:=[$'Coordinate Interpolation'.$U$41]*[.A124]+[$'Coordinate Interpolation'.$U$40]" office:value-type="float" office:value="1007.18354968944" calcext:value-type="float">
            <text:p>1007.18354968944</text:p>
          </table:table-cell>
          <table:table-cell table:formula="of:=[$'Coordinate Interpolation'.$AC$41]*[.A124]+[$'Coordinate Interpolation'.$AC$40]" office:value-type="float" office:value="-320.075223780601" calcext:value-type="float">
            <text:p>-320.075223780601</text:p>
          </table:table-cell>
          <table:table-cell table:formula="of:=SQRT(([.D124]-[.B124])^2+([.E124]-[.C124])^2)" office:value-type="float" office:value="839.049805230499" calcext:value-type="float">
            <text:p>839.04980523049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$'Coordinate Interpolation'.$B$41]*[.A125]+[$'Coordinate Interpolation'.$B$40]" office:value-type="float" office:value="170.084195413838" calcext:value-type="float">
            <text:p>170.084195413838</text:p>
          </table:table-cell>
          <table:table-cell table:formula="of:=[$'Coordinate Interpolation'.$J$41]*[.A125]+[$'Coordinate Interpolation'.$J$40]" office:value-type="float" office:value="-383.731920404803" calcext:value-type="float">
            <text:p>-383.731920404803</text:p>
          </table:table-cell>
          <table:table-cell table:formula="of:=[$'Coordinate Interpolation'.$U$41]*[.A125]+[$'Coordinate Interpolation'.$U$40]" office:value-type="float" office:value="1007.35307955032" calcext:value-type="float">
            <text:p>1007.35307955032</text:p>
          </table:table-cell>
          <table:table-cell table:formula="of:=[$'Coordinate Interpolation'.$AC$41]*[.A125]+[$'Coordinate Interpolation'.$AC$40]" office:value-type="float" office:value="-320.544626187211" calcext:value-type="float">
            <text:p>-320.544626187211</text:p>
          </table:table-cell>
          <table:table-cell table:formula="of:=SQRT(([.D125]-[.B125])^2+([.E125]-[.C125])^2)" office:value-type="float" office:value="839.649818968416" calcext:value-type="float">
            <text:p>839.6498189684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$'Coordinate Interpolation'.$B$41]*[.A126]+[$'Coordinate Interpolation'.$B$40]" office:value-type="float" office:value="169.64136933419" calcext:value-type="float">
            <text:p>169.64136933419</text:p>
          </table:table-cell>
          <table:table-cell table:formula="of:=[$'Coordinate Interpolation'.$J$41]*[.A126]+[$'Coordinate Interpolation'.$J$40]" office:value-type="float" office:value="-384.060665187631" calcext:value-type="float">
            <text:p>-384.060665187631</text:p>
          </table:table-cell>
          <table:table-cell table:formula="of:=[$'Coordinate Interpolation'.$U$41]*[.A126]+[$'Coordinate Interpolation'.$U$40]" office:value-type="float" office:value="1007.5226094112" calcext:value-type="float">
            <text:p>1007.5226094112</text:p>
          </table:table-cell>
          <table:table-cell table:formula="of:=[$'Coordinate Interpolation'.$AC$41]*[.A126]+[$'Coordinate Interpolation'.$AC$40]" office:value-type="float" office:value="-321.01402859382" calcext:value-type="float">
            <text:p>-321.01402859382</text:p>
          </table:table-cell>
          <table:table-cell table:formula="of:=SQRT(([.D126]-[.B126])^2+([.E126]-[.C126])^2)" office:value-type="float" office:value="840.249874060556" calcext:value-type="float">
            <text:p>840.2498740605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$'Coordinate Interpolation'.$B$41]*[.A127]+[$'Coordinate Interpolation'.$B$40]" office:value-type="float" office:value="169.198543254543" calcext:value-type="float">
            <text:p>169.198543254543</text:p>
          </table:table-cell>
          <table:table-cell table:formula="of:=[$'Coordinate Interpolation'.$J$41]*[.A127]+[$'Coordinate Interpolation'.$J$40]" office:value-type="float" office:value="-384.38940997046" calcext:value-type="float">
            <text:p>-384.38940997046</text:p>
          </table:table-cell>
          <table:table-cell table:formula="of:=[$'Coordinate Interpolation'.$U$41]*[.A127]+[$'Coordinate Interpolation'.$U$40]" office:value-type="float" office:value="1007.69213927208" calcext:value-type="float">
            <text:p>1007.69213927208</text:p>
          </table:table-cell>
          <table:table-cell table:formula="of:=[$'Coordinate Interpolation'.$AC$41]*[.A127]+[$'Coordinate Interpolation'.$AC$40]" office:value-type="float" office:value="-321.48343100043" calcext:value-type="float">
            <text:p>-321.48343100043</text:p>
          </table:table-cell>
          <table:table-cell table:formula="of:=SQRT(([.D127]-[.B127])^2+([.E127]-[.C127])^2)" office:value-type="float" office:value="840.849970418383" calcext:value-type="float">
            <text:p>840.8499704183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$'Coordinate Interpolation'.$B$41]*[.A128]+[$'Coordinate Interpolation'.$B$40]" office:value-type="float" office:value="168.755717174895" calcext:value-type="float">
            <text:p>168.755717174895</text:p>
          </table:table-cell>
          <table:table-cell table:formula="of:=[$'Coordinate Interpolation'.$J$41]*[.A128]+[$'Coordinate Interpolation'.$J$40]" office:value-type="float" office:value="-384.718154753288" calcext:value-type="float">
            <text:p>-384.718154753288</text:p>
          </table:table-cell>
          <table:table-cell table:formula="of:=[$'Coordinate Interpolation'.$U$41]*[.A128]+[$'Coordinate Interpolation'.$U$40]" office:value-type="float" office:value="1007.86166913296" calcext:value-type="float">
            <text:p>1007.86166913296</text:p>
          </table:table-cell>
          <table:table-cell table:formula="of:=[$'Coordinate Interpolation'.$AC$41]*[.A128]+[$'Coordinate Interpolation'.$AC$40]" office:value-type="float" office:value="-321.952833407039" calcext:value-type="float">
            <text:p>-321.952833407039</text:p>
          </table:table-cell>
          <table:table-cell table:formula="of:=SQRT(([.D128]-[.B128])^2+([.E128]-[.C128])^2)" office:value-type="float" office:value="841.45010795361" calcext:value-type="float">
            <text:p>841.450107953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$'Coordinate Interpolation'.$B$41]*[.A129]+[$'Coordinate Interpolation'.$B$40]" office:value-type="float" office:value="168.312891095248" calcext:value-type="float">
            <text:p>168.312891095248</text:p>
          </table:table-cell>
          <table:table-cell table:formula="of:=[$'Coordinate Interpolation'.$J$41]*[.A129]+[$'Coordinate Interpolation'.$J$40]" office:value-type="float" office:value="-385.046899536116" calcext:value-type="float">
            <text:p>-385.046899536116</text:p>
          </table:table-cell>
          <table:table-cell table:formula="of:=[$'Coordinate Interpolation'.$U$41]*[.A129]+[$'Coordinate Interpolation'.$U$40]" office:value-type="float" office:value="1008.03119899384" calcext:value-type="float">
            <text:p>1008.03119899384</text:p>
          </table:table-cell>
          <table:table-cell table:formula="of:=[$'Coordinate Interpolation'.$AC$41]*[.A129]+[$'Coordinate Interpolation'.$AC$40]" office:value-type="float" office:value="-322.422235813649" calcext:value-type="float">
            <text:p>-322.422235813649</text:p>
          </table:table-cell>
          <table:table-cell table:formula="of:=SQRT(([.D129]-[.B129])^2+([.E129]-[.C129])^2)" office:value-type="float" office:value="842.050286578194" calcext:value-type="float">
            <text:p>842.0502865781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'Coordinate Interpolation'.$B$41]*[.A130]+[$'Coordinate Interpolation'.$B$40]" office:value-type="float" office:value="167.8700650156" calcext:value-type="float">
            <text:p>167.8700650156</text:p>
          </table:table-cell>
          <table:table-cell table:formula="of:=[$'Coordinate Interpolation'.$J$41]*[.A130]+[$'Coordinate Interpolation'.$J$40]" office:value-type="float" office:value="-385.375644318945" calcext:value-type="float">
            <text:p>-385.375644318945</text:p>
          </table:table-cell>
          <table:table-cell table:formula="of:=[$'Coordinate Interpolation'.$U$41]*[.A130]+[$'Coordinate Interpolation'.$U$40]" office:value-type="float" office:value="1008.20072885471" calcext:value-type="float">
            <text:p>1008.20072885471</text:p>
          </table:table-cell>
          <table:table-cell table:formula="of:=[$'Coordinate Interpolation'.$AC$41]*[.A130]+[$'Coordinate Interpolation'.$AC$40]" office:value-type="float" office:value="-322.891638220258" calcext:value-type="float">
            <text:p>-322.891638220258</text:p>
          </table:table-cell>
          <table:table-cell table:formula="of:=SQRT(([.D130]-[.B130])^2+([.E130]-[.C130])^2)" office:value-type="float" office:value="842.650506204336" calcext:value-type="float">
            <text:p>842.6505062043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$'Coordinate Interpolation'.$B$41]*[.A131]+[$'Coordinate Interpolation'.$B$40]" office:value-type="float" office:value="167.427238935953" calcext:value-type="float">
            <text:p>167.427238935953</text:p>
          </table:table-cell>
          <table:table-cell table:formula="of:=[$'Coordinate Interpolation'.$J$41]*[.A131]+[$'Coordinate Interpolation'.$J$40]" office:value-type="float" office:value="-385.704389101773" calcext:value-type="float">
            <text:p>-385.704389101773</text:p>
          </table:table-cell>
          <table:table-cell table:formula="of:=[$'Coordinate Interpolation'.$U$41]*[.A131]+[$'Coordinate Interpolation'.$U$40]" office:value-type="float" office:value="1008.37025871559" calcext:value-type="float">
            <text:p>1008.37025871559</text:p>
          </table:table-cell>
          <table:table-cell table:formula="of:=[$'Coordinate Interpolation'.$AC$41]*[.A131]+[$'Coordinate Interpolation'.$AC$40]" office:value-type="float" office:value="-323.361040626868" calcext:value-type="float">
            <text:p>-323.361040626868</text:p>
          </table:table-cell>
          <table:table-cell table:formula="of:=SQRT(([.D131]-[.B131])^2+([.E131]-[.C131])^2)" office:value-type="float" office:value="843.250766744484" calcext:value-type="float">
            <text:p>843.2507667444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$'Coordinate Interpolation'.$B$41]*[.A132]+[$'Coordinate Interpolation'.$B$40]" office:value-type="float" office:value="166.984412856305" calcext:value-type="float">
            <text:p>166.984412856305</text:p>
          </table:table-cell>
          <table:table-cell table:formula="of:=[$'Coordinate Interpolation'.$J$41]*[.A132]+[$'Coordinate Interpolation'.$J$40]" office:value-type="float" office:value="-386.033133884602" calcext:value-type="float">
            <text:p>-386.033133884602</text:p>
          </table:table-cell>
          <table:table-cell table:formula="of:=[$'Coordinate Interpolation'.$U$41]*[.A132]+[$'Coordinate Interpolation'.$U$40]" office:value-type="float" office:value="1008.53978857647" calcext:value-type="float">
            <text:p>1008.53978857647</text:p>
          </table:table-cell>
          <table:table-cell table:formula="of:=[$'Coordinate Interpolation'.$AC$41]*[.A132]+[$'Coordinate Interpolation'.$AC$40]" office:value-type="float" office:value="-323.830443033477" calcext:value-type="float">
            <text:p>-323.830443033477</text:p>
          </table:table-cell>
          <table:table-cell table:formula="of:=SQRT(([.D132]-[.B132])^2+([.E132]-[.C132])^2)" office:value-type="float" office:value="843.851068111326" calcext:value-type="float">
            <text:p>843.8510681113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$'Coordinate Interpolation'.$B$41]*[.A133]+[$'Coordinate Interpolation'.$B$40]" office:value-type="float" office:value="166.541586776658" calcext:value-type="float">
            <text:p>166.541586776658</text:p>
          </table:table-cell>
          <table:table-cell table:formula="of:=[$'Coordinate Interpolation'.$J$41]*[.A133]+[$'Coordinate Interpolation'.$J$40]" office:value-type="float" office:value="-386.36187866743" calcext:value-type="float">
            <text:p>-386.36187866743</text:p>
          </table:table-cell>
          <table:table-cell table:formula="of:=[$'Coordinate Interpolation'.$U$41]*[.A133]+[$'Coordinate Interpolation'.$U$40]" office:value-type="float" office:value="1008.70931843735" calcext:value-type="float">
            <text:p>1008.70931843735</text:p>
          </table:table-cell>
          <table:table-cell table:formula="of:=[$'Coordinate Interpolation'.$AC$41]*[.A133]+[$'Coordinate Interpolation'.$AC$40]" office:value-type="float" office:value="-324.299845440087" calcext:value-type="float">
            <text:p>-324.299845440087</text:p>
          </table:table-cell>
          <table:table-cell table:formula="of:=SQRT(([.D133]-[.B133])^2+([.E133]-[.C133])^2)" office:value-type="float" office:value="844.451410217795" calcext:value-type="float">
            <text:p>844.4514102177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$'Coordinate Interpolation'.$B$41]*[.A134]+[$'Coordinate Interpolation'.$B$40]" office:value-type="float" office:value="166.09876069701" calcext:value-type="float">
            <text:p>166.09876069701</text:p>
          </table:table-cell>
          <table:table-cell table:formula="of:=[$'Coordinate Interpolation'.$J$41]*[.A134]+[$'Coordinate Interpolation'.$J$40]" office:value-type="float" office:value="-386.690623450258" calcext:value-type="float">
            <text:p>-386.690623450258</text:p>
          </table:table-cell>
          <table:table-cell table:formula="of:=[$'Coordinate Interpolation'.$U$41]*[.A134]+[$'Coordinate Interpolation'.$U$40]" office:value-type="float" office:value="1008.87884829823" calcext:value-type="float">
            <text:p>1008.87884829823</text:p>
          </table:table-cell>
          <table:table-cell table:formula="of:=[$'Coordinate Interpolation'.$AC$41]*[.A134]+[$'Coordinate Interpolation'.$AC$40]" office:value-type="float" office:value="-324.769247846696" calcext:value-type="float">
            <text:p>-324.769247846696</text:p>
          </table:table-cell>
          <table:table-cell table:formula="of:=SQRT(([.D134]-[.B134])^2+([.E134]-[.C134])^2)" office:value-type="float" office:value="845.051792977063" calcext:value-type="float">
            <text:p>845.0517929770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$'Coordinate Interpolation'.$B$41]*[.A135]+[$'Coordinate Interpolation'.$B$40]" office:value-type="float" office:value="165.655934617363" calcext:value-type="float">
            <text:p>165.655934617363</text:p>
          </table:table-cell>
          <table:table-cell table:formula="of:=[$'Coordinate Interpolation'.$J$41]*[.A135]+[$'Coordinate Interpolation'.$J$40]" office:value-type="float" office:value="-387.019368233087" calcext:value-type="float">
            <text:p>-387.019368233087</text:p>
          </table:table-cell>
          <table:table-cell table:formula="of:=[$'Coordinate Interpolation'.$U$41]*[.A135]+[$'Coordinate Interpolation'.$U$40]" office:value-type="float" office:value="1009.0483781591" calcext:value-type="float">
            <text:p>1009.0483781591</text:p>
          </table:table-cell>
          <table:table-cell table:formula="of:=[$'Coordinate Interpolation'.$AC$41]*[.A135]+[$'Coordinate Interpolation'.$AC$40]" office:value-type="float" office:value="-325.238650253306" calcext:value-type="float">
            <text:p>-325.238650253306</text:p>
          </table:table-cell>
          <table:table-cell table:formula="of:=SQRT(([.D135]-[.B135])^2+([.E135]-[.C135])^2)" office:value-type="float" office:value="845.652216302544" calcext:value-type="float">
            <text:p>845.6522163025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$'Coordinate Interpolation'.$B$41]*[.A136]+[$'Coordinate Interpolation'.$B$40]" office:value-type="float" office:value="165.213108537715" calcext:value-type="float">
            <text:p>165.213108537715</text:p>
          </table:table-cell>
          <table:table-cell table:formula="of:=[$'Coordinate Interpolation'.$J$41]*[.A136]+[$'Coordinate Interpolation'.$J$40]" office:value-type="float" office:value="-387.348113015915" calcext:value-type="float">
            <text:p>-387.348113015915</text:p>
          </table:table-cell>
          <table:table-cell table:formula="of:=[$'Coordinate Interpolation'.$U$41]*[.A136]+[$'Coordinate Interpolation'.$U$40]" office:value-type="float" office:value="1009.21790801998" calcext:value-type="float">
            <text:p>1009.21790801998</text:p>
          </table:table-cell>
          <table:table-cell table:formula="of:=[$'Coordinate Interpolation'.$AC$41]*[.A136]+[$'Coordinate Interpolation'.$AC$40]" office:value-type="float" office:value="-325.708052659915" calcext:value-type="float">
            <text:p>-325.708052659915</text:p>
          </table:table-cell>
          <table:table-cell table:formula="of:=SQRT(([.D136]-[.B136])^2+([.E136]-[.C136])^2)" office:value-type="float" office:value="846.252680107893" calcext:value-type="float">
            <text:p>846.2526801078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$'Coordinate Interpolation'.$B$41]*[.A137]+[$'Coordinate Interpolation'.$B$40]" office:value-type="float" office:value="164.770282458068" calcext:value-type="float">
            <text:p>164.770282458068</text:p>
          </table:table-cell>
          <table:table-cell table:formula="of:=[$'Coordinate Interpolation'.$J$41]*[.A137]+[$'Coordinate Interpolation'.$J$40]" office:value-type="float" office:value="-387.676857798743" calcext:value-type="float">
            <text:p>-387.676857798743</text:p>
          </table:table-cell>
          <table:table-cell table:formula="of:=[$'Coordinate Interpolation'.$U$41]*[.A137]+[$'Coordinate Interpolation'.$U$40]" office:value-type="float" office:value="1009.38743788086" calcext:value-type="float">
            <text:p>1009.38743788086</text:p>
          </table:table-cell>
          <table:table-cell table:formula="of:=[$'Coordinate Interpolation'.$AC$41]*[.A137]+[$'Coordinate Interpolation'.$AC$40]" office:value-type="float" office:value="-326.177455066525" calcext:value-type="float">
            <text:p>-326.177455066525</text:p>
          </table:table-cell>
          <table:table-cell table:formula="of:=SQRT(([.D137]-[.B137])^2+([.E137]-[.C137])^2)" office:value-type="float" office:value="846.853184307001" calcext:value-type="float">
            <text:p>846.853184307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$'Coordinate Interpolation'.$B$41]*[.A138]+[$'Coordinate Interpolation'.$B$40]" office:value-type="float" office:value="164.32745637842" calcext:value-type="float">
            <text:p>164.32745637842</text:p>
          </table:table-cell>
          <table:table-cell table:formula="of:=[$'Coordinate Interpolation'.$J$41]*[.A138]+[$'Coordinate Interpolation'.$J$40]" office:value-type="float" office:value="-388.005602581572" calcext:value-type="float">
            <text:p>-388.005602581572</text:p>
          </table:table-cell>
          <table:table-cell table:formula="of:=[$'Coordinate Interpolation'.$U$41]*[.A138]+[$'Coordinate Interpolation'.$U$40]" office:value-type="float" office:value="1009.55696774174" calcext:value-type="float">
            <text:p>1009.55696774174</text:p>
          </table:table-cell>
          <table:table-cell table:formula="of:=[$'Coordinate Interpolation'.$AC$41]*[.A138]+[$'Coordinate Interpolation'.$AC$40]" office:value-type="float" office:value="-326.646857473134" calcext:value-type="float">
            <text:p>-326.646857473134</text:p>
          </table:table-cell>
          <table:table-cell table:formula="of:=SQRT(([.D138]-[.B138])^2+([.E138]-[.C138])^2)" office:value-type="float" office:value="847.453728814001" calcext:value-type="float">
            <text:p>847.453728814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$'Coordinate Interpolation'.$B$41]*[.A139]+[$'Coordinate Interpolation'.$B$40]" office:value-type="float" office:value="163.884630298773" calcext:value-type="float">
            <text:p>163.884630298773</text:p>
          </table:table-cell>
          <table:table-cell table:formula="of:=[$'Coordinate Interpolation'.$J$41]*[.A139]+[$'Coordinate Interpolation'.$J$40]" office:value-type="float" office:value="-388.3343473644" calcext:value-type="float">
            <text:p>-388.3343473644</text:p>
          </table:table-cell>
          <table:table-cell table:formula="of:=[$'Coordinate Interpolation'.$U$41]*[.A139]+[$'Coordinate Interpolation'.$U$40]" office:value-type="float" office:value="1009.72649760262" calcext:value-type="float">
            <text:p>1009.72649760262</text:p>
          </table:table-cell>
          <table:table-cell table:formula="of:=[$'Coordinate Interpolation'.$AC$41]*[.A139]+[$'Coordinate Interpolation'.$AC$40]" office:value-type="float" office:value="-327.116259879744" calcext:value-type="float">
            <text:p>-327.116259879744</text:p>
          </table:table-cell>
          <table:table-cell table:formula="of:=SQRT(([.D139]-[.B139])^2+([.E139]-[.C139])^2)" office:value-type="float" office:value="848.054313543261" calcext:value-type="float">
            <text:p>848.0543135432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$'Coordinate Interpolation'.$B$41]*[.A140]+[$'Coordinate Interpolation'.$B$40]" office:value-type="float" office:value="163.441804219125" calcext:value-type="float">
            <text:p>163.441804219125</text:p>
          </table:table-cell>
          <table:table-cell table:formula="of:=[$'Coordinate Interpolation'.$J$41]*[.A140]+[$'Coordinate Interpolation'.$J$40]" office:value-type="float" office:value="-388.663092147229" calcext:value-type="float">
            <text:p>-388.663092147229</text:p>
          </table:table-cell>
          <table:table-cell table:formula="of:=[$'Coordinate Interpolation'.$U$41]*[.A140]+[$'Coordinate Interpolation'.$U$40]" office:value-type="float" office:value="1009.89602746349" calcext:value-type="float">
            <text:p>1009.89602746349</text:p>
          </table:table-cell>
          <table:table-cell table:formula="of:=[$'Coordinate Interpolation'.$AC$41]*[.A140]+[$'Coordinate Interpolation'.$AC$40]" office:value-type="float" office:value="-327.585662286353" calcext:value-type="float">
            <text:p>-327.585662286353</text:p>
          </table:table-cell>
          <table:table-cell table:formula="of:=SQRT(([.D140]-[.B140])^2+([.E140]-[.C140])^2)" office:value-type="float" office:value="848.654938409385" calcext:value-type="float">
            <text:p>848.65493840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$'Coordinate Interpolation'.$B$41]*[.A141]+[$'Coordinate Interpolation'.$B$40]" office:value-type="float" office:value="162.998978139478" calcext:value-type="float">
            <text:p>162.998978139478</text:p>
          </table:table-cell>
          <table:table-cell table:formula="of:=[$'Coordinate Interpolation'.$J$41]*[.A141]+[$'Coordinate Interpolation'.$J$40]" office:value-type="float" office:value="-388.991836930057" calcext:value-type="float">
            <text:p>-388.991836930057</text:p>
          </table:table-cell>
          <table:table-cell table:formula="of:=[$'Coordinate Interpolation'.$U$41]*[.A141]+[$'Coordinate Interpolation'.$U$40]" office:value-type="float" office:value="1010.06555732437" calcext:value-type="float">
            <text:p>1010.06555732437</text:p>
          </table:table-cell>
          <table:table-cell table:formula="of:=[$'Coordinate Interpolation'.$AC$41]*[.A141]+[$'Coordinate Interpolation'.$AC$40]" office:value-type="float" office:value="-328.055064692963" calcext:value-type="float">
            <text:p>-328.055064692963</text:p>
          </table:table-cell>
          <table:table-cell table:formula="of:=SQRT(([.D141]-[.B141])^2+([.E141]-[.C141])^2)" office:value-type="float" office:value="849.255603327216" calcext:value-type="float">
            <text:p>849.2556033272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$'Coordinate Interpolation'.$B$41]*[.A142]+[$'Coordinate Interpolation'.$B$40]" office:value-type="float" office:value="162.55615205983" calcext:value-type="float">
            <text:p>162.55615205983</text:p>
          </table:table-cell>
          <table:table-cell table:formula="of:=[$'Coordinate Interpolation'.$J$41]*[.A142]+[$'Coordinate Interpolation'.$J$40]" office:value-type="float" office:value="-389.320581712885" calcext:value-type="float">
            <text:p>-389.320581712885</text:p>
          </table:table-cell>
          <table:table-cell table:formula="of:=[$'Coordinate Interpolation'.$U$41]*[.A142]+[$'Coordinate Interpolation'.$U$40]" office:value-type="float" office:value="1010.23508718525" calcext:value-type="float">
            <text:p>1010.23508718525</text:p>
          </table:table-cell>
          <table:table-cell table:formula="of:=[$'Coordinate Interpolation'.$AC$41]*[.A142]+[$'Coordinate Interpolation'.$AC$40]" office:value-type="float" office:value="-328.524467099572" calcext:value-type="float">
            <text:p>-328.524467099572</text:p>
          </table:table-cell>
          <table:table-cell table:formula="of:=SQRT(([.D142]-[.B142])^2+([.E142]-[.C142])^2)" office:value-type="float" office:value="849.85630821183" calcext:value-type="float">
            <text:p>849.856308211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$'Coordinate Interpolation'.$B$41]*[.A143]+[$'Coordinate Interpolation'.$B$40]" office:value-type="float" office:value="162.113325980183" calcext:value-type="float">
            <text:p>162.113325980183</text:p>
          </table:table-cell>
          <table:table-cell table:formula="of:=[$'Coordinate Interpolation'.$J$41]*[.A143]+[$'Coordinate Interpolation'.$J$40]" office:value-type="float" office:value="-389.649326495714" calcext:value-type="float">
            <text:p>-389.649326495714</text:p>
          </table:table-cell>
          <table:table-cell table:formula="of:=[$'Coordinate Interpolation'.$U$41]*[.A143]+[$'Coordinate Interpolation'.$U$40]" office:value-type="float" office:value="1010.40461704613" calcext:value-type="float">
            <text:p>1010.40461704613</text:p>
          </table:table-cell>
          <table:table-cell table:formula="of:=[$'Coordinate Interpolation'.$AC$41]*[.A143]+[$'Coordinate Interpolation'.$AC$40]" office:value-type="float" office:value="-328.993869506182" calcext:value-type="float">
            <text:p>-328.993869506182</text:p>
          </table:table-cell>
          <table:table-cell table:formula="of:=SQRT(([.D143]-[.B143])^2+([.E143]-[.C143])^2)" office:value-type="float" office:value="850.457052978537" calcext:value-type="float">
            <text:p>850.4570529785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$'Coordinate Interpolation'.$B$41]*[.A144]+[$'Coordinate Interpolation'.$B$40]" office:value-type="float" office:value="161.670499900535" calcext:value-type="float">
            <text:p>161.670499900535</text:p>
          </table:table-cell>
          <table:table-cell table:formula="of:=[$'Coordinate Interpolation'.$J$41]*[.A144]+[$'Coordinate Interpolation'.$J$40]" office:value-type="float" office:value="-389.978071278542" calcext:value-type="float">
            <text:p>-389.978071278542</text:p>
          </table:table-cell>
          <table:table-cell table:formula="of:=[$'Coordinate Interpolation'.$U$41]*[.A144]+[$'Coordinate Interpolation'.$U$40]" office:value-type="float" office:value="1010.57414690701" calcext:value-type="float">
            <text:p>1010.57414690701</text:p>
          </table:table-cell>
          <table:table-cell table:formula="of:=[$'Coordinate Interpolation'.$AC$41]*[.A144]+[$'Coordinate Interpolation'.$AC$40]" office:value-type="float" office:value="-329.463271912791" calcext:value-type="float">
            <text:p>-329.463271912791</text:p>
          </table:table-cell>
          <table:table-cell table:formula="of:=SQRT(([.D144]-[.B144])^2+([.E144]-[.C144])^2)" office:value-type="float" office:value="851.057837542881" calcext:value-type="float">
            <text:p>851.05783754288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$'Coordinate Interpolation'.$B$41]*[.A145]+[$'Coordinate Interpolation'.$B$40]" office:value-type="float" office:value="161.227673820888" calcext:value-type="float">
            <text:p>161.227673820888</text:p>
          </table:table-cell>
          <table:table-cell table:formula="of:=[$'Coordinate Interpolation'.$J$41]*[.A145]+[$'Coordinate Interpolation'.$J$40]" office:value-type="float" office:value="-390.30681606137" calcext:value-type="float">
            <text:p>-390.30681606137</text:p>
          </table:table-cell>
          <table:table-cell table:formula="of:=[$'Coordinate Interpolation'.$U$41]*[.A145]+[$'Coordinate Interpolation'.$U$40]" office:value-type="float" office:value="1010.74367676788" calcext:value-type="float">
            <text:p>1010.74367676788</text:p>
          </table:table-cell>
          <table:table-cell table:formula="of:=[$'Coordinate Interpolation'.$AC$41]*[.A145]+[$'Coordinate Interpolation'.$AC$40]" office:value-type="float" office:value="-329.932674319401" calcext:value-type="float">
            <text:p>-329.932674319401</text:p>
          </table:table-cell>
          <table:table-cell table:formula="of:=SQRT(([.D145]-[.B145])^2+([.E145]-[.C145])^2)" office:value-type="float" office:value="851.658661820639" calcext:value-type="float">
            <text:p>851.6586618206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$'Coordinate Interpolation'.$B$41]*[.A146]+[$'Coordinate Interpolation'.$B$40]" office:value-type="float" office:value="160.78484774124" calcext:value-type="float">
            <text:p>160.78484774124</text:p>
          </table:table-cell>
          <table:table-cell table:formula="of:=[$'Coordinate Interpolation'.$J$41]*[.A146]+[$'Coordinate Interpolation'.$J$40]" office:value-type="float" office:value="-390.635560844199" calcext:value-type="float">
            <text:p>-390.635560844199</text:p>
          </table:table-cell>
          <table:table-cell table:formula="of:=[$'Coordinate Interpolation'.$U$41]*[.A146]+[$'Coordinate Interpolation'.$U$40]" office:value-type="float" office:value="1010.91320662876" calcext:value-type="float">
            <text:p>1010.91320662876</text:p>
          </table:table-cell>
          <table:table-cell table:formula="of:=[$'Coordinate Interpolation'.$AC$41]*[.A146]+[$'Coordinate Interpolation'.$AC$40]" office:value-type="float" office:value="-330.40207672601" calcext:value-type="float">
            <text:p>-330.40207672601</text:p>
          </table:table-cell>
          <table:table-cell table:formula="of:=SQRT(([.D146]-[.B146])^2+([.E146]-[.C146])^2)" office:value-type="float" office:value="852.25952572782" calcext:value-type="float">
            <text:p>852.259525727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$'Coordinate Interpolation'.$B$41]*[.A147]+[$'Coordinate Interpolation'.$B$40]" office:value-type="float" office:value="160.342021661593" calcext:value-type="float">
            <text:p>160.342021661593</text:p>
          </table:table-cell>
          <table:table-cell table:formula="of:=[$'Coordinate Interpolation'.$J$41]*[.A147]+[$'Coordinate Interpolation'.$J$40]" office:value-type="float" office:value="-390.964305627027" calcext:value-type="float">
            <text:p>-390.964305627027</text:p>
          </table:table-cell>
          <table:table-cell table:formula="of:=[$'Coordinate Interpolation'.$U$41]*[.A147]+[$'Coordinate Interpolation'.$U$40]" office:value-type="float" office:value="1011.08273648964" calcext:value-type="float">
            <text:p>1011.08273648964</text:p>
          </table:table-cell>
          <table:table-cell table:formula="of:=[$'Coordinate Interpolation'.$AC$41]*[.A147]+[$'Coordinate Interpolation'.$AC$40]" office:value-type="float" office:value="-330.87147913262" calcext:value-type="float">
            <text:p>-330.87147913262</text:p>
          </table:table-cell>
          <table:table-cell table:formula="of:=SQRT(([.D147]-[.B147])^2+([.E147]-[.C147])^2)" office:value-type="float" office:value="852.860429180663" calcext:value-type="float">
            <text:p>852.8604291806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$'Coordinate Interpolation'.$B$41]*[.A148]+[$'Coordinate Interpolation'.$B$40]" office:value-type="float" office:value="159.899195581945" calcext:value-type="float">
            <text:p>159.899195581945</text:p>
          </table:table-cell>
          <table:table-cell table:formula="of:=[$'Coordinate Interpolation'.$J$41]*[.A148]+[$'Coordinate Interpolation'.$J$40]" office:value-type="float" office:value="-391.293050409855" calcext:value-type="float">
            <text:p>-391.293050409855</text:p>
          </table:table-cell>
          <table:table-cell table:formula="of:=[$'Coordinate Interpolation'.$U$41]*[.A148]+[$'Coordinate Interpolation'.$U$40]" office:value-type="float" office:value="1011.25226635052" calcext:value-type="float">
            <text:p>1011.25226635052</text:p>
          </table:table-cell>
          <table:table-cell table:formula="of:=[$'Coordinate Interpolation'.$AC$41]*[.A148]+[$'Coordinate Interpolation'.$AC$40]" office:value-type="float" office:value="-331.340881539229" calcext:value-type="float">
            <text:p>-331.340881539229</text:p>
          </table:table-cell>
          <table:table-cell table:formula="of:=SQRT(([.D148]-[.B148])^2+([.E148]-[.C148])^2)" office:value-type="float" office:value="853.46137209564" calcext:value-type="float">
            <text:p>853.461372095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$'Coordinate Interpolation'.$B$41]*[.A149]+[$'Coordinate Interpolation'.$B$40]" office:value-type="float" office:value="159.456369502298" calcext:value-type="float">
            <text:p>159.456369502298</text:p>
          </table:table-cell>
          <table:table-cell table:formula="of:=[$'Coordinate Interpolation'.$J$41]*[.A149]+[$'Coordinate Interpolation'.$J$40]" office:value-type="float" office:value="-391.621795192684" calcext:value-type="float">
            <text:p>-391.621795192684</text:p>
          </table:table-cell>
          <table:table-cell table:formula="of:=[$'Coordinate Interpolation'.$U$41]*[.A149]+[$'Coordinate Interpolation'.$U$40]" office:value-type="float" office:value="1011.4217962114" calcext:value-type="float">
            <text:p>1011.4217962114</text:p>
          </table:table-cell>
          <table:table-cell table:formula="of:=[$'Coordinate Interpolation'.$AC$41]*[.A149]+[$'Coordinate Interpolation'.$AC$40]" office:value-type="float" office:value="-331.810283945839" calcext:value-type="float">
            <text:p>-331.810283945839</text:p>
          </table:table-cell>
          <table:table-cell table:formula="of:=SQRT(([.D149]-[.B149])^2+([.E149]-[.C149])^2)" office:value-type="float" office:value="854.062354389449" calcext:value-type="float">
            <text:p>854.0623543894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$'Coordinate Interpolation'.$B$41]*[.A150]+[$'Coordinate Interpolation'.$B$40]" office:value-type="float" office:value="159.01354342265" calcext:value-type="float">
            <text:p>159.01354342265</text:p>
          </table:table-cell>
          <table:table-cell table:formula="of:=[$'Coordinate Interpolation'.$J$41]*[.A150]+[$'Coordinate Interpolation'.$J$40]" office:value-type="float" office:value="-391.950539975512" calcext:value-type="float">
            <text:p>-391.950539975512</text:p>
          </table:table-cell>
          <table:table-cell table:formula="of:=[$'Coordinate Interpolation'.$U$41]*[.A150]+[$'Coordinate Interpolation'.$U$40]" office:value-type="float" office:value="1011.59132607228" calcext:value-type="float">
            <text:p>1011.59132607228</text:p>
          </table:table-cell>
          <table:table-cell table:formula="of:=[$'Coordinate Interpolation'.$AC$41]*[.A150]+[$'Coordinate Interpolation'.$AC$40]" office:value-type="float" office:value="-332.279686352448" calcext:value-type="float">
            <text:p>-332.279686352448</text:p>
          </table:table-cell>
          <table:table-cell table:formula="of:=SQRT(([.D150]-[.B150])^2+([.E150]-[.C150])^2)" office:value-type="float" office:value="854.66337597902" calcext:value-type="float">
            <text:p>854.663375979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$'Coordinate Interpolation'.$B$41]*[.A151]+[$'Coordinate Interpolation'.$B$40]" office:value-type="float" office:value="158.570717343003" calcext:value-type="float">
            <text:p>158.570717343003</text:p>
          </table:table-cell>
          <table:table-cell table:formula="of:=[$'Coordinate Interpolation'.$J$41]*[.A151]+[$'Coordinate Interpolation'.$J$40]" office:value-type="float" office:value="-392.279284758341" calcext:value-type="float">
            <text:p>-392.279284758341</text:p>
          </table:table-cell>
          <table:table-cell table:formula="of:=[$'Coordinate Interpolation'.$U$41]*[.A151]+[$'Coordinate Interpolation'.$U$40]" office:value-type="float" office:value="1011.76085593315" calcext:value-type="float">
            <text:p>1011.76085593315</text:p>
          </table:table-cell>
          <table:table-cell table:formula="of:=[$'Coordinate Interpolation'.$AC$41]*[.A151]+[$'Coordinate Interpolation'.$AC$40]" office:value-type="float" office:value="-332.749088759058" calcext:value-type="float">
            <text:p>-332.749088759058</text:p>
          </table:table-cell>
          <table:table-cell table:formula="of:=SQRT(([.D151]-[.B151])^2+([.E151]-[.C151])^2)" office:value-type="float" office:value="855.26443678151" calcext:value-type="float">
            <text:p>855.26443678151</text:p>
          </table:table-cell>
        </table:table-row>
      </table:table>
      <table:table table:name="Coordinate Interpolation" table:style-name="ta1">
        <table:table-column table:style-name="co1" table:number-columns-repeated="1024" table:default-cell-style-name="Default"/>
        <table:table-row table:style-name="ro2">
          <table:table-cell table:style-name="ce1"/>
          <table:table-cell table:style-name="ce1" office:value-type="string" calcext:value-type="string">
            <text:p>Primitive Streak</text:p>
          </table:table-cell>
          <table:table-cell table:style-name="ce1" table:number-columns-repeated="8"/>
          <table:table-cell/>
          <table:table-cell table:style-name="ce1" table:number-columns-repeated="9"/>
          <table:table-cell table:style-name="ce1" office:value-type="string" calcext:value-type="string">
            <text:p>Anterior Midline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(frame)</text:p>
          </table:table-cell>
          <table:table-cell table:number-columns-repeated="2" office:value-type="string" calcext:value-type="string">
            <text:p>(µm)</text:p>
          </table:table-cell>
          <table:table-cell table:number-columns-repeated="16"/>
          <table:table-cell office:value-type="string" calcext:value-type="string">
            <text:p>(frame)</text:p>
          </table:table-cell>
          <table:table-cell table:number-columns-repeated="2" office:value-type="string" calcext:value-type="string">
            <text:p>(µm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.237837837838" calcext:value-type="float">
            <text:p>244.237837837838</text:p>
          </table:table-cell>
          <table:table-cell office:value-type="float" office:value="-353.391891891892" calcext:value-type="float">
            <text:p>-353.391891891892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939.005450097522" calcext:value-type="float">
            <text:p>939.005450097522</text:p>
          </table:table-cell>
          <table:table-cell office:value-type="float" office:value="-266.000028563369" calcext:value-type="float">
            <text:p>-266.000028563369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8.643243243243" calcext:value-type="float">
            <text:p>208.643243243243</text:p>
          </table:table-cell>
          <table:table-cell office:value-type="float" office:value="-335.594594594595" calcext:value-type="float">
            <text:p>-335.594594594595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992.127919144573" calcext:value-type="float">
            <text:p>992.127919144573</text:p>
          </table:table-cell>
          <table:table-cell office:value-type="float" office:value="-265.241137886733" calcext:value-type="float">
            <text:p>-265.241137886733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7.964864864864" calcext:value-type="float">
            <text:p>197.964864864864</text:p>
          </table:table-cell>
          <table:table-cell office:value-type="float" office:value="-360.510810810811" calcext:value-type="float">
            <text:p>-360.510810810811</text:p>
          </table:table-cell>
          <table:table-cell table:number-columns-repeated="16"/>
          <table:table-cell office:value-type="float" office:value="36" calcext:value-type="float">
            <text:p>36</text:p>
          </table:table-cell>
          <table:table-cell office:value-type="float" office:value="1009.83540882692" calcext:value-type="float">
            <text:p>1009.83540882692</text:p>
          </table:table-cell>
          <table:table-cell office:value-type="float" office:value="-282.905493014193" calcext:value-type="float">
            <text:p>-282.905493014193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4.405405405405" calcext:value-type="float">
            <text:p>194.405405405405</text:p>
          </table:table-cell>
          <table:table-cell office:value-type="float" office:value="-346.272972972973" calcext:value-type="float">
            <text:p>-346.272972972973</text:p>
          </table:table-cell>
          <table:table-cell table:number-columns-repeated="16"/>
          <table:table-cell office:value-type="float" office:value="60" calcext:value-type="float">
            <text:p>60</text:p>
          </table:table-cell>
          <table:table-cell office:value-type="float" office:value="1022.48361574289" calcext:value-type="float">
            <text:p>1022.48361574289</text:p>
          </table:table-cell>
          <table:table-cell office:value-type="float" office:value="-285.428972318115" calcext:value-type="float">
            <text:p>-285.428972318115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.524324324324" calcext:value-type="float">
            <text:p>201.524324324324</text:p>
          </table:table-cell>
          <table:table-cell office:value-type="float" office:value="-360.510810810811" calcext:value-type="float">
            <text:p>-360.510810810811</text:p>
          </table:table-cell>
          <table:table-cell table:number-columns-repeated="16"/>
          <table:table-cell office:value-type="float" office:value="61" calcext:value-type="float">
            <text:p>61</text:p>
          </table:table-cell>
          <table:table-cell office:value-type="float" office:value="1050.30967095801" calcext:value-type="float">
            <text:p>1050.30967095801</text:p>
          </table:table-cell>
          <table:table-cell office:value-type="float" office:value="-292.999410229884" calcext:value-type="float">
            <text:p>-292.999410229884</text:p>
          </table:table-cell>
          <table:table-cell table:number-columns-repeated="100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.167567567567" calcext:value-type="float">
            <text:p>180.167567567567</text:p>
          </table:table-cell>
          <table:table-cell office:value-type="float" office:value="-388.986486486487" calcext:value-type="float">
            <text:p>-388.986486486487</text:p>
          </table:table-cell>
          <table:table-cell table:number-columns-repeated="16"/>
          <table:table-cell office:value-type="float" office:value="87" calcext:value-type="float">
            <text:p>87</text:p>
          </table:table-cell>
          <table:table-cell office:value-type="float" office:value="992.127919144575" calcext:value-type="float">
            <text:p>992.127919144575</text:p>
          </table:table-cell>
          <table:table-cell office:value-type="float" office:value="-299.08900449755" calcext:value-type="float">
            <text:p>-299.08900449755</text:p>
          </table:table-cell>
          <table:table-cell table:number-columns-repeated="100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9.489189189188" calcext:value-type="float">
            <text:p>169.489189189188</text:p>
          </table:table-cell>
          <table:table-cell office:value-type="float" office:value="-381.867567567568" calcext:value-type="float">
            <text:p>-381.867567567568</text:p>
          </table:table-cell>
          <table:table-cell table:number-columns-repeated="16"/>
          <table:table-cell office:value-type="float" office:value="104" calcext:value-type="float">
            <text:p>104</text:p>
          </table:table-cell>
          <table:table-cell office:value-type="float" office:value="974.420429462225" calcext:value-type="float">
            <text:p>974.420429462225</text:p>
          </table:table-cell>
          <table:table-cell office:value-type="float" office:value="-321.800318232855" calcext:value-type="float">
            <text:p>-321.800318232855</text:p>
          </table:table-cell>
          <table:table-cell table:number-columns-repeated="100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7.286486486486" calcext:value-type="float">
            <text:p>187.286486486486</text:p>
          </table:table-cell>
          <table:table-cell office:value-type="float" office:value="-410.343243243243" calcext:value-type="float">
            <text:p>-410.343243243243</text:p>
          </table:table-cell>
          <table:table-cell table:number-columns-repeated="16"/>
          <table:table-cell office:value-type="float" office:value="123" calcext:value-type="float">
            <text:p>123</text:p>
          </table:table-cell>
          <table:table-cell office:value-type="float" office:value="994.657560527768" calcext:value-type="float">
            <text:p>994.657560527768</text:p>
          </table:table-cell>
          <table:table-cell office:value-type="float" office:value="-326.847276840701" calcext:value-type="float">
            <text:p>-326.847276840701</text:p>
          </table:table-cell>
          <table:table-cell table:number-columns-repeated="100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7.454054054053" calcext:value-type="float">
            <text:p>137.454054054053</text:p>
          </table:table-cell>
          <table:table-cell office:value-type="float" office:value="-374.748648648648" calcext:value-type="float">
            <text:p>-374.748648648648</text:p>
          </table:table-cell>
          <table:table-cell table:number-columns-repeated="16"/>
          <table:table-cell office:value-type="float" office:value="139" calcext:value-type="float">
            <text:p>139</text:p>
          </table:table-cell>
          <table:table-cell office:value-type="float" office:value="1009.83540882693" calcext:value-type="float">
            <text:p>1009.83540882693</text:p>
          </table:table-cell>
          <table:table-cell office:value-type="float" office:value="-319.276838928933" calcext:value-type="float">
            <text:p>-319.27683892893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gression X</text:p>
          </table:table-cell>
          <table:table-cell table:number-columns-repeated="7"/>
          <table:table-cell table:style-name="ce2" office:value-type="string" calcext:value-type="string">
            <text:p>Regression Z</text:p>
          </table:table-cell>
          <table:table-cell table:number-columns-repeated="10"/>
          <table:table-cell table:style-name="ce2" office:value-type="string" calcext:value-type="string">
            <text:p>Regression X</text:p>
          </table:table-cell>
          <table:table-cell table:number-columns-repeated="7"/>
          <table:table-cell table:style-name="ce2" office:value-type="string" calcext:value-type="string">
            <text:p>Regression Z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6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9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6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7"/>
          <table:table-cell office:value-type="string" calcext:value-type="string">
            <text:p>LINEST raw output</text:p>
          </table:table-cell>
          <table:table-cell table:number-columns-repeated="10"/>
          <table:table-cell office:value-type="string" calcext:value-type="string">
            <text:p>LINEST raw output</text:p>
          </table:table-cell>
          <table:table-cell table:number-columns-repeated="7"/>
          <table:table-cell office:value-type="string" calcext:value-type="string">
            <text:p>LINEST raw output</text:p>
          </table:table-cell>
          <table:table-cell table:number-columns-repeated="996"/>
        </table:table-row>
        <table:table-row table:style-name="ro1">
          <table:table-cell table:number-matrix-columns-spanned="2" table:number-matrix-rows-spanned="5" table:formula="of:=LINEST([.$B$4:.$B$12] ; [.$A$4:.$A$12] ; 1 ; 1)" office:value-type="float" office:value="-0.442826079647502" calcext:value-type="float">
            <text:p>-0.442826079647502</text:p>
          </table:table-cell>
          <table:table-cell office:value-type="float" office:value="224.551803210481" calcext:value-type="float">
            <text:p>224.551803210481</text:p>
          </table:table-cell>
          <table:table-cell table:number-columns-repeated="6"/>
          <table:table-cell table:number-matrix-columns-spanned="2" table:number-matrix-rows-spanned="5" table:formula="of:=LINEST([.$C$4:.$C$12] ; [.$A$4:.$A$12] ; 1 ; 1)" office:value-type="float" office:value="-0.328744782828369" calcext:value-type="float">
            <text:p>-0.328744782828369</text:p>
          </table:table-cell>
          <table:table-cell office:value-type="float" office:value="-343.296312116914" calcext:value-type="float">
            <text:p>-343.296312116914</text:p>
          </table:table-cell>
          <table:table-cell table:number-columns-repeated="9"/>
          <table:table-cell table:number-matrix-columns-spanned="2" table:number-matrix-rows-spanned="5" table:formula="of:=LINEST([.$U$4:.$U$12] ; [.$T$4:.$T$12] ; 1 ; 1)" office:value-type="float" office:value="0.169529860878106" calcext:value-type="float">
            <text:p>0.169529860878106</text:p>
          </table:table-cell>
          <table:table-cell office:value-type="float" office:value="986.500906662316" calcext:value-type="float">
            <text:p>986.500906662316</text:p>
          </table:table-cell>
          <table:table-cell table:number-columns-repeated="6"/>
          <table:table-cell table:number-matrix-columns-spanned="2" table:number-matrix-rows-spanned="5" table:formula="of:=LINEST([.$V$4:.$V$12] ; [.$T$4:.$T$12] ; 1 ; 1)" office:value-type="float" office:value="-0.469402406609508" calcext:value-type="float">
            <text:p>-0.469402406609508</text:p>
          </table:table-cell>
          <table:table-cell office:value-type="float" office:value="-262.808130174241" calcext:value-type="float">
            <text:p>-262.808130174241</text:p>
          </table:table-cell>
          <table:table-cell table:number-columns-repeated="995"/>
        </table:table-row>
        <table:table-row table:style-name="ro1">
          <table:table-cell office:value-type="float" office:value="0.0980936625283631" calcext:value-type="float">
            <text:p>0.098093662528363</text:p>
          </table:table-cell>
          <table:table-cell office:value-type="float" office:value="9.05259189211747" calcext:value-type="float">
            <text:p>9.05259189211747</text:p>
          </table:table-cell>
          <table:table-cell table:number-columns-repeated="6"/>
          <table:table-cell office:value-type="float" office:value="0.0924481162661893" calcext:value-type="float">
            <text:p>0.092448116266189</text:p>
          </table:table-cell>
          <table:table-cell office:value-type="float" office:value="8.53159160522583" calcext:value-type="float">
            <text:p>8.53159160522583</text:p>
          </table:table-cell>
          <table:table-cell table:number-columns-repeated="9"/>
          <table:table-cell office:value-type="float" office:value="0.238854815852802" calcext:value-type="float">
            <text:p>0.238854815852802</text:p>
          </table:table-cell>
          <table:table-cell office:value-type="float" office:value="19.7833382732518" calcext:value-type="float">
            <text:p>19.7833382732518</text:p>
          </table:table-cell>
          <table:table-cell table:number-columns-repeated="6"/>
          <table:table-cell office:value-type="float" office:value="0.0507348621840928" calcext:value-type="float">
            <text:p>0.050734862184093</text:p>
          </table:table-cell>
          <table:table-cell office:value-type="float" office:value="4.20215492516286" calcext:value-type="float">
            <text:p>4.20215492516286</text:p>
          </table:table-cell>
          <table:table-cell table:number-columns-repeated="995"/>
        </table:table-row>
        <table:table-row table:style-name="ro1">
          <table:table-cell office:value-type="float" office:value="0.74433030149388" calcext:value-type="float">
            <text:p>0.74433030149388</text:p>
          </table:table-cell>
          <table:table-cell office:value-type="float" office:value="15.7328154675874" calcext:value-type="float">
            <text:p>15.7328154675874</text:p>
          </table:table-cell>
          <table:table-cell table:number-columns-repeated="6"/>
          <table:table-cell office:value-type="float" office:value="0.643676699489225" calcext:value-type="float">
            <text:p>0.643676699489225</text:p>
          </table:table-cell>
          <table:table-cell office:value-type="float" office:value="14.8273508813219" calcext:value-type="float">
            <text:p>14.8273508813219</text:p>
          </table:table-cell>
          <table:table-cell table:number-columns-repeated="9"/>
          <table:table-cell office:value-type="float" office:value="0.0671344481263722" calcext:value-type="float">
            <text:p>0.067134448126372</text:p>
          </table:table-cell>
          <table:table-cell office:value-type="float" office:value="32.0991014265623" calcext:value-type="float">
            <text:p>32.0991014265623</text:p>
          </table:table-cell>
          <table:table-cell table:number-columns-repeated="6"/>
          <table:table-cell office:value-type="float" office:value="0.924406673282104" calcext:value-type="float">
            <text:p>0.924406673282104</text:p>
          </table:table-cell>
          <table:table-cell office:value-type="float" office:value="6.81813126227051" calcext:value-type="float">
            <text:p>6.81813126227051</text:p>
          </table:table-cell>
          <table:table-cell table:number-columns-repeated="995"/>
        </table:table-row>
        <table:table-row table:style-name="ro1">
          <table:table-cell office:value-type="float" office:value="20.3790755842442" calcext:value-type="float">
            <text:p>20.379075584244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2.6450807173311" calcext:value-type="float">
            <text:p>12.6450807173311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0.503760843071914" calcext:value-type="float">
            <text:p>0.503760843071914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85.600766548125" calcext:value-type="float">
            <text:p>85.600766548125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office:value-type="float" office:value="5044.25900134891" calcext:value-type="float">
            <text:p>5044.25900134891</text:p>
          </table:table-cell>
          <table:table-cell office:value-type="float" office:value="1732.6503777601" calcext:value-type="float">
            <text:p>1732.6503777601</text:p>
          </table:table-cell>
          <table:table-cell table:number-columns-repeated="6"/>
          <table:table-cell office:value-type="float" office:value="2780.02522115807" calcext:value-type="float">
            <text:p>2780.02522115807</text:p>
          </table:table-cell>
          <table:table-cell office:value-type="float" office:value="1538.95233910487" calcext:value-type="float">
            <text:p>1538.95233910487</text:p>
          </table:table-cell>
          <table:table-cell table:number-columns-repeated="9"/>
          <table:table-cell office:value-type="float" office:value="519.05114955206" calcext:value-type="float">
            <text:p>519.05114955206</text:p>
          </table:table-cell>
          <table:table-cell office:value-type="float" office:value="7212.46618674914" calcext:value-type="float">
            <text:p>7212.46618674914</text:p>
          </table:table-cell>
          <table:table-cell table:number-columns-repeated="6"/>
          <table:table-cell office:value-type="float" office:value="3979.31546511421" calcext:value-type="float">
            <text:p>3979.31546511421</text:p>
          </table:table-cell>
          <table:table-cell office:value-type="float" office:value="325.408397366853" calcext:value-type="float">
            <text:p>325.40839736685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7"/>
          <table:table-cell office:value-type="string" calcext:value-type="string">
            <text:p>Regression Statistics</text:p>
          </table:table-cell>
          <table:table-cell table:number-columns-repeated="10"/>
          <table:table-cell office:value-type="string" calcext:value-type="string">
            <text:p>Regression Statistics</text:p>
          </table:table-cell>
          <table:table-cell table:number-columns-repeated="7"/>
          <table:table-cell office:value-type="string" calcext:value-type="string">
            <text:p>Regression Statistic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^2</text:p>
          </table:table-cell>
          <table:table-cell table:formula="of:=[.$A$20]" office:value-type="float" office:value="0.74433030149388" calcext:value-type="float">
            <text:p>0.74433030149388</text:p>
          </table:table-cell>
          <table:table-cell table:number-columns-repeated="6"/>
          <table:table-cell office:value-type="string" calcext:value-type="string">
            <text:p>R^2</text:p>
          </table:table-cell>
          <table:table-cell table:formula="of:=[.$I$20]" office:value-type="float" office:value="0.643676699489225" calcext:value-type="float">
            <text:p>0.643676699489225</text:p>
          </table:table-cell>
          <table:table-cell table:number-columns-repeated="9"/>
          <table:table-cell office:value-type="string" calcext:value-type="string">
            <text:p>R^2</text:p>
          </table:table-cell>
          <table:table-cell table:formula="of:=[.$T$20]" office:value-type="float" office:value="0.0671344481263722" calcext:value-type="float">
            <text:p>0.067134448126372</text:p>
          </table:table-cell>
          <table:table-cell table:number-columns-repeated="6"/>
          <table:table-cell office:value-type="string" calcext:value-type="string">
            <text:p>R^2</text:p>
          </table:table-cell>
          <table:table-cell table:formula="of:=[.$AB$20]" office:value-type="float" office:value="0.924406673282104" calcext:value-type="float">
            <text:p>0.9244066732821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.$B$20]" office:value-type="float" office:value="15.7328154675874" calcext:value-type="float">
            <text:p>15.7328154675874</text:p>
          </table:table-cell>
          <table:table-cell table:number-columns-repeated="6"/>
          <table:table-cell office:value-type="string" calcext:value-type="string">
            <text:p>Standard Error</text:p>
          </table:table-cell>
          <table:table-cell table:formula="of:=[.$J$20]" office:value-type="float" office:value="14.8273508813219" calcext:value-type="float">
            <text:p>14.8273508813219</text:p>
          </table:table-cell>
          <table:table-cell table:number-columns-repeated="9"/>
          <table:table-cell office:value-type="string" calcext:value-type="string">
            <text:p>Standard Error</text:p>
          </table:table-cell>
          <table:table-cell table:formula="of:=[.$U$20]" office:value-type="float" office:value="32.0991014265623" calcext:value-type="float">
            <text:p>32.0991014265623</text:p>
          </table:table-cell>
          <table:table-cell table:number-columns-repeated="6"/>
          <table:table-cell office:value-type="string" calcext:value-type="string">
            <text:p>Standard Error</text:p>
          </table:table-cell>
          <table:table-cell table:formula="of:=[.$AC$20]" office:value-type="float" office:value="6.81813126227051" calcext:value-type="float">
            <text:p>6.8181312622705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.$A$20])*([.$B$28] - 1)/([.$B$28] - [.$B$27] - 1)" office:value-type="float" office:value="0.707806058850149" calcext:value-type="float">
            <text:p>0.707806058850149</text:p>
          </table:table-cell>
          <table:table-cell table:number-columns-repeated="6"/>
          <table:table-cell office:value-type="string" calcext:value-type="string">
            <text:p>Adjusted R^2</text:p>
          </table:table-cell>
          <table:table-cell table:formula="of:=1 - (1 - [.$I$20])*([.$J$28] - 1)/([.$J$28] - [.$J$27] - 1)" office:value-type="float" office:value="0.592773370844828" calcext:value-type="float">
            <text:p>0.592773370844828</text:p>
          </table:table-cell>
          <table:table-cell table:number-columns-repeated="9"/>
          <table:table-cell office:value-type="string" calcext:value-type="string">
            <text:p>Adjusted R^2</text:p>
          </table:table-cell>
          <table:table-cell table:formula="of:=1 - (1 - [.$T$20])*([.$U$28] - 1)/([.$U$28] - [.$U$27] - 1)" office:value-type="float" office:value="-0.0661320592841461" calcext:value-type="float">
            <text:p>-0.066132059284146</text:p>
          </table:table-cell>
          <table:table-cell table:number-columns-repeated="6"/>
          <table:table-cell office:value-type="string" calcext:value-type="string">
            <text:p>Adjusted R^2</text:p>
          </table:table-cell>
          <table:table-cell table:formula="of:=1 - (1 - [.$AB$20])*([.$AC$28] - 1)/([.$AC$28] - [.$AC$27] - 1)" office:value-type="float" office:value="0.913607626608119" calcext:value-type="float">
            <text:p>0.913607626608119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ysis of Variance (ANOVA)</text:p>
          </table:table-cell>
          <table:table-cell table:number-columns-repeated="7"/>
          <table:table-cell office:value-type="string" calcext:value-type="string">
            <text:p>Analysis of Variance (ANOVA)</text:p>
          </table:table-cell>
          <table:table-cell table:number-columns-repeated="10"/>
          <table:table-cell office:value-type="string" calcext:value-type="string">
            <text:p>Analysis of Variance (ANOVA)</text:p>
          </table:table-cell>
          <table:table-cell table:number-columns-repeated="7"/>
          <table:table-cell office:value-type="string" calcext:value-type="string">
            <text:p>Analysis of Variance (ANOVA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6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egression</text:p>
          </table:table-cell>
          <table:table-cell table:formula="of:=[.$B$27]" office:value-type="float" office:value="1" calcext:value-type="float">
            <text:p>1</text:p>
          </table:table-cell>
          <table:table-cell table:formula="of:=[.$A$22]" office:value-type="float" office:value="5044.25900134891" calcext:value-type="float">
            <text:p>5044.25900134891</text:p>
          </table:table-cell>
          <table:table-cell table:formula="of:=[.$A$22] / [.$B$33]" office:value-type="float" office:value="5044.25900134891" calcext:value-type="float">
            <text:p>5044.25900134891</text:p>
          </table:table-cell>
          <table:table-cell table:formula="of:=[.$A$21]" office:value-type="float" office:value="20.3790755842442" calcext:value-type="float">
            <text:p>20.3790755842442</text:p>
          </table:table-cell>
          <table:table-cell table:formula="of:=LEGACY.FDIST([.$A$21] ; [.$B$33] ; [.$B$21])" office:value-type="float" office:value="0.00275077255209335" calcext:value-type="float">
            <text:p>0.002750772552093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table:formula="of:=[.$J$27]" office:value-type="float" office:value="1" calcext:value-type="float">
            <text:p>1</text:p>
          </table:table-cell>
          <table:table-cell table:formula="of:=[.$I$22]" office:value-type="float" office:value="2780.02522115807" calcext:value-type="float">
            <text:p>2780.02522115807</text:p>
          </table:table-cell>
          <table:table-cell table:formula="of:=[.$I$22] / [.$J$33]" office:value-type="float" office:value="2780.02522115807" calcext:value-type="float">
            <text:p>2780.02522115807</text:p>
          </table:table-cell>
          <table:table-cell table:formula="of:=[.$I$21]" office:value-type="float" office:value="12.6450807173311" calcext:value-type="float">
            <text:p>12.6450807173311</text:p>
          </table:table-cell>
          <table:table-cell table:formula="of:=LEGACY.FDIST([.$I$21] ; [.$J$33] ; [.$J$21])" office:value-type="float" office:value="0.00926904132462149" calcext:value-type="float">
            <text:p>0.009269041324621</text:p>
          </table:table-cell>
          <table:table-cell table:number-columns-repeated="5"/>
          <table:table-cell office:value-type="string" calcext:value-type="string">
            <text:p>Regression</text:p>
          </table:table-cell>
          <table:table-cell table:formula="of:=[.$U$27]" office:value-type="float" office:value="1" calcext:value-type="float">
            <text:p>1</text:p>
          </table:table-cell>
          <table:table-cell table:formula="of:=[.$T$22]" office:value-type="float" office:value="519.05114955206" calcext:value-type="float">
            <text:p>519.05114955206</text:p>
          </table:table-cell>
          <table:table-cell table:formula="of:=[.$T$22] / [.$U$33]" office:value-type="float" office:value="519.05114955206" calcext:value-type="float">
            <text:p>519.05114955206</text:p>
          </table:table-cell>
          <table:table-cell table:formula="of:=[.$T$21]" office:value-type="float" office:value="0.503760843071914" calcext:value-type="float">
            <text:p>0.503760843071914</text:p>
          </table:table-cell>
          <table:table-cell table:formula="of:=LEGACY.FDIST([.$T$21] ; [.$U$33] ; [.$U$21])" office:value-type="float" office:value="0.50080466932757" calcext:value-type="float">
            <text:p>0.50080466932757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table:formula="of:=[.$AC$27]" office:value-type="float" office:value="1" calcext:value-type="float">
            <text:p>1</text:p>
          </table:table-cell>
          <table:table-cell table:formula="of:=[.$AB$22]" office:value-type="float" office:value="3979.31546511421" calcext:value-type="float">
            <text:p>3979.31546511421</text:p>
          </table:table-cell>
          <table:table-cell table:formula="of:=[.$AB$22] / [.$AC$33]" office:value-type="float" office:value="3979.31546511421" calcext:value-type="float">
            <text:p>3979.31546511421</text:p>
          </table:table-cell>
          <table:table-cell table:formula="of:=[.$AB$21]" office:value-type="float" office:value="85.600766548125" calcext:value-type="float">
            <text:p>85.600766548125</text:p>
          </table:table-cell>
          <table:table-cell table:formula="of:=LEGACY.FDIST([.$AB$21] ; [.$AC$33] ; [.$AC$21])" office:value-type="float" office:value="0.0000356299045828236" calcext:value-type="float">
            <text:p>3.56299045828236E-0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esidual</text:p>
          </table:table-cell>
          <table:table-cell table:formula="of:=[.$B$21]" office:value-type="float" office:value="7" calcext:value-type="float">
            <text:p>7</text:p>
          </table:table-cell>
          <table:table-cell table:formula="of:=[.$B$22]" office:value-type="float" office:value="1732.6503777601" calcext:value-type="float">
            <text:p>1732.6503777601</text:p>
          </table:table-cell>
          <table:table-cell table:formula="of:=[.$B$22] / [.$B$21]" office:value-type="float" office:value="247.521482537157" calcext:value-type="float">
            <text:p>247.521482537157</text:p>
          </table:table-cell>
          <table:table-cell table:number-columns-repeated="4"/>
          <table:table-cell office:value-type="string" calcext:value-type="string">
            <text:p>Residual</text:p>
          </table:table-cell>
          <table:table-cell table:formula="of:=[.$J$21]" office:value-type="float" office:value="7" calcext:value-type="float">
            <text:p>7</text:p>
          </table:table-cell>
          <table:table-cell table:formula="of:=[.$J$22]" office:value-type="float" office:value="1538.95233910487" calcext:value-type="float">
            <text:p>1538.95233910487</text:p>
          </table:table-cell>
          <table:table-cell table:formula="of:=[.$J$22] / [.$J$21]" office:value-type="float" office:value="219.850334157838" calcext:value-type="float">
            <text:p>219.850334157838</text:p>
          </table:table-cell>
          <table:table-cell table:number-columns-repeated="7"/>
          <table:table-cell office:value-type="string" calcext:value-type="string">
            <text:p>Residual</text:p>
          </table:table-cell>
          <table:table-cell table:formula="of:=[.$U$21]" office:value-type="float" office:value="7" calcext:value-type="float">
            <text:p>7</text:p>
          </table:table-cell>
          <table:table-cell table:formula="of:=[.$U$22]" office:value-type="float" office:value="7212.46618674914" calcext:value-type="float">
            <text:p>7212.46618674914</text:p>
          </table:table-cell>
          <table:table-cell table:formula="of:=[.$U$22] / [.$U$21]" office:value-type="float" office:value="1030.35231239273" calcext:value-type="float">
            <text:p>1030.35231239273</text:p>
          </table:table-cell>
          <table:table-cell table:number-columns-repeated="4"/>
          <table:table-cell office:value-type="string" calcext:value-type="string">
            <text:p>Residual</text:p>
          </table:table-cell>
          <table:table-cell table:formula="of:=[.$AC$21]" office:value-type="float" office:value="7" calcext:value-type="float">
            <text:p>7</text:p>
          </table:table-cell>
          <table:table-cell table:formula="of:=[.$AC$22]" office:value-type="float" office:value="325.408397366853" calcext:value-type="float">
            <text:p>325.408397366853</text:p>
          </table:table-cell>
          <table:table-cell table:formula="of:=[.$AC$22] / [.$AC$21]" office:value-type="float" office:value="46.4869139095504" calcext:value-type="float">
            <text:p>46.48691390955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tal</text:p>
          </table:table-cell>
          <table:table-cell table:formula="of:=[.$B$33] + [.$B$21]" office:value-type="float" office:value="8" calcext:value-type="float">
            <text:p>8</text:p>
          </table:table-cell>
          <table:table-cell table:formula="of:=[.$A$22] + [.$B$22]" office:value-type="float" office:value="6776.90937910901" calcext:value-type="float">
            <text:p>6776.90937910901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[.$J$33] + [.$J$21]" office:value-type="float" office:value="8" calcext:value-type="float">
            <text:p>8</text:p>
          </table:table-cell>
          <table:table-cell table:formula="of:=[.$I$22] + [.$J$22]" office:value-type="float" office:value="4318.97756026294" calcext:value-type="float">
            <text:p>4318.97756026294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[.$U$33] + [.$U$21]" office:value-type="float" office:value="8" calcext:value-type="float">
            <text:p>8</text:p>
          </table:table-cell>
          <table:table-cell table:formula="of:=[.$T$22] + [.$U$22]" office:value-type="float" office:value="7731.5173363012" calcext:value-type="float">
            <text:p>7731.5173363012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[.$AC$33] + [.$AC$21]" office:value-type="float" office:value="8" calcext:value-type="float">
            <text:p>8</text:p>
          </table:table-cell>
          <table:table-cell table:formula="of:=[.$AB$22] + [.$AC$22]" office:value-type="float" office:value="4304.72386248106" calcext:value-type="float">
            <text:p>4304.72386248106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9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B$3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B$37] * 100) ; &quot;%&quot;)" office:value-type="string" office:string-value="Upper 95%" calcext:value-type="string">
            <text:p>Upper 95%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J$3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J$37] * 100) ; &quot;%&quot;)" office:value-type="string" office:string-value="Upper 95%" calcext:value-type="string">
            <text:p>Upper 95%</text:p>
          </table:table-cell>
          <table:table-cell table:number-columns-repeated="5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U$3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U$37] * 100) ; &quot;%&quot;)" office:value-type="string" office:string-value="Upper 95%" calcext:value-type="string">
            <text:p>Upper 95%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AC$3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AC$37] * 100) ; &quot;%&quot;)" office:value-type="string" office:string-value="Upper 95%" calcext:value-type="string">
            <text:p>Upper 95%</text:p>
          </table:table-cell>
          <table:table-cell table:number-columns-repeated="990"/>
        </table:table-row>
        <table:table-row table:style-name="ro1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A$18:.$B$18]; 1 ; 42 - ROW())" office:value-type="float" office:value="224.551803210481" calcext:value-type="float">
            <text:p>224.551803210481</text:p>
          </table:table-cell>
          <table:table-cell table:number-matrix-columns-spanned="1" table:number-matrix-rows-spanned="2" table:formula="of:=INDEX([.$A$19:.$B$19]; 1 ; 42 - ROW())" office:value-type="float" office:value="9.05259189211747" calcext:value-type="float">
            <text:p>9.05259189211747</text:p>
          </table:table-cell>
          <table:table-cell table:number-matrix-columns-spanned="1" table:number-matrix-rows-spanned="2" table:formula="of:=[.$B$40:.$B$41] / [.$C$40:.$C$41]" office:value-type="float" office:value="24.8052497987907" calcext:value-type="float">
            <text:p>24.8052497987907</text:p>
          </table:table-cell>
          <table:table-cell table:number-matrix-columns-spanned="1" table:number-matrix-rows-spanned="2" table:formula="of:=LEGACY.TDIST(ABS([.$D$40:.$D$41]) ; [.$B$21] ; 2 )" office:value-type="float" office:value="0.0000000441248960090557" calcext:value-type="float">
            <text:p>4.41248960090557E-08</text:p>
          </table:table-cell>
          <table:table-cell table:number-matrix-columns-spanned="1" table:number-matrix-rows-spanned="2" table:formula="of:=[.$B$40:.$B$41] - [.$C$40:.$C$41] * TINV(1 - [.$B$37] ; [.$B$21])" office:value-type="float" office:value="203.145824882607" calcext:value-type="float">
            <text:p>203.145824882607</text:p>
          </table:table-cell>
          <table:table-cell table:number-matrix-columns-spanned="1" table:number-matrix-rows-spanned="2" table:formula="of:=[.$B$40:.$B$41] + [.$C$40:.$C$41] * TINV(1 - [.$B$37] ; [.$B$21])" office:value-type="float" office:value="245.957781538354" calcext:value-type="float">
            <text:p>245.957781538354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I$18:.$J$18]; 1 ; 42 - ROW())" office:value-type="float" office:value="-343.296312116914" calcext:value-type="float">
            <text:p>-343.296312116914</text:p>
          </table:table-cell>
          <table:table-cell table:number-matrix-columns-spanned="1" table:number-matrix-rows-spanned="2" table:formula="of:=INDEX([.$I$19:.$J$19]; 1 ; 42 - ROW())" office:value-type="float" office:value="8.53159160522583" calcext:value-type="float">
            <text:p>8.53159160522583</text:p>
          </table:table-cell>
          <table:table-cell table:number-matrix-columns-spanned="1" table:number-matrix-rows-spanned="2" table:formula="of:=[.$J$40:.$J$41] / [.$K$40:.$K$41]" office:value-type="float" office:value="-40.2382495555267" calcext:value-type="float">
            <text:p>-40.2382495555267</text:p>
          </table:table-cell>
          <table:table-cell table:number-matrix-columns-spanned="1" table:number-matrix-rows-spanned="2" table:formula="of:=LEGACY.TDIST(ABS([.$L$40:.$L$41]) ; [.$J$21] ; 2 )" office:value-type="float" office:value="0.00000000152571193147014" calcext:value-type="float">
            <text:p>1.52571193147014E-09</text:p>
          </table:table-cell>
          <table:table-cell table:number-matrix-columns-spanned="1" table:number-matrix-rows-spanned="2" table:formula="of:=[.$J$40:.$J$41] - [.$K$40:.$K$41] * TINV(1 - [.$J$37] ; [.$J$21])" office:value-type="float" office:value="-363.470320531316" calcext:value-type="float">
            <text:p>-363.470320531316</text:p>
          </table:table-cell>
          <table:table-cell table:number-matrix-columns-spanned="1" table:number-matrix-rows-spanned="2" table:formula="of:=[.$J$40:.$J$41] + [.$K$40:.$K$41] * TINV(1 - [.$J$37] ; [.$J$21])" office:value-type="float" office:value="-323.122303702511" calcext:value-type="float">
            <text:p>-323.122303702511</text:p>
          </table:table-cell>
          <table:table-cell table:number-columns-repeated="4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T$18:.$U$18]; 1 ; 42 - ROW())" office:value-type="float" office:value="986.500906662316" calcext:value-type="float">
            <text:p>986.500906662316</text:p>
          </table:table-cell>
          <table:table-cell table:number-matrix-columns-spanned="1" table:number-matrix-rows-spanned="2" table:formula="of:=INDEX([.$T$19:.$U$19]; 1 ; 42 - ROW())" office:value-type="float" office:value="19.7833382732518" calcext:value-type="float">
            <text:p>19.7833382732518</text:p>
          </table:table-cell>
          <table:table-cell table:number-matrix-columns-spanned="1" table:number-matrix-rows-spanned="2" table:formula="of:=[.$U$40:.$U$41] / [.$V$40:.$V$41]" office:value-type="float" office:value="49.8652397808978" calcext:value-type="float">
            <text:p>49.8652397808978</text:p>
          </table:table-cell>
          <table:table-cell table:number-matrix-columns-spanned="1" table:number-matrix-rows-spanned="2" table:formula="of:=LEGACY.TDIST(ABS([.$W$40:.$W$41]) ; [.$U$21] ; 2 )" office:value-type="float" office:value="0.000000000341500537966755" calcext:value-type="float">
            <text:p>3.41500537966755E-10</text:p>
          </table:table-cell>
          <table:table-cell table:number-matrix-columns-spanned="1" table:number-matrix-rows-spanned="2" table:formula="of:=[.$U$40:.$U$41] - [.$V$40:.$V$41] * TINV(1 - [.$U$37] ; [.$U$21])" office:value-type="float" office:value="939.72074520392" calcext:value-type="float">
            <text:p>939.72074520392</text:p>
          </table:table-cell>
          <table:table-cell table:number-matrix-columns-spanned="1" table:number-matrix-rows-spanned="2" table:formula="of:=[.$U$40:.$U$41] + [.$V$40:.$V$41] * TINV(1 - [.$U$37] ; [.$U$21])" office:value-type="float" office:value="1033.28106812071" calcext:value-type="float">
            <text:p>1033.28106812071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AB$18:.$AC$18]; 1 ; 42 - ROW())" office:value-type="float" office:value="-262.808130174241" calcext:value-type="float">
            <text:p>-262.808130174241</text:p>
          </table:table-cell>
          <table:table-cell table:number-matrix-columns-spanned="1" table:number-matrix-rows-spanned="2" table:formula="of:=INDEX([.$AB$19:.$AC$19]; 1 ; 42 - ROW())" office:value-type="float" office:value="4.20215492516286" calcext:value-type="float">
            <text:p>4.20215492516286</text:p>
          </table:table-cell>
          <table:table-cell table:number-matrix-columns-spanned="1" table:number-matrix-rows-spanned="2" table:formula="of:=[.$AC$40:.$AC$41] / [.$AD$40:.$AD$41]" office:value-type="float" office:value="-62.5412758107808" calcext:value-type="float">
            <text:p>-62.5412758107808</text:p>
          </table:table-cell>
          <table:table-cell table:number-matrix-columns-spanned="1" table:number-matrix-rows-spanned="2" table:formula="of:=LEGACY.TDIST(ABS([.$AE$40:.$AE$41]) ; [.$AC$21] ; 2 )" office:value-type="float" office:value="0.0000000000701765670057518" calcext:value-type="float">
            <text:p>7.01765670057518E-11</text:p>
          </table:table-cell>
          <table:table-cell table:number-matrix-columns-spanned="1" table:number-matrix-rows-spanned="2" table:formula="of:=[.$AC$40:.$AC$41] - [.$AD$40:.$AD$41] * TINV(1 - [.$AC$37] ; [.$AC$21])" office:value-type="float" office:value="-272.744647619231" calcext:value-type="float">
            <text:p>-272.744647619231</text:p>
          </table:table-cell>
          <table:table-cell table:number-matrix-columns-spanned="1" table:number-matrix-rows-spanned="2" table:formula="of:=[.$AC$40:.$AC$41] + [.$AD$40:.$AD$41] * TINV(1 - [.$AC$37] ; [.$AC$21])" office:value-type="float" office:value="-252.871612729251" calcext:value-type="float">
            <text:p>-252.871612729251</text:p>
          </table:table-cell>
          <table:table-cell table:number-columns-repeated="990"/>
        </table:table-row>
        <table:table-row table:style-name="ro1">
          <table:table-cell table:formula="of:=[.$A$3]" office:value-type="string" office:string-value="T" calcext:value-type="string">
            <text:p>T</text:p>
          </table:table-cell>
          <table:table-cell office:value-type="float" office:value="-0.442826079647502" calcext:value-type="float">
            <text:p>-0.442826079647502</text:p>
          </table:table-cell>
          <table:table-cell office:value-type="float" office:value="0.0980936625283631" calcext:value-type="float">
            <text:p>0.098093662528363</text:p>
          </table:table-cell>
          <table:table-cell office:value-type="float" office:value="-4.51431895021212" calcext:value-type="float">
            <text:p>-4.51431895021212</text:p>
          </table:table-cell>
          <table:table-cell office:value-type="float" office:value="0.00275077255209335" calcext:value-type="float">
            <text:p>0.002750772552093</text:p>
          </table:table-cell>
          <table:table-cell office:value-type="float" office:value="-0.674780732989628" calcext:value-type="float">
            <text:p>-0.674780732989628</text:p>
          </table:table-cell>
          <table:table-cell office:value-type="float" office:value="-0.210871426305376" calcext:value-type="float">
            <text:p>-0.210871426305376</text:p>
          </table:table-cell>
          <table:table-cell/>
          <table:table-cell table:formula="of:=[.$A$3]" office:value-type="string" office:string-value="T" calcext:value-type="string">
            <text:p>T</text:p>
          </table:table-cell>
          <table:table-cell office:value-type="float" office:value="-0.328744782828369" calcext:value-type="float">
            <text:p>-0.328744782828369</text:p>
          </table:table-cell>
          <table:table-cell office:value-type="float" office:value="0.0924481162661893" calcext:value-type="float">
            <text:p>0.092448116266189</text:p>
          </table:table-cell>
          <table:table-cell office:value-type="float" office:value="-3.55599222683783" calcext:value-type="float">
            <text:p>-3.55599222683783</text:p>
          </table:table-cell>
          <table:table-cell office:value-type="float" office:value="0.00926904132462149" calcext:value-type="float">
            <text:p>0.009269041324621</text:p>
          </table:table-cell>
          <table:table-cell office:value-type="float" office:value="-0.54734984056547" calcext:value-type="float">
            <text:p>-0.54734984056547</text:p>
          </table:table-cell>
          <table:table-cell office:value-type="float" office:value="-0.110139725091268" calcext:value-type="float">
            <text:p>-0.110139725091268</text:p>
          </table:table-cell>
          <table:table-cell table:number-columns-repeated="4"/>
          <table:table-cell table:formula="of:=[.$T$3]" office:value-type="string" office:string-value="T" calcext:value-type="string">
            <text:p>T</text:p>
          </table:table-cell>
          <table:table-cell office:value-type="float" office:value="0.169529860878106" calcext:value-type="float">
            <text:p>0.169529860878106</text:p>
          </table:table-cell>
          <table:table-cell office:value-type="float" office:value="0.238854815852802" calcext:value-type="float">
            <text:p>0.238854815852802</text:p>
          </table:table-cell>
          <table:table-cell office:value-type="float" office:value="0.709761116906184" calcext:value-type="float">
            <text:p>0.709761116906184</text:p>
          </table:table-cell>
          <table:table-cell office:value-type="float" office:value="0.50080466932757" calcext:value-type="float">
            <text:p>0.50080466932757</text:p>
          </table:table-cell>
          <table:table-cell office:value-type="float" office:value="-0.39527202929716" calcext:value-type="float">
            <text:p>-0.39527202929716</text:p>
          </table:table-cell>
          <table:table-cell office:value-type="float" office:value="0.734331751053372" calcext:value-type="float">
            <text:p>0.734331751053372</text:p>
          </table:table-cell>
          <table:table-cell/>
          <table:table-cell table:formula="of:=[.$T$3]" office:value-type="string" office:string-value="T" calcext:value-type="string">
            <text:p>T</text:p>
          </table:table-cell>
          <table:table-cell office:value-type="float" office:value="-0.469402406609508" calcext:value-type="float">
            <text:p>-0.469402406609508</text:p>
          </table:table-cell>
          <table:table-cell office:value-type="float" office:value="0.0507348621840928" calcext:value-type="float">
            <text:p>0.050734862184093</text:p>
          </table:table-cell>
          <table:table-cell office:value-type="float" office:value="-9.25206823084033" calcext:value-type="float">
            <text:p>-9.25206823084033</text:p>
          </table:table-cell>
          <table:table-cell office:value-type="float" office:value="0.0000356299045828236" calcext:value-type="float">
            <text:p>3.56299045828236E-05</text:p>
          </table:table-cell>
          <table:table-cell office:value-type="float" office:value="-0.589371292131232" calcext:value-type="float">
            <text:p>-0.589371292131232</text:p>
          </table:table-cell>
          <table:table-cell office:value-type="float" office:value="-0.349433521087784" calcext:value-type="float">
            <text:p>-0.349433521087784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formula="of:=[.$A$3]" office:value-type="string" office:string-value="T" calcext:value-type="string">
            <text:p>T</text:p>
          </table:table-cell>
          <table:table-cell office:value-type="string" calcext:value-type="string">
            <text:p>Predicted Y</text:p>
          </table:table-cell>
          <table:table-cell table:formula="of:=[.$B$3]" office:value-type="string" office:string-value="X" calcext:value-type="string">
            <text:p>X</text:p>
          </table:table-cell>
          <table:table-cell office:value-type="string" calcext:value-type="string">
            <text:p>Residual</text:p>
          </table:table-cell>
          <table:table-cell table:number-columns-repeated="4"/>
          <table:table-cell table:formula="of:=[.$A$3]" office:value-type="string" office:string-value="T" calcext:value-type="string">
            <text:p>T</text:p>
          </table:table-cell>
          <table:table-cell office:value-type="string" calcext:value-type="string">
            <text:p>Predicted Y</text:p>
          </table:table-cell>
          <table:table-cell table:formula="of:=[.$C$3]" office:value-type="string" office:string-value="Z" calcext:value-type="string">
            <text:p>Z</text:p>
          </table:table-cell>
          <table:table-cell office:value-type="string" calcext:value-type="string">
            <text:p>Residual</text:p>
          </table:table-cell>
          <table:table-cell table:number-columns-repeated="7"/>
          <table:table-cell table:formula="of:=[.$T$3]" office:value-type="string" office:string-value="T" calcext:value-type="string">
            <text:p>T</text:p>
          </table:table-cell>
          <table:table-cell office:value-type="string" calcext:value-type="string">
            <text:p>Predicted Y</text:p>
          </table:table-cell>
          <table:table-cell table:formula="of:=[.$U$3]" office:value-type="string" office:string-value="X" calcext:value-type="string">
            <text:p>X</text:p>
          </table:table-cell>
          <table:table-cell office:value-type="string" calcext:value-type="string">
            <text:p>Residual</text:p>
          </table:table-cell>
          <table:table-cell table:number-columns-repeated="4"/>
          <table:table-cell table:formula="of:=[.$T$3]" office:value-type="string" office:string-value="T" calcext:value-type="string">
            <text:p>T</text:p>
          </table:table-cell>
          <table:table-cell office:value-type="string" calcext:value-type="string">
            <text:p>Predicted Y</text:p>
          </table:table-cell>
          <table:table-cell table:formula="of:=[.$V$3]" office:value-type="string" office:string-value="Z" calcext:value-type="string">
            <text:p>Z</text:p>
          </table:table-cell>
          <table:table-cell office:value-type="string" calcext:value-type="string">
            <text:p>Residual</text:p>
          </table:table-cell>
          <table:table-cell table:number-columns-repeated="993"/>
        </table:table-row>
        <table:table-row table:style-name="ro1">
          <table:table-cell table:number-matrix-columns-spanned="1" table:number-matrix-rows-spanned="9" table:formula="of:=[.$A$4:.$A$12]" office:value-type="float" office:value="0" calcext:value-type="float">
            <text:p>0</text:p>
          </table:table-cell>
          <table:table-cell table:number-matrix-columns-spanned="1" table:number-matrix-rows-spanned="9" table:formula="of:=MMULT([.$A$44:.$A$52] ; [.$B$41]) + [.$B$40]" office:value-type="float" office:value="224.551803210481" calcext:value-type="float">
            <text:p>224.551803210481</text:p>
          </table:table-cell>
          <table:table-cell table:number-matrix-columns-spanned="1" table:number-matrix-rows-spanned="9" table:formula="of:=[.$B$4:.$B$12]" office:value-type="float" office:value="244.237837837838" calcext:value-type="float">
            <text:p>244.237837837838</text:p>
          </table:table-cell>
          <table:table-cell table:number-matrix-columns-spanned="1" table:number-matrix-rows-spanned="9" table:formula="of:=[.$C$44:.$C$52] - [.$B$44:.$B$52]" office:value-type="float" office:value="19.6860346273573" calcext:value-type="float">
            <text:p>19.6860346273573</text:p>
          </table:table-cell>
          <table:table-cell table:number-columns-repeated="4"/>
          <table:table-cell table:number-matrix-columns-spanned="1" table:number-matrix-rows-spanned="9" table:formula="of:=[.$A$4:.$A$12]" office:value-type="float" office:value="0" calcext:value-type="float">
            <text:p>0</text:p>
          </table:table-cell>
          <table:table-cell table:number-matrix-columns-spanned="1" table:number-matrix-rows-spanned="9" table:formula="of:=MMULT([.$I$44:.$I$52] ; [.$J$41]) + [.$J$40]" office:value-type="float" office:value="-343.296312116914" calcext:value-type="float">
            <text:p>-343.296312116914</text:p>
          </table:table-cell>
          <table:table-cell table:number-matrix-columns-spanned="1" table:number-matrix-rows-spanned="9" table:formula="of:=[.$C$4:.$C$12]" office:value-type="float" office:value="-353.391891891892" calcext:value-type="float">
            <text:p>-353.391891891892</text:p>
          </table:table-cell>
          <table:table-cell table:number-matrix-columns-spanned="1" table:number-matrix-rows-spanned="9" table:formula="of:=[.$K$44:.$K$52] - [.$J$44:.$J$52]" office:value-type="float" office:value="-10.0955797749784" calcext:value-type="float">
            <text:p>-10.0955797749784</text:p>
          </table:table-cell>
          <table:table-cell table:number-columns-repeated="7"/>
          <table:table-cell table:number-matrix-columns-spanned="1" table:number-matrix-rows-spanned="9" table:formula="of:=[.$T$4:.$T$12]" office:value-type="float" office:value="0" calcext:value-type="float">
            <text:p>0</text:p>
          </table:table-cell>
          <table:table-cell table:number-matrix-columns-spanned="1" table:number-matrix-rows-spanned="9" table:formula="of:=MMULT([.$T$44:.$T$52] ; [.$U$41]) + [.$U$40]" office:value-type="float" office:value="986.500906662316" calcext:value-type="float">
            <text:p>986.500906662316</text:p>
          </table:table-cell>
          <table:table-cell table:number-matrix-columns-spanned="1" table:number-matrix-rows-spanned="9" table:formula="of:=[.$U$4:.$U$12]" office:value-type="float" office:value="939.005450097522" calcext:value-type="float">
            <text:p>939.005450097522</text:p>
          </table:table-cell>
          <table:table-cell table:number-matrix-columns-spanned="1" table:number-matrix-rows-spanned="9" table:formula="of:=[.$V$44:.$V$52] - [.$U$44:.$U$52]" office:value-type="float" office:value="-47.4954565647935" calcext:value-type="float">
            <text:p>-47.4954565647935</text:p>
          </table:table-cell>
          <table:table-cell table:number-columns-repeated="4"/>
          <table:table-cell table:number-matrix-columns-spanned="1" table:number-matrix-rows-spanned="9" table:formula="of:=[.$T$4:.$T$12]" office:value-type="float" office:value="0" calcext:value-type="float">
            <text:p>0</text:p>
          </table:table-cell>
          <table:table-cell table:number-matrix-columns-spanned="1" table:number-matrix-rows-spanned="9" table:formula="of:=MMULT([.$AB$44:.$AB$52] ; [.$AC$41]) + [.$AC$40]" office:value-type="float" office:value="-262.808130174241" calcext:value-type="float">
            <text:p>-262.808130174241</text:p>
          </table:table-cell>
          <table:table-cell table:number-matrix-columns-spanned="1" table:number-matrix-rows-spanned="9" table:formula="of:=[.$V$4:.$V$12]" office:value-type="float" office:value="-266.000028563369" calcext:value-type="float">
            <text:p>-266.000028563369</text:p>
          </table:table-cell>
          <table:table-cell table:number-matrix-columns-spanned="1" table:number-matrix-rows-spanned="9" table:formula="of:=[.$AD$44:.$AD$52] - [.$AC$44:.$AC$52]" office:value-type="float" office:value="-3.19189838912774" calcext:value-type="float">
            <text:p>-3.19189838912774</text:p>
          </table:table-cell>
          <table:table-cell table:number-columns-repeated="99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9.680716334358" calcext:value-type="float">
            <text:p>219.680716334358</text:p>
          </table:table-cell>
          <table:table-cell office:value-type="float" office:value="208.643243243243" calcext:value-type="float">
            <text:p>208.643243243243</text:p>
          </table:table-cell>
          <table:table-cell office:value-type="float" office:value="-11.0374730911152" calcext:value-type="float">
            <text:p>-11.037473091115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-346.912504728026" calcext:value-type="float">
            <text:p>-346.912504728026</text:p>
          </table:table-cell>
          <table:table-cell office:value-type="float" office:value="-335.594594594595" calcext:value-type="float">
            <text:p>-335.594594594595</text:p>
          </table:table-cell>
          <table:table-cell office:value-type="float" office:value="11.3179101334306" calcext:value-type="float">
            <text:p>11.31791013343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89.382914297243" calcext:value-type="float">
            <text:p>989.382914297243</text:p>
          </table:table-cell>
          <table:table-cell office:value-type="float" office:value="992.127919144573" calcext:value-type="float">
            <text:p>992.127919144573</text:p>
          </table:table-cell>
          <table:table-cell office:value-type="float" office:value="2.7450048473296" calcext:value-type="float">
            <text:p>2.745004847329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-270.787971086603" calcext:value-type="float">
            <text:p>-270.787971086603</text:p>
          </table:table-cell>
          <table:table-cell office:value-type="float" office:value="-265.241137886733" calcext:value-type="float">
            <text:p>-265.241137886733</text:p>
          </table:table-cell>
          <table:table-cell office:value-type="float" office:value="5.54683319986992" calcext:value-type="float">
            <text:p>5.54683319986992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2.152672980351" calcext:value-type="float">
            <text:p>212.152672980351</text:p>
          </table:table-cell>
          <table:table-cell office:value-type="float" office:value="197.964864864864" calcext:value-type="float">
            <text:p>197.964864864864</text:p>
          </table:table-cell>
          <table:table-cell office:value-type="float" office:value="-14.1878081154867" calcext:value-type="float">
            <text:p>-14.1878081154867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-352.501166036108" calcext:value-type="float">
            <text:p>-352.501166036108</text:p>
          </table:table-cell>
          <table:table-cell office:value-type="float" office:value="-360.510810810811" calcext:value-type="float">
            <text:p>-360.510810810811</text:p>
          </table:table-cell>
          <table:table-cell office:value-type="float" office:value="-8.00964477470308" calcext:value-type="float">
            <text:p>-8.00964477470308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992.603981653927" calcext:value-type="float">
            <text:p>992.603981653927</text:p>
          </table:table-cell>
          <table:table-cell office:value-type="float" office:value="1009.83540882692" calcext:value-type="float">
            <text:p>1009.83540882692</text:p>
          </table:table-cell>
          <table:table-cell office:value-type="float" office:value="17.2314271729927" calcext:value-type="float">
            <text:p>17.2314271729927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-279.706616812184" calcext:value-type="float">
            <text:p>-279.706616812184</text:p>
          </table:table-cell>
          <table:table-cell office:value-type="float" office:value="-282.905493014193" calcext:value-type="float">
            <text:p>-282.905493014193</text:p>
          </table:table-cell>
          <table:table-cell office:value-type="float" office:value="-3.19887620200939" calcext:value-type="float">
            <text:p>-3.19887620200939</text:p>
          </table:table-cell>
          <table:table-cell table:number-columns-repeated="99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.082020989163" calcext:value-type="float">
            <text:p>201.082020989163</text:p>
          </table:table-cell>
          <table:table-cell office:value-type="float" office:value="194.405405405405" calcext:value-type="float">
            <text:p>194.405405405405</text:p>
          </table:table-cell>
          <table:table-cell office:value-type="float" office:value="-6.67661558375812" calcext:value-type="float">
            <text:p>-6.676615583758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-360.719785606817" calcext:value-type="float">
            <text:p>-360.719785606817</text:p>
          </table:table-cell>
          <table:table-cell office:value-type="float" office:value="-346.272972972973" calcext:value-type="float">
            <text:p>-346.272972972973</text:p>
          </table:table-cell>
          <table:table-cell office:value-type="float" office:value="14.4468126338442" calcext:value-type="float">
            <text:p>14.4468126338442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996.672698315002" calcext:value-type="float">
            <text:p>996.672698315002</text:p>
          </table:table-cell>
          <table:table-cell office:value-type="float" office:value="1022.48361574289" calcext:value-type="float">
            <text:p>1022.48361574289</text:p>
          </table:table-cell>
          <table:table-cell office:value-type="float" office:value="25.8109174278882" calcext:value-type="float">
            <text:p>25.810917427888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-290.972274570812" calcext:value-type="float">
            <text:p>-290.972274570812</text:p>
          </table:table-cell>
          <table:table-cell office:value-type="float" office:value="-285.428972318115" calcext:value-type="float">
            <text:p>-285.428972318115</text:p>
          </table:table-cell>
          <table:table-cell office:value-type="float" office:value="5.54330225269678" calcext:value-type="float">
            <text:p>5.54330225269678</text:p>
          </table:table-cell>
          <table:table-cell table:number-columns-repeated="99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3.553977635156" calcext:value-type="float">
            <text:p>193.553977635156</text:p>
          </table:table-cell>
          <table:table-cell office:value-type="float" office:value="201.524324324324" calcext:value-type="float">
            <text:p>201.524324324324</text:p>
          </table:table-cell>
          <table:table-cell office:value-type="float" office:value="7.97034668916842" calcext:value-type="float">
            <text:p>7.97034668916842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-366.308446914899" calcext:value-type="float">
            <text:p>-366.308446914899</text:p>
          </table:table-cell>
          <table:table-cell office:value-type="float" office:value="-360.510810810811" calcext:value-type="float">
            <text:p>-360.510810810811</text:p>
          </table:table-cell>
          <table:table-cell office:value-type="float" office:value="5.79763610408844" calcext:value-type="float">
            <text:p>5.79763610408844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996.84222817588" calcext:value-type="float">
            <text:p>996.84222817588</text:p>
          </table:table-cell>
          <table:table-cell office:value-type="float" office:value="1050.30967095801" calcext:value-type="float">
            <text:p>1050.30967095801</text:p>
          </table:table-cell>
          <table:table-cell office:value-type="float" office:value="53.46744278213" calcext:value-type="float">
            <text:p>53.46744278213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-291.441676977421" calcext:value-type="float">
            <text:p>-291.441676977421</text:p>
          </table:table-cell>
          <table:table-cell office:value-type="float" office:value="-292.999410229884" calcext:value-type="float">
            <text:p>-292.999410229884</text:p>
          </table:table-cell>
          <table:table-cell office:value-type="float" office:value="-1.55773325246275" calcext:value-type="float">
            <text:p>-1.55773325246275</text:p>
          </table:table-cell>
          <table:table-cell table:number-columns-repeated="99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8.940717006788" calcext:value-type="float">
            <text:p>178.940717006788</text:p>
          </table:table-cell>
          <table:table-cell office:value-type="float" office:value="180.167567567567" calcext:value-type="float">
            <text:p>180.167567567567</text:p>
          </table:table-cell>
          <table:table-cell office:value-type="float" office:value="1.22685056077898" calcext:value-type="float">
            <text:p>1.22685056077898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-377.157024748236" calcext:value-type="float">
            <text:p>-377.157024748236</text:p>
          </table:table-cell>
          <table:table-cell office:value-type="float" office:value="-388.986486486487" calcext:value-type="float">
            <text:p>-388.986486486487</text:p>
          </table:table-cell>
          <table:table-cell office:value-type="float" office:value="-11.8294617382514" calcext:value-type="float">
            <text:p>-11.8294617382514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001.25000455871" calcext:value-type="float">
            <text:p>1001.25000455871</text:p>
          </table:table-cell>
          <table:table-cell office:value-type="float" office:value="992.127919144575" calcext:value-type="float">
            <text:p>992.127919144575</text:p>
          </table:table-cell>
          <table:table-cell office:value-type="float" office:value="-9.12208541413577" calcext:value-type="float">
            <text:p>-9.12208541413577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-303.646139549268" calcext:value-type="float">
            <text:p>-303.646139549268</text:p>
          </table:table-cell>
          <table:table-cell office:value-type="float" office:value="-299.08900449755" calcext:value-type="float">
            <text:p>-299.08900449755</text:p>
          </table:table-cell>
          <table:table-cell office:value-type="float" office:value="4.55713505171849" calcext:value-type="float">
            <text:p>4.55713505171849</text:p>
          </table:table-cell>
          <table:table-cell table:number-columns-repeated="99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3.183977971371" calcext:value-type="float">
            <text:p>173.183977971371</text:p>
          </table:table-cell>
          <table:table-cell office:value-type="float" office:value="169.489189189188" calcext:value-type="float">
            <text:p>169.489189189188</text:p>
          </table:table-cell>
          <table:table-cell office:value-type="float" office:value="-3.69478878218248" calcext:value-type="float">
            <text:p>-3.69478878218248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-381.430706925004" calcext:value-type="float">
            <text:p>-381.430706925004</text:p>
          </table:table-cell>
          <table:table-cell office:value-type="float" office:value="-381.867567567568" calcext:value-type="float">
            <text:p>-381.867567567568</text:p>
          </table:table-cell>
          <table:table-cell office:value-type="float" office:value="-0.436860642563602" calcext:value-type="float">
            <text:p>-0.436860642563602</text:p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1004.13201219364" calcext:value-type="float">
            <text:p>1004.13201219364</text:p>
          </table:table-cell>
          <table:table-cell office:value-type="float" office:value="974.420429462225" calcext:value-type="float">
            <text:p>974.420429462225</text:p>
          </table:table-cell>
          <table:table-cell office:value-type="float" office:value="-29.7115827314135" calcext:value-type="float">
            <text:p>-29.7115827314135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-311.62598046163" calcext:value-type="float">
            <text:p>-311.62598046163</text:p>
          </table:table-cell>
          <table:table-cell office:value-type="float" office:value="-321.800318232855" calcext:value-type="float">
            <text:p>-321.800318232855</text:p>
          </table:table-cell>
          <table:table-cell office:value-type="float" office:value="-10.1743377712249" calcext:value-type="float">
            <text:p>-10.1743377712249</text:p>
          </table:table-cell>
          <table:table-cell table:number-columns-repeated="99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2.998978139478" calcext:value-type="float">
            <text:p>162.998978139478</text:p>
          </table:table-cell>
          <table:table-cell office:value-type="float" office:value="187.286486486486" calcext:value-type="float">
            <text:p>187.286486486486</text:p>
          </table:table-cell>
          <table:table-cell office:value-type="float" office:value="24.2875083470081" calcext:value-type="float">
            <text:p>24.2875083470081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-388.991836930057" calcext:value-type="float">
            <text:p>-388.991836930057</text:p>
          </table:table-cell>
          <table:table-cell office:value-type="float" office:value="-410.343243243243" calcext:value-type="float">
            <text:p>-410.343243243243</text:p>
          </table:table-cell>
          <table:table-cell office:value-type="float" office:value="-21.3514063131861" calcext:value-type="float">
            <text:p>-21.3514063131861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1007.35307955032" calcext:value-type="float">
            <text:p>1007.35307955032</text:p>
          </table:table-cell>
          <table:table-cell office:value-type="float" office:value="994.657560527768" calcext:value-type="float">
            <text:p>994.657560527768</text:p>
          </table:table-cell>
          <table:table-cell office:value-type="float" office:value="-12.6955190225544" calcext:value-type="float">
            <text:p>-12.6955190225544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-320.544626187211" calcext:value-type="float">
            <text:p>-320.544626187211</text:p>
          </table:table-cell>
          <table:table-cell office:value-type="float" office:value="-326.847276840701" calcext:value-type="float">
            <text:p>-326.847276840701</text:p>
          </table:table-cell>
          <table:table-cell office:value-type="float" office:value="-6.30265065349028" calcext:value-type="float">
            <text:p>-6.30265065349028</text:p>
          </table:table-cell>
          <table:table-cell table:number-columns-repeated="99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.028108705823" calcext:value-type="float">
            <text:p>155.028108705823</text:p>
          </table:table-cell>
          <table:table-cell office:value-type="float" office:value="137.454054054053" calcext:value-type="float">
            <text:p>137.454054054053</text:p>
          </table:table-cell>
          <table:table-cell office:value-type="float" office:value="-17.5740546517699" calcext:value-type="float">
            <text:p>-17.5740546517699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office:value-type="float" office:value="-394.909243020968" calcext:value-type="float">
            <text:p>-394.909243020968</text:p>
          </table:table-cell>
          <table:table-cell office:value-type="float" office:value="-374.748648648648" calcext:value-type="float">
            <text:p>-374.748648648648</text:p>
          </table:table-cell>
          <table:table-cell office:value-type="float" office:value="20.1605943723196" calcext:value-type="float">
            <text:p>20.1605943723196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1010.06555732437" calcext:value-type="float">
            <text:p>1010.06555732437</text:p>
          </table:table-cell>
          <table:table-cell office:value-type="float" office:value="1009.83540882693" calcext:value-type="float">
            <text:p>1009.83540882693</text:p>
          </table:table-cell>
          <table:table-cell office:value-type="float" office:value="-0.230148497442201" calcext:value-type="float">
            <text:p>-0.230148497442201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-328.055064692963" calcext:value-type="float">
            <text:p>-328.055064692963</text:p>
          </table:table-cell>
          <table:table-cell office:value-type="float" office:value="-319.276838928933" calcext:value-type="float">
            <text:p>-319.276838928933</text:p>
          </table:table-cell>
          <table:table-cell office:value-type="float" office:value="8.77822576402991" calcext:value-type="float">
            <text:p>8.77822576402991</text:p>
          </table:table-cell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4:38:01.507211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25:42.244950651</meta:creation-date>
    <dc:date>2022-09-15T14:38:24.559864357</dc:date>
    <meta:editing-duration>PT52M41S</meta:editing-duration>
    <meta:editing-cycles>6</meta:editing-cycles>
    <meta:generator>LibreOffice/6.4.7.2$Linux_X86_64 LibreOffice_project/40$Build-2</meta:generator>
    <meta:document-statistic meta:table-count="2" meta:cell-count="1398" meta:object-count="0"/>
  </office:meta>
</office:document-meta>
</file>